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ff99" draw:opacity="70%" draw:textarea-vertical-align="top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ffcccc" draw:opacity="70%" draw:textarea-vertical-align="top"/>
    </style:style>
    <style:style style:name="gr4" style:family="graphic" style:parent-style-name="standard">
      <style:graphic-properties svg:stroke-color="#000000" svg:stroke-opacity="100%" draw:fill-color="#ccffcc" draw:opacity="70%" draw:textarea-vertical-align="top"/>
    </style:style>
    <style:style style:name="gr5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6" style:family="graphic" style:parent-style-name="standard">
      <style:graphic-properties svg:stroke-color="#000000" svg:stroke-opacity="100%" draw:fill-color="#ff9900" draw:opacity="70%" draw:textarea-vertical-align="top"/>
    </style:style>
    <style:style style:name="gr7" style:family="graphic" style:parent-style-name="standard">
      <style:graphic-properties svg:stroke-color="#000000" svg:stroke-opacity="100%" draw:opacity="70%" draw:textarea-vertical-align="top"/>
    </style:style>
    <style:style style:name="gr8" style:family="graphic" style:parent-style-name="standard">
      <style:graphic-properties svg:stroke-color="#000000" svg:stroke-opacity="100%" draw:stroke-linejoin="miter" draw:fill-color="#ffcccc" draw:opacity="70%" draw:textarea-vertical-align="top"/>
    </style:style>
    <style:style style:name="gr9" style:family="graphic" style:parent-style-name="standard">
      <style:graphic-properties svg:stroke-color="#000000" svg:stroke-opacity="100%" draw:fill-color="#cccc99" draw:opacity="70%" draw:textarea-vertical-align="top"/>
    </style:style>
    <style:style style:name="gr10" style:family="graphic" style:parent-style-name="standard">
      <style:graphic-properties svg:stroke-color="#000000" svg:stroke-opacity="100%" draw:fill-color="#cc9900" draw:opacity="70%" draw:textarea-vertical-align="top"/>
    </style:style>
    <style:style style:name="gr11" style:family="graphic" style:parent-style-name="standard">
      <style:graphic-properties svg:stroke-color="#000000" svg:stroke-opacity="100%" draw:fill-color="#ccff66" draw:opacity="70%" draw:textarea-vertical-align="top"/>
    </style:style>
    <style:style style:name="gr1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13" style:family="graphic" style:parent-style-name="standard">
      <style:graphic-properties svg:stroke-color="#000000" svg:stroke-opacity="100%" draw:fill-color="#aecf00" draw:opacity="70%" draw:textarea-vertical-align="top"/>
    </style:style>
    <style:style style:name="gr14" style:family="graphic" style:parent-style-name="standard">
      <style:graphic-properties svg:stroke-color="#000000" svg:stroke-opacity="100%" draw:fill-color="#99ffff" draw:opacity="70%" draw:textarea-vertical-align="top"/>
    </style:style>
    <style:style style:name="gr15" style:family="graphic" style:parent-style-name="standard">
      <style:graphic-properties svg:stroke-color="#000000" svg:stroke-opacity="100%" draw:fill-color="#99ff99" draw:opacity="70%" draw:textarea-vertical-align="top"/>
    </style:style>
    <style:style style:name="gr16" style:family="graphic" style:parent-style-name="standard">
      <style:graphic-properties svg:stroke-color="#000000" svg:stroke-opacity="100%" draw:fill-color="#ffcc00" draw:opacity="70%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5.9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1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1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511cm"/>
    </style:style>
    <style:style style:name="gr24" style:family="graphic" style:parent-style-name="standard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Fine_20_Dashed" svg:stroke-color="#ff3333" draw:marker-end="Small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.523cm"/>
    </style:style>
    <style:style style:name="gr27" style:family="graphic" style:parent-style-name="standard">
      <style:graphic-properties svg:stroke-color="#000000" svg:stroke-opacity="100%" draw:opacity="70%" draw:textarea-vertical-align="middle" fo:padding-top="0.071cm" fo:padding-bottom="0.071cm" fo:padding-left="0.071cm" fo:padding-right="0.071cm"/>
    </style:style>
    <style:style style:name="gr2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svg:stroke-opacity="100%" draw:fill-color="#ccff66" draw:opacity="70%" draw:textarea-vertical-align="middle" fo:padding-top="0.071cm" fo:padding-bottom="0.071cm" fo:padding-left="0.071cm" fo:padding-right="0.071cm"/>
    </style:style>
    <style:style style:name="gr3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4.011cm"/>
    </style:style>
    <style:style style:name="gr3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8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84cm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fill="solid" draw:fill-color="#cfe7f5" draw:opacity="70%" draw:textarea-horizontal-align="justify" draw:textarea-vertical-align="middle" fo:padding-top="0.071cm" fo:padding-bottom="0.071cm" fo:padding-left="0.071cm" fo:padding-right="0.071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328cm"/>
    </style:style>
    <style:style style:name="gr39" style:family="graphic" style:parent-style-name="standard">
      <style:graphic-properties svg:stroke-color="#000000" draw:marker-start="Arrow_20_concave" draw:marker-end="Rounded_20_short_20_Arrow" svg:stroke-opacity="100%" draw:opacity="70%" draw:textarea-vertical-align="middle" fo:padding-top="0.071cm" fo:padding-bottom="0.071cm" fo:padding-left="0.071cm" fo:padding-right="0.071cm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solid" draw:stroke-dash="Ultrafine_20_Dashed" svg:stroke-color="#0000ff" draw:marker-start="" draw:marker-start-width="0.3cm" draw:marker-end="Arrow" draw:marker-end-width="0.3cm" draw:fill="none" draw:textarea-vertical-align="middle"/>
    </style:style>
    <style:style style:name="gr42" style:family="graphic" style:parent-style-name="objectwithoutfill">
      <style:graphic-properties draw:stroke="solid" draw:stroke-dash="Ultrafine_20_Dashed" svg:stroke-color="#ff3333" draw:marker-start="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5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127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dash" draw:stroke-dash="Ultrafine_20_Dashed" draw:fill="solid" draw:fill-color="#ccffcc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72cm"/>
    </style:style>
    <style:style style:name="gr48" style:family="graphic" style:parent-style-name="standard">
      <style:graphic-properties draw:stroke="dash" draw:stroke-dash="Ultrafine_20_Dashed" draw:fill="none" draw:textarea-vertical-align="middle"/>
    </style:style>
    <style:style style:name="gr49" style:family="graphic" style:parent-style-name="standard">
      <style:graphic-properties draw:stroke="none" draw:fill="none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2" style:family="graphic" style:parent-style-name="objectwithoutfill">
      <style:graphic-properties draw:marker-start="Arrow" draw:marker-end="Arrow" draw:fill="none" draw:textarea-vertical-align="middle"/>
    </style:style>
    <style:style style:name="gr53" style:family="graphic" style:parent-style-name="standard">
      <style:graphic-properties draw:stroke="dash" draw:stroke-dash="Ultrafine_20_Dashed" draw:fill="none" draw:fill-color="#cfe7f5" draw:textarea-vertical-align="middle"/>
    </style:style>
    <style:style style:name="gr54" style:family="graphic" style:parent-style-name="standard">
      <style:graphic-properties draw:stroke="none" draw:fill="none" fo:min-height="2.94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3.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379cm"/>
    </style:style>
    <style:style style:name="gr57" style:family="graphic" style:parent-style-name="objectwithoutfill">
      <style:graphic-properties draw:marker-start="Arrow" draw:marker-end="" draw:fill="none" draw:textarea-vertical-align="middle"/>
    </style:style>
    <style:style style:name="gr58" style:family="graphic" style:parent-style-name="objectwithoutfill">
      <style:graphic-properties draw:marker-start="" draw:marker-end="Arrow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2.588cm"/>
    </style:style>
    <style:style style:name="gr60" style:family="graphic" style:parent-style-name="standard">
      <style:graphic-properties draw:stroke="none" draw:fill="none" fo:min-height="0.738cm"/>
    </style:style>
    <style:style style:name="gr61" style:family="graphic" style:parent-style-name="standard">
      <style:graphic-properties draw:stroke="none" draw:fill="none" fo:min-height="2.137cm"/>
    </style:style>
    <style:style style:name="gr62" style:family="graphic" style:parent-style-name="standard">
      <style:graphic-properties draw:stroke="none" draw:fill="none" fo:min-height="0.714cm"/>
    </style:style>
    <style:style style:name="gr63" style:family="graphic" style:parent-style-name="objectwithoutfill">
      <style:graphic-properties draw:stroke="dash" draw:stroke-dash="_32__20_Dots_20_1_20_Dash" draw:marker-end="" draw:marker-end-width="0.3cm" draw:fill="none" draw:textarea-vertical-align="middle"/>
    </style:style>
    <style:style style:name="gr64" style:family="graphic" style:parent-style-name="standard">
      <style:graphic-properties svg:stroke-color="#000000" draw:fill-color="#000000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4.09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39.99cm"/>
    </style:style>
    <style:style style:name="gr67" style:family="graphic" style:parent-style-name="standard">
      <style:graphic-properties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3.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0.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cm"/>
    </style:style>
    <style:style style:name="gr7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2" style:family="graphic" style:parent-style-name="objectwithoutfill">
      <style:graphic-properties draw:stroke="dash" draw:stroke-dash="Fine_20_Dashed_20__28_var_29_" svg:stroke-color="#000000" draw:marker-end="" draw:marker-end-width="0.2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8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7.62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3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2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592cm"/>
    </style:style>
    <style:style style:name="gr79" style:family="graphic" style:parent-style-name="objectwithoutfill">
      <style:graphic-properties draw:marker-start="Double_20_Arrow" draw:marker-end="Double_20_Arrow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3cm" fo:min-width="5.88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8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3cm" fo:min-width="3.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9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6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55cm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0.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4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13cm"/>
    </style:style>
    <style:style style:name="gr94" style:family="graphic" style:parent-style-name="objectwithoutfill">
      <style:graphic-properties draw:stroke="dash" draw:stroke-dash="Fine_20_Dashed" svg:stroke-color="#000000" draw:marker-end="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3cm" fo:min-width="13.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89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39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19.28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1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9.28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26.84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76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2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2.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3.76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1.127cm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7.5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3333ff"/>
    </style:style>
    <style:style style:name="P7" style:family="paragraph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8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8pt"/>
    </style:style>
    <style:style style:name="P20" style:family="paragraph">
      <style:text-properties style:use-window-font-color="true" fo:font-size="18pt" fo:font-weight="bold" style:font-weight-asian="bold" style:font-weight-complex="bold"/>
    </style:style>
    <style:style style:name="P21" style:family="paragraph">
      <style:text-properties fo:color="#ff3333" fo:font-family="Arial" style:font-style-name="Italique" style:font-family-generic="swiss" style:font-pitch="variable" fo:font-size="18pt"/>
    </style:style>
    <style:style style:name="P22" style:family="paragraph">
      <style:text-properties fo:color="#c5000b" fo:font-family="Arial" style:font-style-name="Italique" style:font-family-generic="swiss" style:font-pitch="variable" fo:font-size="18pt"/>
    </style:style>
    <style:style style:name="P23" style:family="paragraph">
      <style:text-properties fo:color="#3333ff" fo:font-size="18pt"/>
    </style:style>
    <style:style style:name="P24" style:family="paragraph">
      <style:text-properties fo:color="#3333ff" fo:font-family="Arial" style:font-style-name="Italique" style:font-family-generic="swiss" style:font-pitch="variable" fo:font-size="18pt"/>
    </style:style>
    <style:style style:name="P25" style:family="paragraph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26" style:family="paragraph">
      <style:text-properties fo:color="#00ccff" fo:font-family="Arial" style:font-style-name="Italique" style:font-family-generic="swiss" style:font-pitch="variable" fo:font-size="18pt"/>
    </style:style>
    <style:style style:name="P27" style:family="paragraph">
      <style:text-properties fo:color="#000000" fo:font-family="Arial" style:font-style-name="Italique" style:font-family-generic="swiss" style:font-pitch="variable" fo:font-size="18pt"/>
    </style:style>
    <style:style style:name="P28" style:family="paragraph">
      <style:text-properties fo:color="#ff3333" fo:font-size="18pt"/>
    </style:style>
    <style:style style:name="P29" style:family="paragraph">
      <style:text-properties fo:color="#004586" fo:font-family="Arial" style:font-style-name="Italique" style:font-family-generic="swiss" style:font-pitch="variable" fo:font-size="18pt"/>
    </style:style>
    <style:style style:name="P30" style:family="paragraph">
      <style:text-properties fo:color="#579d1c" fo:font-family="Arial" style:font-style-name="Italique" style:font-family-generic="swiss" style:font-pitch="variable" fo:font-size="18pt"/>
    </style:style>
    <style:style style:name="P31" style:family="paragraph">
      <style:text-properties fo:color="#993366" fo:font-family="Arial" style:font-style-name="Italique" style:font-family-generic="swiss" style:font-pitch="variable" fo:font-size="18pt"/>
    </style:style>
    <style:style style:name="P32" style:family="paragraph">
      <style:text-properties fo:color="#000000" fo:font-size="18pt" fo:font-style="italic" style:font-style-asian="italic" style:font-style-complex="italic"/>
    </style:style>
    <style:style style:name="P33" style:family="paragraph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5000b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3333ff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33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5000b" fo:font-size="13pt" style:font-size-asian="13pt" style:font-size-complex="13pt"/>
    </style:style>
    <style:style style:name="T14" style:family="text">
      <style:text-properties fo:color="#c5000b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3333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19" style:family="text">
      <style:text-properties fo:color="#000000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0" style:family="text">
      <style:text-properties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21" style:family="text">
      <style:text-properties fo:color="#c5000b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2" style:family="text">
      <style:text-properties style:use-window-font-color="true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3" style:family="text">
      <style:text-properties fo:color="#c5000b"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4" style:family="text">
      <style:text-properties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5" style:family="text">
      <style:text-properties fo:color="#cc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3333ff" fo:font-size="13pt" style:font-size-asian="13pt" style:font-size-complex="13pt"/>
    </style:style>
    <style:style style:name="T27" style:family="text">
      <style:text-properties fo:color="#ff333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3333ff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3333" fo:font-size="16pt" style:font-size-asian="16pt" style:font-size-complex="16pt"/>
    </style:style>
    <style:style style:name="T31" style:family="text">
      <style:text-properties fo:color="#3333ff" fo:font-size="16pt" style:font-size-asian="16pt" style:font-size-complex="16pt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5pt" fo:font-style="italic" style:font-size-asian="15pt" style:font-style-asian="italic" style:font-size-complex="15pt" style:font-style-complex="italic"/>
    </style:style>
    <style:style style:name="T36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12pt" fo:font-style="italic" style:font-size-asian="12pt" style:font-style-asian="italic" style:font-size-complex="12pt" style:font-style-complex="italic"/>
    </style:style>
    <style:style style:name="T40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42" style:family="text">
      <style:text-properties fo:font-size="18pt"/>
    </style:style>
    <style:style style:name="T43" style:family="text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style:use-window-font-color="true" fo:font-size="18pt" fo:font-weight="bold" style:font-weight-asian="bold" style:font-weight-complex="bold"/>
    </style:style>
    <style:style style:name="T46" style:family="text">
      <style:text-properties style:use-window-font-color="true" fo:font-size="18pt" fo:font-weight="normal" style:font-weight-asian="normal" style:font-weight-complex="normal"/>
    </style:style>
    <style:style style:name="T47" style:family="text">
      <style:text-properties fo:color="#c5000b" fo:font-family="Arial" style:font-style-name="Italique" style:font-family-generic="swiss" style:font-pitch="variable" fo:font-size="18pt"/>
    </style:style>
    <style:style style:name="T48" style:family="text">
      <style:text-properties fo:color="#c5000b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9" style:family="text">
      <style:text-properties fo:color="#004586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0" style:family="text">
      <style:text-properties fo:color="#c5000b" fo:font-size="18pt"/>
    </style:style>
    <style:style style:name="T51" style:family="text">
      <style:text-properties fo:color="#579d1c" fo:font-size="18pt"/>
    </style:style>
    <style:style style:name="T52" style:family="text">
      <style:text-properties fo:color="#004586" fo:font-family="Arial" style:font-style-name="Italique" style:font-family-generic="swiss" style:font-pitch="variable" fo:font-size="18pt"/>
    </style:style>
    <style:style style:name="T53" style:family="text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4" style:family="text">
      <style:text-properties fo:color="#c5000b" fo:font-family="Arial" style:font-family-generic="roman" style:font-pitch="variable" fo:font-size="14pt" fo:font-style="normal" style:letter-kerning="true" style:font-family-asian="'Microsoft YaHei'" style:font-family-generic-asian="system" style:font-pitch-asian="variable" style:font-size-asian="14pt" style:font-style-asian="normal" style:font-family-complex="'Lucida Sans'" style:font-family-generic-complex="system" style:font-pitch-complex="variable" style:font-size-complex="14pt" style:font-style-complex="normal"/>
    </style:style>
    <style:style style:name="T55" style:family="text">
      <style:text-properties fo:color="#000000" fo:font-family="Arial" style:font-style-name="Italique" style:font-family-generic="swiss" style:font-pitch="variable" fo:font-size="18pt"/>
    </style:style>
    <style:style style:name="T56" style:family="text">
      <style:text-properties fo:color="#000000" fo:font-size="18pt"/>
    </style:style>
    <style:style style:name="T57" style:family="text">
      <style:text-properties fo:color="#004586" fo:font-size="18pt"/>
    </style:style>
    <style:style style:name="T58" style:family="text">
      <style:text-properties fo:color="#ff3333" fo:font-size="18pt"/>
    </style:style>
    <style:style style:name="T59" style:family="text">
      <style:text-properties fo:color="#579d1c" fo:font-family="Arial" style:font-style-name="Italique" style:font-family-generic="swiss" style:font-pitch="variable" fo:font-size="18pt"/>
    </style:style>
    <style:style style:name="T60" style:family="text">
      <style:text-properties fo:color="#993366" fo:font-size="18pt"/>
    </style:style>
    <style:style style:name="T61" style:family="text">
      <style:text-properties fo:color="#993366" fo:font-family="Arial" style:font-style-name="Italique" style:font-family-generic="swiss" style:font-pitch="variable" fo:font-size="18pt"/>
    </style:style>
    <style:style style:name="T62" style:family="text">
      <style:text-properties fo:color="#000000" fo:font-size="18pt" fo:font-style="italic" style:font-style-asian="italic" style:font-style-complex="italic"/>
    </style:style>
    <style:style style:name="T63" style:family="text">
      <style:text-properties fo:color="#000000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4" style:family="text">
      <style:text-properties fo:color="#579d1c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5" style:family="text">
      <style:text-properties fo:color="#000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6" style:family="text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5cm" svg:height="2cm" svg:x="10.7cm" svg:y="24.7cm">
          <text:p text:style-name="P1"><text:span text:style-name="T1">Division</text:span></text:p>
          <text:p text:style-name="P1"><text:span text:style-name="T2">{ DivisionID }</text:span></text:p>
        </draw:rect>
        <draw:connector draw:style-name="gr2" draw:text-style-name="P3" draw:layer="layout" draw:type="line" svg:x1="20.7cm" svg:y1="25.25cm" svg:x2="15.7cm" svg:y2="25.7cm" draw:start-shape="id1" draw:start-glue-point="3" draw:end-shape="id2" draw:end-glue-point="1" svg:d="M20700 25250l-5000 450">
          <text:p/>
        </draw:connector>
        <draw:rect draw:style-name="gr1" draw:text-style-name="P2" xml:id="id1" draw:id="id1" draw:layer="layout" svg:width="5.2cm" svg:height="2.3cm" svg:x="20.7cm" svg:y="24.1cm">
          <text:p text:style-name="P1"><text:span text:style-name="T1">DivisionInput</text:span></text:p>
          <text:p text:style-name="P1"><text:span text:style-name="T3">DivisionID</text:span></text:p>
          <text:p text:style-name="P1"><text:span text:style-name="T4">SwitchID</text:span></text:p>
          <text:p text:style-name="P1"><text:span text:style-name="T5">NormalMIDINoteNumber</text:span></text:p>
        </draw:rect>
        <draw:rect draw:style-name="gr3" draw:text-style-name="P2" xml:id="id3" draw:id="id3" draw:layer="layout" svg:width="7.2cm" svg:height="3.4cm" svg:x="32.8cm" svg:y="21.3cm">
          <draw:glue-point draw:id="4" svg:x="1.805cm" svg:y="-5cm"/>
          <text:p text:style-name="P1"><text:span text:style-name="T1">Switch</text:span></text:p>
          <text:p text:style-name="P1"><text:span text:style-name="T2">{ SwitchID }</text:span></text:p>
          <text:p text:style-name="P1"><text:span text:style-name="T6">Latching</text:span></text:p>
          <text:p text:style-name="P1"><text:span text:style-name="T6">Clickable</text:span></text:p>
          <text:p text:style-name="P1"><text:span text:style-name="T7">Disp_ImageSetInstanceID</text:span></text:p>
          <text:p text:style-name="P1"><text:span text:style-name="T8">Disp_ImageSetIndex...</text:span></text:p>
        </draw:rect>
        <draw:connector draw:style-name="gr2" draw:text-style-name="P3" draw:layer="layout" draw:type="line" svg:x1="25.9cm" svg:y1="25.25cm" svg:x2="32.8cm" svg:y2="23cm" draw:start-shape="id1" draw:start-glue-point="1" draw:end-shape="id3" draw:end-glue-point="3" svg:d="M25900 25250l6900-2250">
          <text:p/>
        </draw:connector>
        <draw:rect draw:style-name="gr4" draw:text-style-name="P2" xml:id="id4" draw:id="id4" draw:layer="layout" svg:width="6.3cm" svg:height="4.534cm" svg:x="33.4cm" svg:y="9.1cm">
          <text:p text:style-name="P1"><text:span text:style-name="T1">ImageSetInstance</text:span></text:p>
          <text:p text:style-name="P1"><text:span text:style-name="T2">{ ImageSetInstanceID }</text:span></text:p>
          <text:p text:style-name="P1"><text:span text:style-name="T4">DisplayPageID</text:span></text:p>
          <text:p text:style-name="P1"><text:span text:style-name="T7">ImageSetID</text:span></text:p>
          <text:p text:style-name="P1"><text:span text:style-name="T6">LeftXPosPixels</text:span></text:p>
          <text:p text:style-name="P1"><text:span text:style-name="T6">TopYPosPixels</text:span></text:p>
          <text:p text:style-name="P1"><text:span text:style-name="T6">AlternateScreenLayout...</text:span></text:p>
          <text:p text:style-name="P1"><text:span text:style-name="T8">DefaultImageIndexWithinSet</text:span></text:p>
        </draw:rect>
        <draw:connector draw:style-name="gr5" draw:text-style-name="P3" draw:layer="layout" draw:type="line" svg:x1="36.4cm" svg:y1="21.3cm" svg:x2="36.55cm" svg:y2="13.634cm" draw:start-shape="id3" draw:start-glue-point="0" draw:end-shape="id4" draw:end-glue-point="2" svg:d="M36400 21300l150-7666">
          <text:p/>
        </draw:connector>
        <draw:connector draw:style-name="gr5" draw:text-style-name="P3" draw:layer="layout" draw:type="line" svg:x1="39.7cm" svg:y1="11.367cm" svg:x2="41.8cm" svg:y2="11.617cm" draw:start-shape="id4" draw:end-shape="id5" draw:end-glue-point="3" svg:d="M39700 11367l2100 250">
          <text:p/>
        </draw:connector>
        <draw:rect draw:style-name="gr4" draw:text-style-name="P2" xml:id="id5" draw:id="id5" draw:layer="layout" svg:width="5.947cm" svg:height="4.034cm" svg:x="41.8cm" svg:y="9.6cm">
          <text:p text:style-name="P1"><text:span text:style-name="T1">ImageSet</text:span></text:p>
          <text:p text:style-name="P1"><text:span text:style-name="T2">{ ImageSetID }</text:span></text:p>
          <text:p text:style-name="P1"><text:span text:style-name="T3">InstallationPackageID</text:span></text:p>
          <text:p text:style-name="P1"><text:span text:style-name="T9">ImageWidthPixels</text:span></text:p>
          <text:p text:style-name="P1"><text:span text:style-name="T9">ImageHeightPixels</text:span></text:p>
          <text:p text:style-name="P1"><text:span text:style-name="T9">ClickableArea...</text:span></text:p>
          <text:p text:style-name="P1"><text:span text:style-name="T9">TransparencyMaskFilename</text:span></text:p>
        </draw:rect>
        <draw:rect draw:style-name="gr4" draw:text-style-name="P2" xml:id="id23" draw:id="id23" draw:layer="layout" svg:width="4.7cm" svg:height="2.566cm" svg:x="49.7cm" svg:y="10.734cm">
          <text:p text:style-name="P1"><text:span text:style-name="T1">ImageSetElement</text:span></text:p>
          <text:p text:style-name="P1"><text:span text:style-name="T3">ImageSetID</text:span></text:p>
          <text:p text:style-name="P1"><text:span text:style-name="T9">ImageIndexWithinSet</text:span></text:p>
          <text:p text:style-name="P1"><text:span text:style-name="T9">BitmapFilename</text:span></text:p>
        </draw:rect>
        <draw:rect draw:style-name="gr6" draw:text-style-name="P2" xml:id="id6" draw:id="id6" draw:layer="layout" svg:width="7.1cm" svg:height="2.1cm" svg:x="24.7cm" svg:y="7.5cm">
          <text:p text:style-name="P1"><text:span text:style-name="T1">DisplayPage</text:span></text:p>
          <text:p text:style-name="P1"><text:span text:style-name="T2">{ PageID }</text:span></text:p>
          <text:p text:style-name="P1"><text:span text:style-name="T2">AlternateConsoleScreenLayout...</text:span></text:p>
        </draw:rect>
        <draw:connector draw:style-name="gr2" draw:text-style-name="P3" draw:layer="layout" draw:type="line" svg:x1="33.4cm" svg:y1="11.367cm" svg:x2="28.25cm" svg:y2="9.6cm" draw:start-shape="id4" draw:start-glue-point="3" draw:end-shape="id6" draw:end-glue-point="2" svg:d="M33400 11367l-5150-1767">
          <text:p/>
        </draw:connector>
        <draw:rect draw:style-name="gr7" draw:text-style-name="P2" xml:id="id27" draw:id="id27" draw:layer="layout" svg:width="9.2cm" svg:height="5.5cm" svg:x="11.4cm" svg:y="4.1cm">
          <text:p text:style-name="P1"><text:span text:style-name="T1">_General</text:span></text:p>
          <text:p text:style-name="P1"><text:span text:style-name="T2">{ Sys_ObjectID }</text:span></text:p>
          <text:p text:style-name="P1"><text:span text:style-name="T2">Identification_UniqueOrganID</text:span></text:p>
          <text:p text:style-name="P1"><text:span text:style-name="T7">OrganInfo_InstallationPackageID</text:span></text:p>
          <text:p text:style-name="P1"><text:span text:style-name="T6">OrganInfo_...</text:span></text:p>
          <text:p text:style-name="P1"><text:span text:style-name="T6">Display_ConsoleScreenWidth...</text:span></text:p>
          <text:p text:style-name="P1"><text:span text:style-name="T6">Display_ConsoleScreenHeight...</text:span></text:p>
          <text:p text:style-name="P1"><text:span text:style-name="T7">SpecialObjects_DefaultDisplayPageID</text:span></text:p>
          <text:p text:style-name="P1"><text:span text:style-name="T7">SpecialObjects_MasterCaptureSwitchID</text:span></text:p>
          <text:p text:style-name="P1"><text:span text:style-name="T8">Display_AlternateConsoleScreenLayout...</text:span></text:p>
          <text:p text:style-name="P1"><text:span text:style-name="T6"/></text:p>
        </draw:rect>
        <draw:rect draw:style-name="gr8" draw:text-style-name="P2" xml:id="id7" draw:id="id7" draw:layer="layout" svg:width="8.4cm" svg:height="1.8cm" svg:x="41.047cm" svg:y="20.159cm">
          <text:p text:style-name="P1"><text:span text:style-name="T1">SwitchExclusiveSelectGroupElement</text:span></text:p>
          <text:p text:style-name="P1"><text:span text:style-name="T3">GroupID</text:span></text:p>
          <text:p text:style-name="P1"><text:span text:style-name="T4">SwitchID</text:span></text:p>
        </draw:rect>
        <draw:connector draw:style-name="gr2" draw:text-style-name="P3" draw:layer="layout" draw:type="line" svg:x1="41.047cm" svg:y1="21.059cm" svg:x2="40cm" svg:y2="23cm" draw:start-shape="id7" draw:start-glue-point="3" draw:end-shape="id3" draw:end-glue-point="1" svg:d="M41047 21059l-1047 1941">
          <text:p/>
        </draw:connector>
        <draw:rect draw:style-name="gr3" draw:text-style-name="P2" xml:id="id8" draw:id="id8" draw:layer="layout" svg:width="6.6cm" svg:height="1.8cm" svg:x="41.9cm" svg:y="17cm">
          <text:p text:style-name="P1"><text:span text:style-name="T1">SwitchExclusiveSelectGroup</text:span></text:p>
          <text:p text:style-name="P1"><text:span text:style-name="T2">{ GroupID }</text:span></text:p>
        </draw:rect>
        <draw:connector draw:style-name="gr2" draw:text-style-name="P3" draw:layer="layout" draw:type="line" svg:x1="45.247cm" svg:y1="20.159cm" svg:x2="45.2cm" svg:y2="18.8cm" draw:start-shape="id7" draw:start-glue-point="0" draw:end-shape="id8" draw:end-glue-point="2" svg:d="M45247 20159l-47-1359">
          <text:p/>
        </draw:connector>
        <draw:rect draw:style-name="gr3" draw:text-style-name="P2" xml:id="id40" draw:id="id40" draw:layer="layout" svg:width="4.3cm" svg:height="2.4cm" svg:x="36.9cm" svg:y="16.8cm">
          <draw:glue-point draw:id="4" svg:x="2.209cm" svg:y="5cm"/>
          <text:p text:style-name="P1"><text:span text:style-name="T1">SwitchLinkage</text:span></text:p>
          <text:p text:style-name="P1"><text:span text:style-name="T3">ConditionSwitchID</text:span></text:p>
          <text:p text:style-name="P1"><text:span text:style-name="T3">SourceSwitchID</text:span></text:p>
          <text:p text:style-name="P1"><text:span text:style-name="T10">DestSwitchID</text:span></text:p>
          <text:p text:style-name="P1"><text:span text:style-name="T11"/></text:p>
        </draw:rect>
        <draw:rect draw:style-name="gr7" draw:text-style-name="P2" xml:id="id9" draw:id="id9" draw:layer="layout" svg:width="5.4cm" svg:height="3.4cm" svg:x="22.6cm" svg:y="29.6cm">
          <text:p text:style-name="P1"><text:span text:style-name="T1">Combination</text:span></text:p>
          <text:p text:style-name="P1"><text:span text:style-name="T2">{ CombinaisonID }</text:span></text:p>
          <text:p text:style-name="P1"><text:span text:style-name="T4">ActivatingSwitchID</text:span></text:p>
          <text:p text:style-name="P1"><text:span text:style-name="T6">CombinationTypeCode</text:span></text:p>
        </draw:rect>
        <draw:connector draw:style-name="gr2" draw:text-style-name="P3" draw:layer="layout" draw:type="line" svg:x1="25.3cm" svg:y1="29.6cm" svg:x2="36.4cm" svg:y2="24.7cm" draw:start-shape="id9" draw:start-glue-point="0" draw:end-shape="id3" draw:end-glue-point="2" svg:d="M25300 29600l11100-4900">
          <text:p/>
        </draw:connector>
        <draw:rect draw:style-name="gr7" draw:text-style-name="P2" xml:id="id10" draw:id="id10" draw:layer="layout" svg:width="5.7cm" svg:height="3.4cm" svg:x="29.8cm" svg:y="28.9cm">
          <text:p text:style-name="P1"><text:span text:style-name="T1">CombinationElement</text:span></text:p>
          <text:p text:style-name="P1"><text:span text:style-name="T2">{ CombinationElementID }</text:span></text:p>
          <text:p text:style-name="P1"><text:span text:style-name="T4">CombinationID</text:span></text:p>
          <text:p text:style-name="P1"><text:span text:style-name="T7">ControlledSwitchID</text:span></text:p>
          <text:p text:style-name="P1"><text:span text:style-name="T7">CapturedSwitchID</text:span></text:p>
          <text:p text:style-name="P1"><text:span text:style-name="T7">MemorySwitchID</text:span></text:p>
        </draw:rect>
        <draw:connector draw:style-name="gr5" draw:text-style-name="P3" draw:layer="layout" draw:type="line" svg:x1="32.65cm" svg:y1="28.9cm" svg:x2="36.4cm" svg:y2="24.7cm" draw:start-shape="id10" draw:start-glue-point="0" draw:end-shape="id3" draw:end-glue-point="2" svg:d="M32650 28900l3750-4200">
          <text:p/>
        </draw:connector>
        <draw:connector draw:style-name="gr2" draw:text-style-name="P3" draw:layer="layout" draw:type="line" svg:x1="29.8cm" svg:y1="30.6cm" svg:x2="28cm" svg:y2="31.3cm" draw:start-shape="id10" draw:start-glue-point="3" draw:end-shape="id9" draw:end-glue-point="1" svg:d="M29800 30600l-1800 700">
          <text:p/>
        </draw:connector>
        <draw:rect draw:style-name="gr9" draw:text-style-name="P2" xml:id="id11" draw:id="id11" draw:layer="layout" svg:width="5.1cm" svg:height="2.8cm" svg:x="52.1cm" svg:y="18.1cm">
          <draw:glue-point draw:id="4" svg:x="-5cm" svg:y="3.214cm"/>
          <draw:glue-point draw:id="5" svg:x="5cm" svg:y="2.857cm"/>
          <text:p text:style-name="P1"><text:span text:style-name="T1">ContinuousControl</text:span></text:p>
          <text:p text:style-name="P1"><text:span text:style-name="T2">{ ControlID }</text:span></text:p>
          <text:p text:style-name="P1"><text:span text:style-name="T10">ImageSetInstanceID</text:span></text:p>
          <text:p text:style-name="P1"><text:span text:style-name="T9">Clickable</text:span></text:p>
          <text:p text:style-name="P1"><text:span text:style-name="T11"/></text:p>
        </draw:rect>
        <draw:connector draw:style-name="gr5" draw:text-style-name="P3" draw:layer="layout" draw:type="line" svg:x1="54.65cm" svg:y1="18.1cm" svg:x2="36.55cm" svg:y2="13.634cm" draw:start-shape="id11" draw:start-glue-point="0" draw:end-shape="id4" draw:end-glue-point="2" svg:d="M54650 18100l-18100-4466">
          <text:p/>
        </draw:connector>
        <draw:rect draw:style-name="gr9" draw:text-style-name="P2" xml:id="id41" draw:id="id41" draw:layer="layout" svg:width="7.6cm" svg:height="2.8cm" svg:x="58.9cm" svg:y="18.4cm">
          <draw:glue-point draw:id="4" svg:x="-5cm" svg:y="2.857cm"/>
          <text:p text:style-name="P1"><text:span text:style-name="T1">ContinuousControlDoubleLinkage</text:span></text:p>
          <text:p text:style-name="P1"><text:span text:style-name="T3">FirstSourceControl_ID</text:span></text:p>
          <text:p text:style-name="P1"><text:span text:style-name="T3">SecondSourceControl_ID</text:span></text:p>
          <text:p text:style-name="P1"><text:span text:style-name="T10">DestControl_ID</text:span></text:p>
          <text:p text:style-name="P1"><text:span text:style-name="T11"/></text:p>
        </draw:rect>
        <draw:rect draw:style-name="gr9" draw:text-style-name="P2" xml:id="id12" draw:id="id12" draw:layer="layout" svg:width="7.8cm" svg:height="1.8cm" svg:x="49.7cm" svg:y="14.3cm">
          <text:p text:style-name="P1"><text:span text:style-name="T1">ContinuousControlImageSetStage</text:span></text:p>
          <text:p text:style-name="P1"><text:span text:style-name="T10">ImageSetID</text:span></text:p>
          <text:p text:style-name="P1"><text:span text:style-name="T12">ImageSetIndex</text:span></text:p>
          <text:p text:style-name="P1"><text:span text:style-name="T11"/></text:p>
        </draw:rect>
        <draw:connector draw:style-name="gr2" draw:text-style-name="P3" draw:layer="layout" draw:type="line" svg:x1="49.7cm" svg:y1="15.2cm" svg:x2="44.773cm" svg:y2="13.634cm" draw:start-shape="id12" draw:start-glue-point="3" draw:end-shape="id5" draw:end-glue-point="2" svg:d="M49700 15200l-4927-1566">
          <text:p/>
        </draw:connector>
        <draw:rect draw:style-name="gr9" draw:text-style-name="P2" xml:id="id13" draw:id="id13" draw:layer="layout" svg:width="6.8cm" svg:height="2.8cm" svg:x="42.2cm" svg:y="22.7cm">
          <draw:glue-point draw:id="4" svg:x="5cm" svg:y="2.857cm"/>
          <text:p text:style-name="P1"><text:span text:style-name="T1">ContinuousControlLinkage</text:span></text:p>
          <text:p text:style-name="P1"><text:span text:style-name="T3">SourceControlID</text:span></text:p>
          <text:p text:style-name="P1"><text:span text:style-name="T10">DestControlID</text:span></text:p>
          <text:p text:style-name="P1"><text:span text:style-name="T3">ConditionSwitchID</text:span></text:p>
          <text:p text:style-name="P1"><text:span text:style-name="T9">LinkTypeCode</text:span></text:p>
          <text:p text:style-name="P1"><text:span text:style-name="T11"/></text:p>
        </draw:rect>
        <draw:connector draw:style-name="gr2" draw:text-style-name="P3" draw:layer="layout" draw:type="line" svg:x1="49cm" svg:y1="24.1cm" svg:x2="52.1cm" svg:y2="19.5cm" draw:start-shape="id13" draw:start-glue-point="1" draw:end-shape="id11" draw:end-glue-point="3" svg:d="M49000 24100l3100-4600">
          <text:p/>
        </draw:connector>
        <draw:connector draw:style-name="gr2" draw:text-style-name="P3" draw:layer="layout" draw:type="line" svg:x1="42.2cm" svg:y1="24.1cm" svg:x2="40cm" svg:y2="23cm" draw:start-shape="id13" draw:start-glue-point="3" draw:end-shape="id3" draw:end-glue-point="1" svg:d="M42200 24100l-2200-1100">
          <text:p/>
        </draw:connector>
        <draw:rect draw:style-name="gr9" draw:text-style-name="P2" xml:id="id14" draw:id="id14" draw:layer="layout" svg:width="7.2cm" svg:height="2.1cm" svg:x="42.1cm" svg:y="26cm">
          <text:p text:style-name="P1"><text:span text:style-name="T1">ContinuousControlStageSwitch</text:span></text:p>
          <text:p text:style-name="P1"><text:span text:style-name="T13">ContinuousControlID</text:span></text:p>
          <text:p text:style-name="P1"><text:span text:style-name="T10">ControlledSwitchID</text:span></text:p>
        </draw:rect>
        <draw:connector draw:style-name="gr2" draw:text-style-name="P3" draw:layer="layout" draw:type="line" svg:x1="49.3cm" svg:y1="27.05cm" svg:x2="54.65cm" svg:y2="20.9cm" draw:start-shape="id14" draw:start-glue-point="1" draw:end-shape="id11" draw:end-glue-point="2" svg:d="M49300 27050l5350-6150">
          <text:p/>
        </draw:connector>
        <draw:connector draw:style-name="gr5" draw:text-style-name="P3" draw:layer="layout" draw:type="line" svg:x1="42.1cm" svg:y1="27.05cm" svg:x2="40cm" svg:y2="23cm" draw:start-shape="id14" draw:end-shape="id3" draw:end-glue-point="1" svg:d="M42100 27050l-2100-4050">
          <text:p/>
        </draw:connector>
        <draw:rect draw:style-name="gr10" draw:text-style-name="P2" xml:id="id16" draw:id="id16" draw:layer="layout" svg:width="7.9cm" svg:height="2cm" svg:x="57.9cm" svg:y="24cm">
          <text:p text:style-name="P1"><text:span text:style-name="T1">Enclosure</text:span></text:p>
          <text:p text:style-name="P1"><text:span text:style-name="T2">{ EnclosureID }</text:span></text:p>
          <text:p text:style-name="P1"><text:span text:style-name="T3">ShutterPositionContinuousControlID</text:span></text:p>
        </draw:rect>
        <draw:rect draw:style-name="gr10" draw:text-style-name="P2" xml:id="id15" draw:id="id15" draw:layer="layout" svg:width="5.2cm" svg:height="1.9cm" svg:x="59.3cm" svg:y="27.6cm">
          <text:p text:style-name="P1"><text:span text:style-name="T1">EnclosurePipe</text:span></text:p>
          <text:p text:style-name="P1"><text:span text:style-name="T3">EnclosureID</text:span></text:p>
          <text:p text:style-name="P1"><text:span text:style-name="T10">PipeID</text:span></text:p>
        </draw:rect>
        <draw:connector draw:style-name="gr2" draw:text-style-name="P3" draw:layer="layout" draw:type="line" svg:x1="61.9cm" svg:y1="27.6cm" svg:x2="61.85cm" svg:y2="26cm" draw:start-shape="id15" draw:end-shape="id16" svg:d="M61900 27600l-50-1600">
          <text:p/>
        </draw:connector>
        <draw:connector draw:style-name="gr2" draw:text-style-name="P3" draw:layer="layout" draw:type="line" svg:x1="40.75cm" svg:y1="46.7cm" svg:x2="36.05cm" svg:y2="44.9cm" draw:start-shape="id17" draw:start-glue-point="0" draw:end-shape="id18" draw:end-glue-point="2" svg:d="M40750 46700l-4700-1800">
          <text:p/>
        </draw:connector>
        <draw:rect draw:style-name="gr11" draw:text-style-name="P2" xml:id="id19" draw:id="id19" draw:layer="layout" svg:width="5cm" svg:height="4.5cm" svg:x="15.7cm" svg:y="18.9cm">
          <draw:glue-point draw:id="4" svg:x="-1.6cm" svg:y="-5cm"/>
          <text:p text:style-name="P1"><text:span text:style-name="T1">KeyAction</text:span></text:p>
          <text:p text:style-name="P1"><text:span text:style-name="T14">SourceKeyboardID</text:span></text:p>
          <text:p text:style-name="P1"><text:span text:style-name="T15">DestKeyboardID</text:span></text:p>
          <text:p text:style-name="P1"><text:span text:style-name="T15">DestDivisionID</text:span></text:p>
          <text:p text:style-name="P1"><text:span text:style-name="T14">ConditionSwitchID</text:span></text:p>
          <text:p text:style-name="P1"><text:span text:style-name="T16">ActionTypeCode</text:span></text:p>
          <text:p text:style-name="P1"><text:span text:style-name="T16">ActionEffectCode</text:span></text:p>
          <text:p text:style-name="P1"><text:span text:style-name="T16">NumberOfKeys</text:span></text:p>
        </draw:rect>
        <draw:rect draw:style-name="gr11" draw:text-style-name="P2" xml:id="id21" draw:id="id21" draw:layer="layout" svg:width="8.1cm" svg:height="4.9cm" svg:x="12.9cm" svg:y="10.6cm">
          <draw:glue-point draw:id="4" svg:x="-1.349cm" svg:y="5cm" draw:escape-direction="up"/>
          <text:p text:style-name="P1"><text:span text:style-name="T1">Keyboard</text:span></text:p>
          <text:p text:style-name="P1"><text:span text:style-name="T2">{ KeyboardID }</text:span></text:p>
          <text:p text:style-name="P1"><text:span text:style-name="T3">KeyGen_DisplayPageID</text:span></text:p>
          <text:p text:style-name="P1"><text:span text:style-name="T10">KeyGen_KeyImageSetID</text:span></text:p>
          <text:p text:style-name="P1"><text:span text:style-name="T9">KeyGen_GenerateKeysAuto</text:span></text:p>
          <text:p text:style-name="P1"><text:span text:style-name="T9">KeyGen_NumberOfKeys</text:span></text:p>
          <text:p text:style-name="P1"><text:span text:style-name="T9">KeyGen_LeftXPos</text:span></text:p>
          <text:p text:style-name="P1"><text:span text:style-name="T9">KeyGen_TopYPos</text:span></text:p>
          <text:p text:style-name="P1"><text:span text:style-name="T9">KeyGen_AlternateScreenLayout...</text:span></text:p>
        </draw:rect>
        <draw:connector draw:style-name="gr12" draw:text-style-name="P3" draw:layer="layout" draw:type="line" svg:x1="18.2cm" svg:y1="23.4cm" svg:x2="13.2cm" svg:y2="24.7cm" draw:start-shape="id19" draw:start-glue-point="2" draw:end-shape="id2" draw:end-glue-point="0" svg:d="M18200 23400l-5000 1300">
          <text:p/>
        </draw:connector>
        <draw:connector draw:style-name="gr2" draw:text-style-name="P3" draw:layer="layout" draw:type="line" svg:x1="20.7cm" svg:y1="21.15cm" svg:x2="32.8cm" svg:y2="23cm" draw:start-shape="id19" draw:start-glue-point="1" draw:end-shape="id3" draw:end-glue-point="3" svg:d="M20700 21150l12100 1850">
          <text:p/>
        </draw:connector>
        <draw:rect draw:style-name="gr11" draw:text-style-name="P2" xml:id="id20" draw:id="id20" draw:layer="layout" svg:width="5.2cm" svg:height="2.4cm" svg:x="22.8cm" svg:y="18.5cm">
          <text:p text:style-name="P1"><text:span text:style-name="T1">KeyboardKey</text:span></text:p>
          <text:p text:style-name="P1"><text:span text:style-name="T14">KeyboardID</text:span></text:p>
          <text:p text:style-name="P1"><text:span text:style-name="T14">SwitchID</text:span></text:p>
          <text:p text:style-name="P1"><text:span text:style-name="T17">NormalMIDINoteNumber</text:span></text:p>
        </draw:rect>
        <draw:connector draw:style-name="gr2" draw:text-style-name="P3" draw:layer="layout" draw:type="line" svg:x1="28cm" svg:y1="19.7cm" svg:x2="32.8cm" svg:y2="23cm" draw:start-shape="id20" draw:end-shape="id3" draw:end-glue-point="3" svg:d="M28000 19700l4800 3300">
          <text:p/>
        </draw:connector>
        <draw:connector draw:style-name="gr2" draw:text-style-name="P3" draw:layer="layout" draw:type="line" svg:x1="22.8cm" svg:y1="19.7cm" svg:x2="16.95cm" svg:y2="15.5cm" draw:start-shape="id20" draw:start-glue-point="3" draw:end-shape="id21" draw:end-glue-point="2" svg:d="M22800 19700l-5850-4200">
          <text:p/>
        </draw:connector>
        <draw:rect draw:style-name="gr11" draw:text-style-name="P2" xml:id="id22" draw:id="id22" draw:layer="layout" svg:width="6.9cm" svg:height="3cm" svg:x="22.1cm" svg:y="14.8cm">
          <text:p text:style-name="P1"><text:span text:style-name="T1">KeyImageSet</text:span></text:p>
          <text:p text:style-name="P1"><text:span text:style-name="T2">{ KeyImageSetID }</text:span></text:p>
          <text:p text:style-name="P1"><text:span text:style-name="T10">KeyShapeImageSetID_...</text:span></text:p>
          <text:p text:style-name="P1"><text:span text:style-name="T9">ImageIndexWithinImageSets_...</text:span></text:p>
          <text:p text:style-name="P1"><text:span text:style-name="T9">HorizSpacingPixels_...</text:span></text:p>
        </draw:rect>
        <draw:connector draw:style-name="gr12" draw:text-style-name="P3" draw:layer="layout" draw:type="line" svg:x1="21cm" svg:y1="13.05cm" svg:x2="22.1cm" svg:y2="16.3cm" draw:start-shape="id21" draw:start-glue-point="1" draw:end-shape="id22" draw:end-glue-point="3" svg:d="M21000 13050l1100 3250">
          <text:p/>
        </draw:connector>
        <draw:connector draw:style-name="gr2" draw:text-style-name="P3" draw:layer="layout" draw:type="line" svg:x1="21cm" svg:y1="13.05cm" svg:x2="28.25cm" svg:y2="9.6cm" draw:start-shape="id21" draw:start-glue-point="1" draw:end-shape="id6" draw:end-glue-point="2" svg:d="M21000 13050l7250-3450">
          <text:p/>
        </draw:connector>
        <draw:connector draw:style-name="gr2" draw:text-style-name="P3" draw:layer="layout" draw:type="line" svg:x1="49.7cm" svg:y1="12.017cm" svg:x2="47.747cm" svg:y2="11.617cm" draw:start-shape="id23" draw:start-glue-point="3" draw:end-shape="id5" draw:end-glue-point="1" svg:d="M49700 12017l-1953-400">
          <text:p/>
        </draw:connector>
        <draw:connector draw:style-name="gr2" draw:text-style-name="P3" draw:layer="layout" draw:type="line" svg:x1="61.85cm" svg:y1="24cm" svg:x2="54.65cm" svg:y2="20.9cm" draw:start-shape="id16" draw:start-glue-point="0" draw:end-shape="id11" draw:end-glue-point="2" svg:d="M61850 24000l-7200-3100">
          <text:p/>
        </draw:connector>
        <draw:rect draw:style-name="gr13" draw:text-style-name="P2" xml:id="id24" draw:id="id24" draw:layer="layout" svg:width="9.6cm" svg:height="3.8cm" svg:x="31.3cm" svg:y="33.3cm">
          <draw:glue-point draw:id="4" svg:x="5cm" svg:y="3.289cm"/>
          <text:p text:style-name="P1"><text:span text:style-name="T1">Pipe_SoundEngine01</text:span></text:p>
          <text:p text:style-name="P1"><text:span text:style-name="T2">{ PipeID }</text:span></text:p>
          <text:p text:style-name="P1"><text:span text:style-name="T3">RankID</text:span></text:p>
          <text:p text:style-name="P1"><text:span text:style-name="T3">ControllingPalletSwitchID</text:span></text:p>
          <text:p text:style-name="P1"><text:span text:style-name="T12">NormalMIDINoteNumber</text:span></text:p>
          <text:p text:style-name="P1"><text:span text:style-name="T3">WindSupply_SourceWindCompartmentID</text:span></text:p>
          <text:p text:style-name="P1"><text:span text:style-name="T10">WindSupply_OutputWindCompartmentID</text:span></text:p>
          <text:p text:style-name="P1"><text:span text:style-name="T12"/></text:p>
        </draw:rect>
        <draw:rect draw:style-name="gr13" draw:text-style-name="P2" xml:id="id26" draw:id="id26" draw:layer="layout" svg:width="8.5cm" svg:height="3.9cm" svg:x="27.3cm" svg:y="46.9cm">
          <text:p text:style-name="P1"><text:span text:style-name="T1">Pipe_SoundEngine01_Attack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12">LoadSampleRange_StartPosition...</text:span></text:p>
          <text:p text:style-name="P1"><text:span text:style-name="T12">LoadSampleRange_EndPosition...</text:span></text:p>
          <text:p text:style-name="P1"><text:span text:style-name="T12">AttackSelCriteria_...</text:span></text:p>
          <text:p text:style-name="P1"><text:span text:style-name="T12"/></text:p>
        </draw:rect>
        <draw:rect draw:style-name="gr13" draw:text-style-name="P2" xml:id="id18" draw:id="id18" draw:layer="layout" svg:width="11.1cm" svg:height="6.2cm" svg:x="30.5cm" svg:y="38.7cm">
          <text:p text:style-name="P1"><text:span text:style-name="T1">Pipe_SoundEngine01_Layer</text:span></text:p>
          <text:p text:style-name="P1"><text:span text:style-name="T2">{ LayerID }</text:span></text:p>
          <text:p text:style-name="P1"><text:span text:style-name="T3">PipeID</text:span></text:p>
          <text:p text:style-name="P1"><text:span text:style-name="T12">PipeLayerNumber</text:span></text:p>
          <text:p text:style-name="P1"><text:span text:style-name="T3">Main_AttackSelCriteria_ContinuousControlID</text:span></text:p>
          <text:p text:style-name="P1"><text:span text:style-name="T3">Main_ReleaseSelCriteria_ContinuousControlID</text:span></text:p>
          <text:p text:style-name="P1"><text:span text:style-name="T3">AmpLvl_ScalingContinuousControlID</text:span></text:p>
          <text:p text:style-name="P1"><text:span text:style-name="T3">PitchLvl_ScalingContinuousControlID</text:span></text:p>
          <text:p text:style-name="P1"><text:span text:style-name="T3">PitchLvl_IncrementingContinuousControlID</text:span></text:p>
          <text:p text:style-name="P1"><text:span text:style-name="T3">HarmonicShaping_IncrementingContinuousControlID</text:span></text:p>
          <text:p text:style-name="P1"><text:span text:style-name="T3">PhaseAngleOutputContinuousControlID</text:span></text:p>
        </draw:rect>
        <draw:rect draw:style-name="gr13" draw:text-style-name="P2" xml:id="id17" draw:id="id17" draw:layer="layout" svg:width="8.5cm" svg:height="4.3cm" svg:x="36.5cm" svg:y="46.7cm">
          <text:p text:style-name="P1"><text:span text:style-name="T1">Pipe_SoundEngine01_Release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2">LoadSampleRange_StartPosition...</text:span></text:p>
          <text:p text:style-name="P1"><text:span text:style-name="T2">LoadSampleRange_EndPosition...</text:span></text:p>
          <text:p text:style-name="P1"><text:span text:style-name="T2">AttackSelCriteria_...</text:span></text:p>
          <text:p text:style-name="P1"><text:span text:style-name="T2">ReleaseSelCriteria_...</text:span></text:p>
        </draw:rect>
        <draw:rect draw:style-name="gr13" draw:text-style-name="P2" xml:id="id25" draw:id="id25" draw:layer="layout" svg:width="6.5cm" svg:height="2.1cm" svg:x="21.7cm" svg:y="34.4cm">
          <text:p text:style-name="P1"><text:span text:style-name="T18">Rank</text:span></text:p>
          <text:p text:style-name="P1"><text:span text:style-name="T19">{ RankID }</text:span></text:p>
          <text:p text:style-name="P1"><text:span text:style-name="T20">SoundEngine01_LayerxDesc</text:span></text:p>
          <text:p text:style-name="P1"><text:span text:style-name="T20"/></text:p>
        </draw:rect>
        <draw:connector draw:style-name="gr2" draw:text-style-name="P3" draw:layer="layout" draw:type="line" svg:x1="31.3cm" svg:y1="35.2cm" svg:x2="28.2cm" svg:y2="35.45cm" draw:start-shape="id24" draw:start-glue-point="3" draw:end-shape="id25" draw:end-glue-point="1" svg:d="M31300 35200l-3100 250">
          <text:p/>
        </draw:connector>
        <draw:connector draw:style-name="gr2" draw:text-style-name="P3" draw:layer="layout" draw:type="line" svg:x1="36.1cm" svg:y1="33.3cm" svg:x2="36.4cm" svg:y2="24.7cm" draw:start-shape="id24" draw:end-shape="id3" draw:end-glue-point="2" svg:d="M36100 33300l300-8600">
          <text:p/>
        </draw:connector>
        <draw:rect draw:style-name="gr14" draw:text-style-name="P2" xml:id="id38" draw:id="id38" draw:layer="layout" svg:width="7.7cm" svg:height="2.4cm" svg:x="46.7cm" svg:y="39.8cm">
          <draw:glue-point draw:id="4" svg:x="-5cm" svg:y="2.916cm"/>
          <draw:glue-point draw:id="5" svg:x="1.363cm" svg:y="-5cm"/>
          <draw:glue-point draw:id="6" svg:x="4.025cm" svg:y="-5cm"/>
          <text:p text:style-name="P1"><text:span text:style-name="T18">WindCompartment</text:span></text:p>
          <text:p text:style-name="P1"><text:span text:style-name="T19">{ WindCompartmentID }</text:span></text:p>
          <text:p text:style-name="P1"><text:span text:style-name="T21">PressureOutputContinuousControlID</text:span></text:p>
          <text:p text:style-name="P1"><text:span text:style-name="T22">Name</text:span></text:p>
        </draw:rect>
        <draw:connector draw:style-name="gr5" draw:text-style-name="P3" draw:layer="layout" draw:type="line" svg:x1="59.3cm" svg:y1="28.55cm" svg:x2="40.9cm" svg:y2="35.2cm" draw:start-shape="id15" draw:start-glue-point="3" draw:end-shape="id24" draw:end-glue-point="1" svg:d="M59300 28550l-18400 6650">
          <text:p/>
        </draw:connector>
        <draw:connector draw:style-name="gr2" draw:text-style-name="P3" draw:layer="layout" draw:type="line" svg:x1="31.55cm" svg:y1="46.9cm" svg:x2="36.05cm" svg:y2="44.9cm" draw:start-shape="id26" draw:start-glue-point="0" draw:end-shape="id18" draw:end-glue-point="2" svg:d="M31550 46900l4500-2000">
          <text:p/>
        </draw:connector>
        <draw:connector draw:style-name="gr2" draw:text-style-name="P3" draw:layer="layout" draw:type="line" svg:x1="36.05cm" svg:y1="38.7cm" svg:x2="36.1cm" svg:y2="37.1cm" draw:start-shape="id18" draw:end-shape="id24" draw:end-glue-point="2" svg:d="M36050 38700l50-1600">
          <text:p/>
        </draw:connector>
        <draw:rect draw:style-name="gr7" draw:text-style-name="P2" xml:id="id28" draw:id="id28" draw:layer="layout" svg:width="7.1cm" svg:height="1.9cm" svg:x="23cm" svg:y="3.5cm">
          <text:p text:style-name="P1"><text:span text:style-name="T1">RequiredInstallationPackage</text:span></text:p>
          <text:p text:style-name="P1"><text:span text:style-name="T2">{ InstallationPackageID }</text:span></text:p>
          <text:p text:style-name="P1"><text:span text:style-name="T6">Manufacturer...</text:span></text:p>
        </draw:rect>
        <draw:connector draw:style-name="gr5" draw:text-style-name="P3" draw:layer="layout" draw:type="line" svg:x1="20.6cm" svg:y1="6.85cm" svg:x2="23cm" svg:y2="4.45cm" draw:start-shape="id27" draw:start-glue-point="1" draw:end-shape="id28" draw:end-glue-point="3" svg:d="M20600 6850l2400-2400">
          <text:p/>
        </draw:connector>
        <draw:connector draw:style-name="gr5" draw:text-style-name="P3" draw:layer="layout" draw:type="line" svg:x1="20.6cm" svg:y1="6.85cm" svg:x2="24.7cm" svg:y2="8.55cm" draw:start-shape="id27" draw:start-glue-point="1" draw:end-shape="id6" draw:end-glue-point="3" svg:d="M20600 6850l4100 1700">
          <text:p/>
        </draw:connector>
        <draw:connector draw:style-name="gr5" draw:text-style-name="P3" draw:layer="layout" draw:type="line" svg:x1="29cm" svg:y1="16.3cm" svg:x2="44.773cm" svg:y2="13.634cm" draw:start-shape="id22" draw:start-glue-point="1" draw:end-shape="id5" draw:end-glue-point="2" svg:d="M29000 16300l15773-2666">
          <text:p/>
        </draw:connector>
        <draw:rect draw:style-name="gr13" draw:text-style-name="P2" xml:id="id29" draw:id="id29" draw:layer="layout" svg:width="6.5cm" svg:height="2.9cm" svg:x="32.8cm" svg:y="52.7cm">
          <text:p text:style-name="P1"><text:span text:style-name="T18">Sample</text:span></text:p>
          <text:p text:style-name="P1"><text:span text:style-name="T19">{ SampleID }</text:span></text:p>
          <text:p text:style-name="P1"><text:span text:style-name="T23">InstallationPackageID</text:span></text:p>
          <text:p text:style-name="P1"><text:span text:style-name="T24">SampleFilename</text:span></text:p>
          <text:p text:style-name="P1"><text:span text:style-name="T24">Pitch_...</text:span></text:p>
          <text:p text:style-name="P1"><text:span text:style-name="T20"/></text:p>
        </draw:rect>
        <draw:connector draw:style-name="gr5" draw:text-style-name="P3" draw:layer="layout" draw:type="line" svg:x1="31.55cm" svg:y1="50.8cm" svg:x2="36.05cm" svg:y2="52.7cm" draw:start-shape="id26" draw:start-glue-point="2" draw:end-shape="id29" draw:end-glue-point="0" svg:d="M31550 50800l4500 1900">
          <text:p/>
        </draw:connector>
        <draw:connector draw:style-name="gr5" draw:text-style-name="P3" draw:layer="layout" draw:type="line" svg:x1="40.75cm" svg:y1="51cm" svg:x2="36.05cm" svg:y2="52.7cm" draw:start-shape="id17" draw:start-glue-point="2" draw:end-shape="id29" draw:end-glue-point="0" svg:d="M40750 51000l-4700 1700">
          <text:p/>
        </draw:connector>
        <draw:rect draw:style-name="gr15" draw:text-style-name="P2" xml:id="id30" draw:id="id30" draw:layer="layout" svg:width="6.6cm" svg:height="2.7cm" svg:x="10.5cm" svg:y="27.9cm">
          <text:p text:style-name="P1"><text:span text:style-name="T1">Stop</text:span></text:p>
          <text:p text:style-name="P1"><text:span text:style-name="T2">{ StopID }</text:span></text:p>
          <text:p text:style-name="P1"><text:span text:style-name="T3">DivisionID</text:span></text:p>
          <text:p text:style-name="P1"><text:span text:style-name="T13">ControllingSwitchID</text:span></text:p>
          <text:p text:style-name="P1"><text:span text:style-name="T10">Hint_PrimaryAssociatedRankID</text:span></text:p>
        </draw:rect>
        <draw:connector draw:style-name="gr2" draw:text-style-name="P3" draw:layer="layout" draw:type="line" svg:x1="13.8cm" svg:y1="27.9cm" svg:x2="13.2cm" svg:y2="26.7cm" draw:start-shape="id30" draw:start-glue-point="0" draw:end-shape="id2" draw:end-glue-point="2" svg:d="M13800 27900l-600-1200">
          <text:p/>
        </draw:connector>
        <draw:connector draw:style-name="gr2" draw:text-style-name="P3" draw:layer="layout" draw:type="line" svg:x1="17.1cm" svg:y1="29.25cm" svg:x2="36.4cm" svg:y2="24.7cm" draw:start-shape="id30" draw:start-glue-point="1" draw:end-shape="id3" draw:end-glue-point="2" svg:d="M17100 29250l19300-4550">
          <text:p/>
        </draw:connector>
        <draw:rect draw:style-name="gr15" draw:text-style-name="P2" xml:id="id31" draw:id="id31" draw:layer="layout" svg:width="10.2cm" svg:height="5.8cm" svg:x="8.7cm" svg:y="32.5cm">
          <text:p text:style-name="P1"><text:span text:style-name="T1">StopRank</text:span></text:p>
          <text:p text:style-name="P1"><text:span text:style-name="T3">StopID</text:span></text:p>
          <text:p text:style-name="P1"><text:span text:style-name="T10">RankID</text:span></text:p>
          <text:p text:style-name="P1"><text:span text:style-name="T10">ExternalRankID</text:span></text:p>
          <text:p text:style-name="P1"><text:span text:style-name="T10">AlternateRankID</text:span></text:p>
          <text:p text:style-name="P1"><text:span text:style-name="T25">SwitchIDToSwitchToAlternateRank</text:span></text:p>
          <text:p text:style-name="P1"><text:span text:style-name="T12">RankTypeCode</text:span></text:p>
          <text:p text:style-name="P1"><text:span text:style-name="T12">ActionTypeCode</text:span></text:p>
          <text:p text:style-name="P1"><text:span text:style-name="T12">ActionEffectCode</text:span></text:p>
          <text:p text:style-name="P1"><text:span text:style-name="T12">NumberOfMappedDivisionInputNodes</text:span></text:p>
          <text:p text:style-name="P1"><text:span text:style-name="T12">MIDINoteNumOfFirstMappedDivisionInputNode</text:span></text:p>
        </draw:rect>
        <draw:connector draw:style-name="gr5" draw:text-style-name="P3" draw:layer="layout" draw:type="line" svg:x1="18.9cm" svg:y1="35.4cm" svg:x2="21.7cm" svg:y2="35.45cm" draw:start-shape="id31" draw:start-glue-point="1" draw:end-shape="id25" draw:end-glue-point="3" svg:d="M18900 35400l2800 50">
          <text:p/>
        </draw:connector>
        <draw:connector draw:style-name="gr2" draw:text-style-name="P3" draw:layer="layout" draw:type="line" svg:x1="13.8cm" svg:y1="32.5cm" svg:x2="13.8cm" svg:y2="30.6cm" draw:start-shape="id31" draw:start-glue-point="0" draw:end-shape="id30" draw:end-glue-point="2" svg:d="M13800 32500v-1900">
          <text:p/>
        </draw:connector>
        <draw:rect draw:style-name="gr4" draw:text-style-name="P2" xml:id="id32" draw:id="id32" draw:layer="layout" svg:width="7.056cm" svg:height="4.8cm" svg:x="33.044cm" svg:y="3.1cm">
          <text:p text:style-name="P1"><text:span text:style-name="T1">TextInstance</text:span></text:p>
          <text:p text:style-name="P1"><text:span text:style-name="T2">{ TextInstanceID }</text:span></text:p>
          <text:p text:style-name="P1"><text:span text:style-name="T7">TextStyleID</text:span></text:p>
          <text:p text:style-name="P1"><text:span text:style-name="T4">DisplayPageID</text:span></text:p>
          <text:p text:style-name="P1"><text:span text:style-name="T6">Text</text:span></text:p>
          <text:p text:style-name="P1"><text:span text:style-name="T6">XPosPixels</text:span></text:p>
          <text:p text:style-name="P1"><text:span text:style-name="T6">YposPixels</text:span></text:p>
          <text:p text:style-name="P1"><text:span text:style-name="T6">AttachedToAnImageSetInstance</text:span></text:p>
          <text:p text:style-name="P1"><text:span text:style-name="T7">AttachedToImageSetInstanceID</text:span></text:p>
        </draw:rect>
        <draw:rect draw:style-name="gr4" draw:text-style-name="P2" xml:id="id33" draw:id="id33" draw:layer="layout" svg:width="4.7cm" svg:height="3cm" svg:x="42.2cm" svg:y="4cm">
          <text:p text:style-name="P1"><text:span text:style-name="T1">TextStyle</text:span></text:p>
          <text:p text:style-name="P1"><text:span text:style-name="T2">{ StyleID }</text:span></text:p>
          <text:p text:style-name="P1"><text:span text:style-name="T9">Font_...</text:span></text:p>
          <text:p text:style-name="P1"><text:span text:style-name="T9">Colour_...</text:span></text:p>
          <text:p text:style-name="P1"><text:span text:style-name="T9">...AlignmentCode</text:span></text:p>
        </draw:rect>
        <draw:connector draw:style-name="gr12" draw:text-style-name="P3" draw:layer="layout" draw:type="line" svg:x1="40.1cm" svg:y1="5.5cm" svg:x2="42.2cm" svg:y2="5.5cm" draw:start-shape="id32" draw:start-glue-point="1" draw:end-shape="id33" draw:end-glue-point="3" svg:d="M40100 5500h2100">
          <text:p/>
        </draw:connector>
        <draw:connector draw:style-name="gr2" draw:text-style-name="P3" draw:layer="layout" draw:type="line" svg:x1="33.044cm" svg:y1="5.5cm" svg:x2="28.25cm" svg:y2="7.5cm" draw:start-shape="id32" draw:start-glue-point="3" draw:end-shape="id6" draw:end-glue-point="0" svg:d="M33044 5500l-4794 2000">
          <text:p/>
        </draw:connector>
        <draw:connector draw:style-name="gr5" draw:text-style-name="P3" draw:layer="layout" draw:type="line" svg:x1="36.572cm" svg:y1="7.9cm" svg:x2="36.55cm" svg:y2="9.1cm" draw:start-shape="id32" draw:start-glue-point="2" draw:end-shape="id4" draw:end-glue-point="0" svg:d="M36572 7900l-22 1200">
          <text:p/>
        </draw:connector>
        <draw:rect draw:style-name="gr4" draw:text-style-name="P2" draw:layer="layout" svg:width="6.6cm" svg:height="1.4cm" svg:x="48.7cm" svg:y="7.7cm">
          <text:p text:style-name="P1"><text:span text:style-name="T1">ThreePositionSwitchImage</text:span></text:p>
          <text:p text:style-name="P1"><text:span text:style-name="T6">???</text:span></text:p>
        </draw:rect>
        <draw:rect draw:style-name="gr16" draw:text-style-name="P2" xml:id="id34" draw:id="id34" draw:layer="layout" svg:width="8.4cm" svg:height="2.5cm" svg:x="57.3cm" svg:y="35.5cm">
          <text:p text:style-name="P1"><text:span text:style-name="T1">Tremulant</text:span></text:p>
          <text:p text:style-name="P1"><text:span text:style-name="T2">{ TremulantID }</text:span></text:p>
          <text:p text:style-name="P1"><text:span text:style-name="T3">ControllingSwitchID</text:span></text:p>
          <text:p text:style-name="P1"><text:span text:style-name="T3">PhaseAngleOutputContinuousControlID</text:span></text:p>
          <text:p text:style-name="P1"><text:span text:style-name="T3"/></text:p>
        </draw:rect>
        <draw:connector draw:style-name="gr2" draw:text-style-name="P3" draw:layer="layout" draw:type="line" svg:x1="57.3cm" svg:y1="36.75cm" svg:x2="36.4cm" svg:y2="24.7cm" draw:start-shape="id34" draw:start-glue-point="3" draw:end-shape="id3" draw:end-glue-point="2" svg:d="M57300 36750l-20900-12050">
          <text:p/>
        </draw:connector>
        <draw:connector draw:style-name="gr2" draw:text-style-name="P3" draw:layer="layout" draw:type="line" svg:x1="57.3cm" svg:y1="36.75cm" svg:x2="54.65cm" svg:y2="20.9cm" draw:start-shape="id34" draw:start-glue-point="3" draw:end-shape="id11" draw:end-glue-point="2" svg:d="M57300 36750l-2650-15850">
          <text:p/>
        </draw:connector>
        <draw:rect draw:style-name="gr16" draw:text-style-name="P2" xml:id="id35" draw:id="id35" draw:layer="layout" svg:width="9.1cm" svg:height="3.6cm" svg:x="56.6cm" svg:y="40.4cm">
          <text:p text:style-name="P1"><text:span text:style-name="T1">TremulantWaveform</text:span></text:p>
          <text:p text:style-name="P1"><text:span text:style-name="T2">{ TremulantWaveformID }</text:span></text:p>
          <text:p text:style-name="P1"><text:span text:style-name="T3">TremulantID</text:span></text:p>
          <text:p text:style-name="P1"><text:span text:style-name="T26">PitchAndFundamentalWaveformSampleID</text:span></text:p>
          <text:p text:style-name="P1"><text:span text:style-name="T26">ThirdHarmonicWaveformSampleID</text:span></text:p>
          <text:p text:style-name="P1"><text:span text:style-name="T3">PitchOutputContinuousControlID</text:span></text:p>
          <text:p text:style-name="P1"><text:span text:style-name="T9"/></text:p>
        </draw:rect>
        <draw:connector draw:style-name="gr2" draw:text-style-name="P3" draw:layer="layout" draw:type="line" svg:x1="61.15cm" svg:y1="40.4cm" svg:x2="61.5cm" svg:y2="38cm" draw:start-shape="id35" draw:end-shape="id34" draw:end-glue-point="2" svg:d="M61150 40400l350-2400">
          <text:p/>
        </draw:connector>
        <draw:connector draw:style-name="gr2" draw:text-style-name="P3" draw:layer="layout" draw:type="line" svg:x1="56.6cm" svg:y1="42.2cm" svg:x2="54.65cm" svg:y2="20.9cm" draw:start-shape="id35" draw:start-glue-point="3" draw:end-shape="id11" draw:end-glue-point="2" svg:d="M56600 42200l-1950-21300">
          <text:p/>
        </draw:connector>
        <draw:connector draw:style-name="gr5" draw:text-style-name="P3" draw:layer="layout" draw:type="line" svg:x1="61.15cm" svg:y1="44cm" svg:x2="39.3cm" svg:y2="54.15cm" draw:start-shape="id35" draw:start-glue-point="2" draw:end-shape="id29" draw:end-glue-point="1" svg:d="M61150 44000l-21850 10150">
          <text:p/>
        </draw:connector>
        <draw:rect draw:style-name="gr16" draw:text-style-name="P2" xml:id="id36" draw:id="id36" draw:layer="layout" svg:width="5.8cm" svg:height="1.9cm" svg:x="52.6cm" svg:y="48.7cm">
          <text:p text:style-name="P1"><text:span text:style-name="T1">TremulantWaveformPipe</text:span></text:p>
          <text:p text:style-name="P1"><text:span text:style-name="T27">TremulantWaveformID</text:span></text:p>
          <text:p text:style-name="P1"><text:span text:style-name="T10">PipeID</text:span></text:p>
          <text:p text:style-name="P1"><text:span text:style-name="T10"/></text:p>
        </draw:rect>
        <draw:connector draw:style-name="gr5" draw:text-style-name="P3" draw:layer="layout" draw:type="line" svg:x1="52.6cm" svg:y1="49.65cm" svg:x2="40.9cm" svg:y2="36.449cm" draw:start-shape="id36" draw:start-glue-point="3" draw:end-shape="id24" draw:end-glue-point="4" svg:d="M52600 49650l-11700-13201">
          <text:p/>
        </draw:connector>
        <draw:rect draw:style-name="gr14" draw:text-style-name="P2" xml:id="id37" draw:id="id37" draw:layer="layout" svg:width="8cm" svg:height="3.4cm" svg:x="45.6cm" svg:y="35cm">
          <draw:glue-point draw:id="4" svg:x="1.25cm" svg:y="5cm"/>
          <text:p text:style-name="P1"><text:span text:style-name="T18">WindCompartmentLinkage</text:span></text:p>
          <text:p text:style-name="P1"><text:span text:style-name="T21">FirstWindCompartmentID</text:span></text:p>
          <text:p text:style-name="P1"><text:span text:style-name="T28">SecondWindCompartmentID</text:span></text:p>
          <text:p text:style-name="P1"><text:span text:style-name="T21">ValveControllingSwitchID</text:span></text:p>
          <text:p text:style-name="P1"><text:span text:style-name="T22">ValveControlTypeCode</text:span></text:p>
          <text:p text:style-name="P1"><text:span text:style-name="T21">ValveControllingContinuousControlID</text:span></text:p>
        </draw:rect>
        <draw:connector draw:style-name="gr2" draw:text-style-name="P3" draw:layer="layout" draw:type="line" svg:x1="49.6cm" svg:y1="35cm" svg:x2="36.4cm" svg:y2="24.7cm" draw:start-shape="id37" draw:start-glue-point="0" draw:end-shape="id3" draw:end-glue-point="2" svg:d="M49600 35000l-13200-10300">
          <text:p/>
        </draw:connector>
        <draw:connector draw:style-name="gr2" draw:text-style-name="P3" draw:layer="layout" draw:type="line" svg:x1="49.6cm" svg:y1="35cm" svg:x2="54.65cm" svg:y2="20.9cm" draw:start-shape="id37" draw:start-glue-point="0" draw:end-shape="id11" draw:end-glue-point="2" svg:d="M49600 35000l5050-14100">
          <text:p/>
        </draw:connector>
        <draw:connector draw:style-name="gr2" draw:text-style-name="P3" draw:layer="layout" draw:type="line" svg:x1="53.649cm" svg:y1="39.8cm" svg:x2="54.65cm" svg:y2="20.9cm" draw:start-shape="id38" draw:start-glue-point="6" draw:end-shape="id11" draw:end-glue-point="2" svg:d="M53649 39800l1001-18900">
          <text:p/>
        </draw:connector>
        <draw:frame draw:style-name="gr17" draw:text-style-name="P4" draw:layer="layout" svg:width="26.418cm" svg:height="1.136cm" svg:x="3.5cm" svg:y="2.064cm">
          <draw:text-box>
            <text:p><text:span text:style-name="T29">Hauptwerk ODF objects relationship chart</text:span></text:p>
          </draw:text-box>
        </draw:frame>
        <draw:connector draw:style-name="gr2" draw:text-style-name="P3" draw:layer="layout" draw:type="line" svg:x1="41.6cm" svg:y1="41.8cm" svg:x2="54.65cm" svg:y2="20.9cm" draw:start-shape="id18" draw:start-glue-point="1" draw:end-shape="id11" draw:end-glue-point="2" svg:d="M41600 41800l13050-20900">
          <text:p/>
        </draw:connector>
        <draw:rect draw:style-name="gr3" draw:text-style-name="P2" draw:layer="layout" svg:width="6.6cm" svg:height="1.4cm" svg:x="58.9cm" svg:y="12.4cm">
          <text:p text:style-name="P1"><text:span text:style-name="T18">ReversiblePiston</text:span></text:p>
          <text:p text:style-name="P1"><text:span text:style-name="T20">???</text:span></text:p>
        </draw:rect>
        <draw:rect draw:style-name="gr13" draw:text-style-name="P2" draw:layer="layout" svg:width="5.5cm" svg:height="1.6cm" svg:x="22cm" svg:y="40.8cm">
          <text:p text:style-name="P1"><text:span text:style-name="T1">ExternalPipe</text:span></text:p>
          <text:p text:style-name="P1"><text:span text:style-name="T12">???</text:span></text:p>
        </draw:rect>
        <draw:rect draw:style-name="gr13" draw:text-style-name="P2" xml:id="id39" draw:id="id39" draw:layer="layout" svg:width="5.5cm" svg:height="1.7cm" svg:x="22cm" svg:y="38.1cm">
          <text:p text:style-name="P1"><text:span text:style-name="T1">ExternalRank</text:span></text:p>
          <text:p text:style-name="P1"><text:span text:style-name="T2">{ Index } ?</text:span></text:p>
          <text:p text:style-name="P1"><text:span text:style-name="T12">???</text:span></text:p>
        </draw:rect>
        <draw:connector draw:style-name="gr5" draw:text-style-name="P3" draw:layer="layout" draw:type="line" svg:x1="20.6cm" svg:y1="6.85cm" svg:x2="36.4cm" svg:y2="21.3cm" draw:start-shape="id27" draw:start-glue-point="1" draw:end-shape="id3" draw:end-glue-point="0" svg:d="M20600 6850l15800 14450">
          <text:p/>
        </draw:connector>
        <draw:connector draw:style-name="gr2" draw:text-style-name="P3" draw:layer="layout" draw:type="line" svg:x1="4.4cm" svg:y1="11.05cm" svg:x2="7.708cm" svg:y2="11.061cm" svg:d="M4400 11050l3308 11">
          <text:p/>
        </draw:connector>
        <draw:frame draw:style-name="gr18" draw:text-style-name="P5" draw:layer="layout" svg:width="6.606cm" svg:height="1.975cm" svg:x="4.092cm" svg:y="9.1cm">
          <draw:text-box>
            <text:p><text:span text:style-name="T30">Parent object ID</text:span></text:p>
            <text:p><text:span text:style-name="T30">(owner or controller)</text:span></text:p>
          </draw:text-box>
        </draw:frame>
        <draw:connector draw:style-name="gr5" draw:text-style-name="P3" draw:layer="layout" draw:type="line" svg:x1="4.4cm" svg:y1="13.689cm" svg:x2="7.708cm" svg:y2="13.7cm" svg:d="M4400 13689l3308 11">
          <text:p/>
        </draw:connector>
        <draw:frame draw:style-name="gr19" draw:text-style-name="P6" draw:layer="layout" svg:width="6.725cm" svg:height="1.975cm" svg:x="4.092cm" svg:y="11.739cm">
          <draw:text-box>
            <text:p><text:span text:style-name="T31">Child object ID</text:span></text:p>
            <text:p><text:span text:style-name="T31">(member or controlled)</text:span></text:p>
          </draw:text-box>
        </draw:frame>
        <draw:connector draw:style-name="gr5" draw:text-style-name="P3" draw:layer="layout" draw:type="line" svg:x1="18.9cm" svg:y1="35.4cm" svg:x2="22cm" svg:y2="38.95cm" draw:start-shape="id31" draw:start-glue-point="1" draw:end-shape="id39" draw:end-glue-point="3" svg:d="M18900 35400l3100 3550">
          <text:p/>
        </draw:connector>
        <draw:connector draw:style-name="gr2" draw:text-style-name="P3" draw:layer="layout" draw:type="line" svg:x1="13.8cm" svg:y1="32.5cm" svg:x2="36.4cm" svg:y2="24.7cm" draw:start-shape="id31" draw:start-glue-point="0" draw:end-shape="id3" draw:end-glue-point="2" svg:d="M13800 32500l22600-7800">
          <text:p/>
        </draw:connector>
        <draw:frame draw:style-name="gr20" draw:text-style-name="P7" draw:layer="layout" svg:width="3.608cm" svg:height="1.113cm" svg:x="3.392cm" svg:y="4.9cm">
          <draw:text-box>
            <text:p><text:span text:style-name="T32">Legend :</text:span></text:p>
          </draw:text-box>
        </draw:frame>
        <draw:frame draw:style-name="gr21" draw:layer="layout" svg:width="4.723cm" svg:height="1.113cm" svg:x="4.092cm" svg:y="7.7cm">
          <draw:text-box>
            <text:p><text:span text:style-name="T33">{ object ID }</text:span></text:p>
          </draw:text-box>
        </draw:frame>
        <draw:frame draw:style-name="gr22" draw:text-style-name="P8" draw:layer="layout" svg:width="3.664cm" svg:height="1.131cm" svg:x="4.092cm" svg:y="6.3cm">
          <draw:text-box>
            <text:p><text:span text:style-name="T34">Object Type</text:span></text:p>
          </draw:text-box>
        </draw:frame>
        <draw:frame draw:style-name="gr23" draw:layer="layout" svg:width="5.011cm" svg:height="1.513cm" svg:x="4.093cm" svg:y="14.5cm">
          <draw:text-box>
            <text:p><text:span text:style-name="T33">Other interresting </text:span></text:p>
            <text:p><text:span text:style-name="T33">attributes</text:span></text:p>
          </draw:text-box>
        </draw:frame>
        <draw:rect draw:style-name="gr24" draw:text-style-name="P1" draw:layer="layout" svg:width="7.108cm" svg:height="11.6cm" svg:x="3.392cm" svg:y="4.7cm">
          <text:p/>
        </draw:rect>
        <draw:connector draw:style-name="gr12" draw:text-style-name="P3" draw:layer="layout" draw:type="line" svg:x1="17.4cm" svg:y1="18.9cm" svg:x2="15.858cm" svg:y2="15.5cm" draw:start-shape="id19" draw:start-glue-point="4" draw:end-shape="id21" draw:end-glue-point="4" svg:d="M17400 18900l-1542-3400">
          <text:p/>
        </draw:connector>
        <draw:connector draw:style-name="gr2" draw:text-style-name="P3" draw:layer="layout" draw:type="line" svg:x1="18.2cm" svg:y1="18.9cm" svg:x2="16.95cm" svg:y2="15.5cm" draw:start-shape="id19" draw:start-glue-point="0" draw:end-shape="id21" draw:end-glue-point="2" svg:d="M18200 18900l-1250-3400">
          <text:p/>
        </draw:connector>
        <draw:connector draw:style-name="gr2" draw:text-style-name="P3" draw:layer="layout" draw:type="line" svg:x1="39.05cm" svg:y1="19.2cm" svg:x2="36.4cm" svg:y2="21.3cm" draw:start-shape="id40" draw:start-glue-point="2" draw:end-shape="id3" draw:end-glue-point="0" svg:d="M39050 19200l-2650 2100">
          <text:p/>
        </draw:connector>
        <draw:connector draw:style-name="gr5" draw:text-style-name="P3" draw:layer="layout" draw:type="line" svg:x1="39.999cm" svg:y1="19.2cm" svg:x2="37.699cm" svg:y2="21.3cm" draw:start-shape="id40" draw:start-glue-point="4" draw:end-shape="id3" draw:end-glue-point="4" svg:d="M39999 19200l-2300 2100">
          <text:p/>
        </draw:connector>
        <draw:connector draw:style-name="gr5" draw:text-style-name="P3" draw:layer="layout" draw:type="line" svg:x1="49cm" svg:y1="24.899cm" svg:x2="52.1cm" svg:y2="20.399cm" draw:start-shape="id13" draw:start-glue-point="4" draw:end-shape="id11" draw:end-glue-point="4" svg:d="M49000 24899l3100-4500">
          <text:p/>
        </draw:connector>
        <draw:connector draw:style-name="gr2" draw:text-style-name="P3" draw:layer="layout" draw:type="line" svg:x1="58.9cm" svg:y1="19.8cm" svg:x2="57.2cm" svg:y2="19.5cm" draw:start-shape="id41" draw:start-glue-point="3" draw:end-shape="id11" draw:end-glue-point="1" svg:d="M58900 19800l-1700-300">
          <text:p/>
        </draw:connector>
        <draw:connector draw:style-name="gr5" draw:text-style-name="P3" draw:layer="layout" draw:type="line" svg:x1="58.9cm" svg:y1="20.599cm" svg:x2="57.2cm" svg:y2="20.299cm" draw:start-shape="id41" draw:start-glue-point="4" draw:end-shape="id11" draw:end-glue-point="5" svg:d="M58900 20599l-1700-300">
          <text:p/>
        </draw:connector>
        <draw:connector draw:style-name="gr2" draw:text-style-name="P3" draw:layer="layout" draw:type="line" svg:x1="40.9cm" svg:y1="35.2cm" svg:x2="46.7cm" svg:y2="41cm" draw:start-shape="id24" draw:start-glue-point="1" draw:end-shape="id38" draw:end-glue-point="3" svg:d="M40900 35200l5800 5800">
          <text:p/>
        </draw:connector>
        <draw:connector draw:style-name="gr5" draw:text-style-name="P3" draw:layer="layout" draw:type="line" svg:x1="40.9cm" svg:y1="36.449cm" svg:x2="46.7cm" svg:y2="41.699cm" draw:start-shape="id24" draw:start-glue-point="4" draw:end-shape="id38" draw:end-glue-point="4" svg:d="M40900 36449l5800 5250">
          <text:p/>
        </draw:connector>
        <draw:connector draw:style-name="gr2" draw:text-style-name="P3" draw:layer="layout" draw:type="line" svg:x1="49.6cm" svg:y1="38.4cm" svg:x2="50.55cm" svg:y2="39.8cm" draw:start-shape="id37" draw:start-glue-point="2" draw:end-shape="id38" svg:d="M49600 38400l950 1400">
          <text:p/>
        </draw:connector>
        <draw:connector draw:style-name="gr5" draw:text-style-name="P3" draw:layer="layout" draw:type="line" svg:x1="50.6cm" svg:y1="38.4cm" svg:x2="51.599cm" svg:y2="39.8cm" draw:start-shape="id37" draw:start-glue-point="4" draw:end-shape="id38" draw:end-glue-point="5" svg:d="M50600 38400l999 1400">
          <text:p/>
        </draw:connector>
        <draw:connector draw:style-name="gr25" draw:text-style-name="P3" draw:layer="layout" draw:type="line" svg:x1="15.858cm" svg:y1="15.5cm" svg:x2="13.2cm" svg:y2="24.7cm" draw:start-shape="id21" draw:start-glue-point="4" draw:end-shape="id2" draw:end-glue-point="0" svg:d="M15858 15500l-2658 9200">
          <text:p/>
        </draw:connector>
        <draw:frame draw:style-name="gr26" draw:text-style-name="P9" draw:layer="layout" svg:width="3.023cm" svg:height="2.015cm" svg:x="11.777cm" svg:y="18.987cm">
          <draw:text-box>
            <text:p><text:span text:style-name="T35">based on</text:span></text:p>
            <text:p><text:span text:style-name="T35">KeyAction</text:span></text:p>
            <text:p><text:span text:style-name="T35">data</text:span></text:p>
          </draw:text-box>
        </draw:frame>
        <draw:connector draw:style-name="gr5" draw:text-style-name="P3" draw:layer="layout" draw:type="line" svg:x1="17.1cm" svg:y1="29.25cm" svg:x2="21.7cm" svg:y2="35.45cm" draw:start-shape="id30" draw:start-glue-point="1" draw:end-shape="id25" draw:end-glue-point="3" svg:d="M17100 29250l4600 6200">
          <text:p/>
        </draw:connector>
        <draw:connector draw:style-name="gr2" draw:text-style-name="P3" draw:layer="layout" draw:type="line" svg:x1="55.5cm" svg:y1="48.7cm" svg:x2="61.15cm" svg:y2="44cm" draw:start-shape="id36" draw:start-glue-point="0" draw:end-shape="id35" draw:end-glue-point="2" svg:d="M55500 48700l5650-4700">
          <text:p/>
        </draw:connector>
      </draw:page>
      <draw:page draw:name="page2" draw:style-name="dp1" draw:master-page-name="Standard">
        <draw:frame draw:style-name="gr17" draw:text-style-name="P4" draw:layer="layout" svg:width="26.418cm" svg:height="1.136cm" svg:x="2.8cm" svg:y="2.064cm">
          <draw:text-box>
            <text:p><text:span text:style-name="T29">Hauptwerk to GrandOrgue ODF objects relationship chart</text:span></text:p>
          </draw:text-box>
        </draw:frame>
        <draw:rect draw:style-name="gr27" draw:text-style-name="P2" xml:id="id42" draw:id="id42" draw:layer="layout" svg:width="4.939cm" svg:height="1.411cm" svg:x="12.461cm" svg:y="5.3cm">
          <text:p text:style-name="P1"><text:span text:style-name="T1">_General</text:span></text:p>
        </draw:rect>
        <draw:connector draw:style-name="gr28" draw:text-style-name="P3" draw:layer="layout" draw:type="line" svg:x1="17.4cm" svg:y1="6.005cm" svg:x2="25.5cm" svg:y2="6.006cm" draw:start-shape="id42" draw:start-glue-point="1" draw:end-shape="id43" draw:end-glue-point="3" svg:d="M17400 6005l8100 1">
          <text:p/>
        </draw:connector>
        <draw:rect draw:style-name="gr27" draw:text-style-name="P2" draw:layer="layout" svg:width="4.939cm" svg:height="1.058cm" svg:x="4.3cm" svg:y="6.3cm">
          <text:p text:style-name="P1"><text:span text:style-name="T1">HW object</text:span></text:p>
        </draw:rect>
        <draw:rect draw:style-name="gr29" draw:text-style-name="P10" draw:layer="layout" svg:width="4.939cm" svg:height="1.058cm" svg:x="4.261cm" svg:y="7.942cm">
          <draw:glue-point draw:id="4" svg:x="-1.349cm" svg:y="5cm" draw:escape-direction="up"/>
          <text:p text:style-name="P1"><text:span text:style-name="T36">GO object</text:span></text:p>
        </draw:rect>
        <draw:connector draw:style-name="gr30" draw:text-style-name="P3" draw:layer="layout" draw:type="line" svg:x1="4.4cm" svg:y1="11.05cm" svg:x2="7.708cm" svg:y2="11.061cm" svg:d="M4400 11050l3308 11">
          <text:p/>
        </draw:connector>
        <draw:frame draw:style-name="gr31" draw:text-style-name="P5" draw:layer="layout" svg:width="4.511cm" svg:height="0.9cm" svg:x="4.092cm" svg:y="9.9cm">
          <draw:text-box>
            <text:p><text:span text:style-name="T30">To parent object</text:span></text:p>
          </draw:text-box>
        </draw:frame>
        <draw:connector draw:style-name="gr32" draw:text-style-name="P3" draw:layer="layout" draw:type="line" svg:x1="4.4cm" svg:y1="12.489cm" svg:x2="7.708cm" svg:y2="12.5cm" svg:d="M4400 12489l3308 11">
          <text:p/>
        </draw:connector>
        <draw:frame draw:style-name="gr33" draw:text-style-name="P6" draw:layer="layout" svg:width="4.308cm" svg:height="0.882cm" svg:x="4.092cm" svg:y="11.5cm">
          <draw:text-box>
            <text:p><text:span text:style-name="T31">To child object</text:span></text:p>
          </draw:text-box>
        </draw:frame>
        <draw:frame draw:style-name="gr20" draw:text-style-name="P7" draw:layer="layout" svg:width="3.608cm" svg:height="1.113cm" svg:x="3.392cm" svg:y="4.9cm">
          <draw:text-box>
            <text:p><text:span text:style-name="T32">Legend :</text:span></text:p>
          </draw:text-box>
        </draw:frame>
        <draw:frame draw:style-name="gr34" draw:layer="layout" svg:width="5.984cm" svg:height="1cm" svg:x="4.093cm" svg:y="13cm">
          <draw:text-box>
            <text:p><text:span text:style-name="T33">HW to GO conversion</text:span></text:p>
          </draw:text-box>
        </draw:frame>
        <draw:rect draw:style-name="gr24" draw:text-style-name="P1" draw:layer="layout" svg:width="7.108cm" svg:height="10.5cm" svg:x="3.392cm" svg:y="4.7cm">
          <text:p/>
        </draw:rect>
        <draw:connector draw:style-name="gr28" draw:text-style-name="P3" draw:layer="layout" draw:type="line" svg:x1="4.4cm" svg:y1="14.089cm" svg:x2="7.708cm" svg:y2="14.1cm" svg:d="M4400 14089l3308 11">
          <text:p/>
        </draw:connector>
        <draw:rect draw:style-name="gr27" draw:text-style-name="P2" xml:id="id44" draw:id="id44" draw:layer="layout" svg:width="4.939cm" svg:height="1.411cm" svg:x="12.462cm" svg:y="9cm">
          <text:p text:style-name="P1"><text:span text:style-name="T1">DisplayPage</text:span></text:p>
        </draw:rect>
        <draw:rect draw:style-name="gr27" draw:text-style-name="P2" xml:id="id45" draw:id="id45" draw:layer="layout" svg:width="4.939cm" svg:height="1.411cm" svg:x="15.961cm" svg:y="10.783cm">
          <text:p text:style-name="P1"><text:span text:style-name="T1">ImageSetInstance</text:span></text:p>
        </draw:rect>
        <draw:connector draw:style-name="gr32" draw:text-style-name="P3" draw:layer="layout" draw:type="line" svg:x1="14.931cm" svg:y1="10.411cm" svg:x2="15.961cm" svg:y2="11.488cm" draw:start-shape="id44" draw:start-glue-point="2" draw:end-shape="id45" draw:end-glue-point="3" svg:d="M14931 10411l1030 1077">
          <text:p/>
        </draw:connector>
        <draw:rect draw:style-name="gr29" draw:text-style-name="P10" xml:id="id43" draw:id="id43" draw:layer="layout" svg:width="4.939cm" svg:height="1.411cm" svg:x="25.5cm" svg:y="5.301cm">
          <text:p text:style-name="P1"><text:span text:style-name="T36">Organ</text:span></text:p>
        </draw:rect>
        <draw:rect draw:style-name="gr29" draw:text-style-name="P10" xml:id="id46" draw:id="id46" draw:layer="layout" svg:width="4.939cm" svg:height="1.411cm" svg:x="25.5cm" svg:y="9cm">
          <text:p text:style-name="P1"><text:span text:style-name="T36">Panel999</text:span></text:p>
        </draw:rect>
        <draw:connector draw:style-name="gr28" draw:text-style-name="P3" draw:layer="layout" draw:type="line" svg:x1="17.401cm" svg:y1="9.705cm" svg:x2="25.5cm" svg:y2="9.705cm" draw:start-shape="id44" draw:start-glue-point="1" draw:end-shape="id46" draw:end-glue-point="3" svg:d="M17401 9705h8099">
          <text:p/>
        </draw:connector>
        <draw:rect draw:style-name="gr29" draw:text-style-name="P10" xml:id="id54" draw:id="id54" draw:layer="layout" svg:width="4.939cm" svg:height="1.411cm" svg:x="25.501cm" svg:y="12.9cm">
          <text:p text:style-name="P1"><text:span text:style-name="T36">Panel999Image999</text:span></text:p>
        </draw:rect>
        <draw:rect draw:style-name="gr29" draw:text-style-name="P10" xml:id="id55" draw:id="id55" draw:layer="layout" svg:width="4.939cm" svg:height="1.411cm" svg:x="25.502cm" svg:y="21cm">
          <text:p text:style-name="P1"><text:span text:style-name="T36">Panel999Element999</text:span></text:p>
          <text:p text:style-name="P1"><text:span text:style-name="T9">(label)</text:span></text:p>
        </draw:rect>
        <draw:rect draw:style-name="gr35" draw:text-style-name="P11" xml:id="id47" draw:id="id47" draw:layer="layout" svg:width="4.939cm" svg:height="1.411cm" svg:x="12.461cm" svg:y="17.108cm">
          <text:p text:style-name="P1"><text:span text:style-name="T37">TextInstance</text:span></text:p>
        </draw:rect>
        <draw:connector draw:style-name="gr32" draw:text-style-name="P3" draw:layer="layout" draw:type="line" svg:x1="14.931cm" svg:y1="10.411cm" svg:x2="14.93cm" svg:y2="17.108cm" draw:start-shape="id44" draw:start-glue-point="2" draw:end-shape="id47" draw:end-glue-point="0" svg:d="M14931 10411l-1 6697">
          <text:p/>
        </draw:connector>
        <draw:rect draw:style-name="gr27" draw:text-style-name="P2" xml:id="id48" draw:id="id48" draw:layer="layout" svg:width="4.939cm" svg:height="1.411cm" svg:x="15.961cm" svg:y="18.789cm">
          <text:p text:style-name="P1"><text:span text:style-name="T1">ImageSetInstance</text:span></text:p>
        </draw:rect>
        <draw:connector draw:style-name="gr32" draw:text-style-name="P3" draw:layer="layout" draw:type="line" svg:x1="14.93cm" svg:y1="18.519cm" svg:x2="15.961cm" svg:y2="19.494cm" draw:start-shape="id47" draw:start-glue-point="2" draw:end-shape="id48" draw:end-glue-point="3" svg:d="M14930 18519l1031 975">
          <text:p/>
        </draw:connector>
        <draw:rect draw:style-name="gr27" draw:text-style-name="P2" xml:id="id49" draw:id="id49" draw:layer="layout" svg:width="4.939cm" svg:height="1.411cm" svg:x="12.461cm" svg:y="25.089cm">
          <text:p text:style-name="P1"><text:span text:style-name="T1">TextStyle</text:span></text:p>
        </draw:rect>
        <draw:connector draw:style-name="gr32" draw:text-style-name="P3" draw:layer="layout" draw:type="line" svg:x1="14.93cm" svg:y1="18.519cm" svg:x2="14.93cm" svg:y2="25.089cm" draw:start-shape="id47" draw:start-glue-point="2" draw:end-shape="id49" draw:end-glue-point="0" svg:d="M14930 18519v6570">
          <text:p/>
        </draw:connector>
        <draw:rect draw:style-name="gr27" draw:text-style-name="P2" xml:id="id50" draw:id="id50" draw:layer="layout" svg:width="4.939cm" svg:height="1.411cm" svg:x="15.961cm" svg:y="12.989cm">
          <text:p text:style-name="P1"><text:span text:style-name="T1">ImageSet</text:span></text:p>
        </draw:rect>
        <draw:connector draw:style-name="gr32" draw:text-style-name="P3" draw:layer="layout" draw:type="line" svg:x1="18.43cm" svg:y1="12.194cm" svg:x2="18.43cm" svg:y2="12.989cm" draw:start-shape="id45" draw:start-glue-point="2" draw:end-shape="id50" draw:end-glue-point="0" svg:d="M18430 12194v795">
          <text:p/>
        </draw:connector>
        <draw:rect draw:style-name="gr27" draw:text-style-name="P2" xml:id="id51" draw:id="id51" draw:layer="layout" svg:width="4.939cm" svg:height="1.411cm" svg:x="15.961cm" svg:y="15.189cm">
          <text:p text:style-name="P1"><text:span text:style-name="T1">ImageSetElement</text:span></text:p>
        </draw:rect>
        <draw:connector draw:style-name="gr32" draw:text-style-name="P3" draw:layer="layout" draw:type="line" svg:x1="18.43cm" svg:y1="14.4cm" svg:x2="18.43cm" svg:y2="15.189cm" draw:start-shape="id50" draw:start-glue-point="2" draw:end-shape="id51" draw:end-glue-point="0" svg:d="M18430 14400v789">
          <text:p/>
        </draw:connector>
        <draw:rect draw:style-name="gr27" draw:text-style-name="P2" xml:id="id52" draw:id="id52" draw:layer="layout" svg:width="4.939cm" svg:height="1.411cm" svg:x="15.961cm" svg:y="20.989cm">
          <text:p text:style-name="P1"><text:span text:style-name="T1">ImageSet</text:span></text:p>
        </draw:rect>
        <draw:connector draw:style-name="gr32" draw:text-style-name="P3" draw:layer="layout" draw:type="line" svg:x1="18.43cm" svg:y1="20.2cm" svg:x2="18.43cm" svg:y2="20.989cm" draw:start-shape="id48" draw:start-glue-point="2" draw:end-shape="id52" draw:end-glue-point="0" svg:d="M18430 20200v789">
          <text:p/>
        </draw:connector>
        <draw:rect draw:style-name="gr27" draw:text-style-name="P2" xml:id="id53" draw:id="id53" draw:layer="layout" svg:width="4.939cm" svg:height="1.411cm" svg:x="15.961cm" svg:y="23.2cm">
          <text:p text:style-name="P1"><text:span text:style-name="T1">ImageSetElement</text:span></text:p>
        </draw:rect>
        <draw:connector draw:style-name="gr32" draw:text-style-name="P3" draw:layer="layout" draw:type="line" svg:x1="18.43cm" svg:y1="22.4cm" svg:x2="18.43cm" svg:y2="23.2cm" draw:start-shape="id52" draw:start-glue-point="2" draw:end-shape="id53" draw:end-glue-point="0" svg:d="M18430 22400v800">
          <text:p/>
        </draw:connector>
        <draw:connector draw:style-name="gr28" draw:text-style-name="P3" draw:layer="layout" draw:type="line" svg:x1="20.9cm" svg:y1="13.694cm" svg:x2="25.501cm" svg:y2="13.605cm" draw:start-shape="id50" draw:start-glue-point="1" draw:end-shape="id54" draw:end-glue-point="3" svg:d="M20900 13694l4601-89">
          <text:p/>
        </draw:connector>
        <draw:connector draw:style-name="gr36" draw:text-style-name="P1" draw:layer="layout" draw:type="lines" svg:x1="17.4cm" svg:y1="6.005cm" svg:x2="25.5cm" svg:y2="9.705cm" draw:start-shape="id42" draw:start-glue-point="1" draw:end-shape="id46" draw:end-glue-point="3" svg:d="M17400 6005h501l7098 3700h501">
          <text:p/>
        </draw:connector>
        <draw:connector draw:style-name="gr36" draw:text-style-name="P1" draw:layer="layout" draw:type="lines" svg:x1="20.9cm" svg:y1="11.488cm" svg:x2="25.501cm" svg:y2="13.605cm" draw:start-shape="id45" draw:start-glue-point="1" draw:end-shape="id54" draw:end-glue-point="3" svg:d="M20900 11488h501l3599 2117h501">
          <text:p/>
        </draw:connector>
        <draw:connector draw:style-name="gr36" draw:text-style-name="P1" draw:layer="layout" draw:type="lines" svg:x1="20.9cm" svg:y1="19.494cm" svg:x2="25.502cm" svg:y2="21.705cm" draw:start-shape="id48" draw:start-glue-point="1" draw:end-shape="id55" draw:end-glue-point="3" svg:d="M20900 19494h501l3600 2211h501">
          <text:p/>
        </draw:connector>
        <draw:connector draw:style-name="gr36" draw:text-style-name="P1" draw:layer="layout" draw:type="lines" draw:line-skew="2.799cm" svg:x1="17.4cm" svg:y1="17.813cm" svg:x2="25.502cm" svg:y2="21.705cm" draw:start-shape="id47" draw:start-glue-point="1" draw:end-shape="id55" draw:end-glue-point="3" svg:d="M17400 17813h3300l4301 3892h501">
          <text:p/>
        </draw:connector>
        <draw:connector draw:style-name="gr36" draw:text-style-name="P1" draw:layer="layout" draw:type="lines" svg:x1="20.9cm" svg:y1="15.894cm" svg:x2="25.501cm" svg:y2="13.605cm" draw:start-shape="id51" draw:start-glue-point="1" draw:end-shape="id54" draw:end-glue-point="3" svg:d="M20900 15894h501l3599-2289h501">
          <text:p/>
        </draw:connector>
        <draw:connector draw:style-name="gr36" draw:text-style-name="P1" draw:layer="layout" draw:type="lines" svg:x1="20.9cm" svg:y1="21.694cm" svg:x2="25.502cm" svg:y2="21.705cm" draw:start-shape="id52" draw:start-glue-point="1" draw:end-shape="id55" draw:end-glue-point="3" svg:d="M20900 21694h501l3600 11h501">
          <text:p/>
        </draw:connector>
        <draw:connector draw:style-name="gr36" draw:text-style-name="P1" draw:layer="layout" draw:type="lines" svg:x1="20.9cm" svg:y1="23.905cm" svg:x2="25.502cm" svg:y2="21.705cm" draw:start-shape="id53" draw:start-glue-point="1" draw:end-shape="id55" draw:end-glue-point="3" svg:d="M20900 23905h501l3600-2200h501">
          <text:p/>
        </draw:connector>
        <draw:connector draw:style-name="gr36" draw:text-style-name="P1" draw:layer="layout" draw:type="lines" draw:line-skew="2.799cm" svg:x1="17.4cm" svg:y1="25.794cm" svg:x2="25.502cm" svg:y2="21.705cm" draw:start-shape="id49" draw:start-glue-point="1" draw:end-shape="id55" draw:end-glue-point="3" svg:d="M17400 25794h3300l4301-4089h501">
          <text:p/>
        </draw:connector>
        <draw:rect draw:style-name="gr27" draw:text-style-name="P2" xml:id="id56" draw:id="id56" draw:layer="layout" svg:width="4.939cm" svg:height="1.411cm" svg:x="12.462cm" svg:y="28cm">
          <text:p text:style-name="P1"><text:span text:style-name="T1">Division</text:span></text:p>
        </draw:rect>
        <draw:rect draw:style-name="gr27" draw:text-style-name="P2" xml:id="id57" draw:id="id57" draw:layer="layout" svg:width="4.939cm" svg:height="1.411cm" svg:x="12.461cm" svg:y="30.289cm">
          <text:p text:style-name="P1"><text:span text:style-name="T1">Keyboard</text:span></text:p>
        </draw:rect>
        <draw:connector draw:style-name="gr32" draw:text-style-name="P3" draw:layer="layout" draw:type="line" svg:x1="14.931cm" svg:y1="29.411cm" svg:x2="14.93cm" svg:y2="30.289cm" draw:start-shape="id56" draw:start-glue-point="2" draw:end-shape="id57" draw:end-glue-point="0" svg:d="M14931 29411l-1 878">
          <text:p/>
        </draw:connector>
        <draw:rect draw:style-name="gr27" draw:text-style-name="P2" xml:id="id58" draw:id="id58" draw:layer="layout" svg:width="4.939cm" svg:height="1.411cm" svg:x="15.961cm" svg:y="32.1cm">
          <text:p text:style-name="P1"><text:span text:style-name="T1">KeyboardKey</text:span></text:p>
        </draw:rect>
        <draw:connector draw:style-name="gr32" draw:text-style-name="P3" draw:layer="layout" draw:type="line" svg:x1="14.93cm" svg:y1="31.7cm" svg:x2="15.961cm" svg:y2="32.805cm" draw:start-shape="id57" draw:start-glue-point="2" draw:end-shape="id58" draw:end-glue-point="3" svg:d="M14930 31700l1031 1105">
          <text:p/>
        </draw:connector>
        <draw:rect draw:style-name="gr27" draw:text-style-name="P2" xml:id="id59" draw:id="id59" draw:layer="layout" svg:width="4.939cm" svg:height="1.411cm" svg:x="15.962cm" svg:y="34.389cm">
          <text:p text:style-name="P1"><text:span text:style-name="T1">Switch</text:span></text:p>
        </draw:rect>
        <draw:connector draw:style-name="gr30" draw:text-style-name="P3" draw:layer="layout" draw:type="line" svg:x1="18.43cm" svg:y1="33.511cm" svg:x2="18.431cm" svg:y2="34.389cm" draw:start-shape="id58" draw:start-glue-point="2" draw:end-shape="id59" draw:end-glue-point="0" svg:d="M18430 33511l1 878">
          <text:p/>
        </draw:connector>
        <draw:rect draw:style-name="gr27" draw:text-style-name="P2" xml:id="id60" draw:id="id60" draw:layer="layout" svg:width="4.939cm" svg:height="1.411cm" svg:x="15.962cm" svg:y="36.778cm">
          <text:p text:style-name="P1"><text:span text:style-name="T1">ImageSetInstance</text:span></text:p>
        </draw:rect>
        <draw:rect draw:style-name="gr27" draw:text-style-name="P2" xml:id="id61" draw:id="id61" draw:layer="layout" svg:width="4.939cm" svg:height="1.411cm" svg:x="15.962cm" svg:y="38.978cm">
          <text:p text:style-name="P1"><text:span text:style-name="T1">ImageSet</text:span></text:p>
        </draw:rect>
        <draw:connector draw:style-name="gr32" draw:text-style-name="P3" draw:layer="layout" draw:type="line" svg:x1="18.431cm" svg:y1="38.189cm" svg:x2="18.431cm" svg:y2="38.978cm" draw:start-shape="id60" draw:start-glue-point="2" draw:end-shape="id61" draw:end-glue-point="0" svg:d="M18431 38189v789">
          <text:p/>
        </draw:connector>
        <draw:rect draw:style-name="gr27" draw:text-style-name="P2" xml:id="id62" draw:id="id62" draw:layer="layout" svg:width="4.939cm" svg:height="1.411cm" svg:x="15.962cm" svg:y="41.189cm">
          <text:p text:style-name="P1"><text:span text:style-name="T1">ImageSetElement</text:span></text:p>
        </draw:rect>
        <draw:connector draw:style-name="gr32" draw:text-style-name="P3" draw:layer="layout" draw:type="line" svg:x1="18.431cm" svg:y1="40.389cm" svg:x2="18.431cm" svg:y2="41.189cm" draw:start-shape="id61" draw:start-glue-point="2" draw:end-shape="id62" draw:end-glue-point="0" svg:d="M18431 40389v800">
          <text:p/>
        </draw:connector>
        <draw:connector draw:style-name="gr32" draw:text-style-name="P3" draw:layer="layout" draw:type="line" svg:x1="18.431cm" svg:y1="35.8cm" svg:x2="18.431cm" svg:y2="36.778cm" draw:start-shape="id59" draw:start-glue-point="2" draw:end-shape="id60" draw:end-glue-point="0" svg:d="M18431 35800v978">
          <text:p/>
        </draw:connector>
        <draw:rect draw:style-name="gr29" draw:text-style-name="P10" xml:id="id63" draw:id="id63" draw:layer="layout" svg:width="4.939cm" svg:height="1.411cm" svg:x="25.4cm" svg:y="39.089cm">
          <text:p text:style-name="P1"><text:span text:style-name="T36">Manual999</text:span></text:p>
        </draw:rect>
        <draw:connector draw:style-name="gr36" draw:text-style-name="P1" draw:layer="layout" draw:type="lines" draw:line-skew="3.498cm" svg:x1="17.401cm" svg:y1="28.705cm" svg:x2="25.4cm" svg:y2="39.794cm" draw:start-shape="id56" draw:start-glue-point="1" draw:end-shape="id63" draw:end-glue-point="3" svg:d="M17401 28705h3999l3499 11089h501">
          <text:p/>
        </draw:connector>
        <draw:rect draw:style-name="gr27" draw:text-style-name="P2" xml:id="id64" draw:id="id64" draw:layer="layout" svg:width="4.939cm" svg:height="1.411cm" svg:x="12.461cm" svg:y="43.178cm">
          <text:p text:style-name="P1"><text:span text:style-name="T1">KeyImageSet</text:span></text:p>
        </draw:rect>
        <draw:rect draw:style-name="gr27" draw:text-style-name="P2" xml:id="id65" draw:id="id65" draw:layer="layout" svg:width="4.939cm" svg:height="1.411cm" svg:x="12.461cm" svg:y="45.378cm">
          <text:p text:style-name="P1"><text:span text:style-name="T1">ImageSet</text:span></text:p>
        </draw:rect>
        <draw:connector draw:style-name="gr32" draw:text-style-name="P3" draw:layer="layout" draw:type="line" svg:x1="14.93cm" svg:y1="44.589cm" svg:x2="14.93cm" svg:y2="45.378cm" draw:start-shape="id64" draw:start-glue-point="2" draw:end-shape="id65" draw:end-glue-point="0" svg:d="M14930 44589v789">
          <text:p/>
        </draw:connector>
        <draw:rect draw:style-name="gr27" draw:text-style-name="P2" xml:id="id66" draw:id="id66" draw:layer="layout" svg:width="4.939cm" svg:height="1.411cm" svg:x="12.461cm" svg:y="47.589cm">
          <text:p text:style-name="P1"><text:span text:style-name="T1">ImageSetElement</text:span></text:p>
        </draw:rect>
        <draw:connector draw:style-name="gr32" draw:text-style-name="P3" draw:layer="layout" draw:type="line" svg:x1="14.93cm" svg:y1="46.789cm" svg:x2="14.93cm" svg:y2="47.589cm" draw:start-shape="id65" draw:start-glue-point="2" draw:end-shape="id66" draw:end-glue-point="0" svg:d="M14930 46789v800">
          <text:p/>
        </draw:connector>
        <draw:connector draw:style-name="gr32" draw:text-style-name="P3" draw:layer="layout" draw:type="line" svg:x1="14.93cm" svg:y1="31.7cm" svg:x2="14.93cm" svg:y2="43.178cm" draw:start-shape="id57" draw:start-glue-point="2" draw:end-shape="id64" draw:end-glue-point="0" svg:d="M14930 31700v11478">
          <text:p/>
        </draw:connector>
        <draw:connector draw:style-name="gr36" draw:text-style-name="P1" draw:layer="layout" draw:type="lines" svg:x1="20.9cm" svg:y1="32.805cm" svg:x2="25.4cm" svg:y2="39.794cm" draw:start-shape="id58" draw:start-glue-point="1" draw:end-shape="id63" draw:end-glue-point="3" svg:d="M20900 32805h501l3498 6989h501">
          <text:p/>
        </draw:connector>
        <draw:connector draw:style-name="gr36" draw:text-style-name="P1" draw:layer="layout" draw:type="lines" svg:x1="20.901cm" svg:y1="37.483cm" svg:x2="25.4cm" svg:y2="39.794cm" draw:start-shape="id60" draw:start-glue-point="1" draw:end-shape="id63" draw:end-glue-point="3" svg:d="M20901 37483h501l3497 2311h501">
          <text:p/>
        </draw:connector>
        <draw:connector draw:style-name="gr36" draw:text-style-name="P1" draw:layer="layout" draw:type="lines" svg:x1="20.901cm" svg:y1="39.683cm" svg:x2="25.4cm" svg:y2="39.794cm" draw:start-shape="id61" draw:start-glue-point="1" draw:end-shape="id63" svg:d="M20901 39683h501l3497 111h501">
          <text:p/>
        </draw:connector>
        <draw:connector draw:style-name="gr36" draw:text-style-name="P1" draw:layer="layout" draw:type="lines" svg:x1="20.901cm" svg:y1="41.894cm" svg:x2="25.4cm" svg:y2="39.794cm" draw:start-shape="id62" draw:start-glue-point="1" draw:end-shape="id63" draw:end-glue-point="3" svg:d="M20901 41894h501l3497-2100h501">
          <text:p/>
        </draw:connector>
        <draw:connector draw:style-name="gr36" draw:text-style-name="P1" draw:layer="layout" draw:type="lines" draw:line-skew="2.099cm" svg:x1="17.4cm" svg:y1="43.883cm" svg:x2="25.4cm" svg:y2="39.794cm" draw:start-shape="id64" draw:start-glue-point="1" draw:end-shape="id63" draw:end-glue-point="3" svg:d="M17400 43883h2600l4899-4089h501">
          <text:p/>
        </draw:connector>
        <draw:connector draw:style-name="gr36" draw:text-style-name="P1" draw:layer="layout" draw:type="lines" draw:line-skew="1.399cm" svg:x1="17.4cm" svg:y1="46.083cm" svg:x2="25.4cm" svg:y2="39.794cm" draw:start-shape="id65" draw:start-glue-point="1" draw:end-shape="id63" draw:end-glue-point="3" svg:d="M17400 46083h1900l5599-6289h501">
          <text:p/>
        </draw:connector>
        <draw:connector draw:style-name="gr36" draw:text-style-name="P1" draw:layer="layout" draw:type="lines" svg:x1="17.4cm" svg:y1="48.294cm" svg:x2="25.4cm" svg:y2="39.794cm" draw:start-shape="id66" draw:start-glue-point="1" draw:end-shape="id63" draw:end-glue-point="3" svg:d="M17400 48294h501l6998-8500h501">
          <text:p/>
        </draw:connector>
        <draw:custom-shape draw:style-name="gr37" draw:text-style-name="P2" draw:layer="layout" svg:width="0.6cm" svg:height="0.6cm" svg:x="15cm" svg:y="31.8cm">
          <text:p text:style-name="P1"><text:span text:style-name="T3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6cm" svg:height="0.6cm" svg:x="14.6cm" svg:y="33cm">
          <text:p text:style-name="P1"><text:span text:style-name="T3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2" draw:layer="layout" svg:width="4.828cm" svg:height="2.163cm" svg:x="9.8cm" svg:y="31.8cm">
          <draw:text-box>
            <text:p><text:span text:style-name="T39">Keyboard display</text:span></text:p>
            <text:p><text:span text:style-name="T39">mode 1 or 2</text:span></text:p>
            <text:p><text:span text:style-name="T39">Usually not both in the </text:span></text:p>
            <text:p><text:span text:style-name="T39">same sample set</text:span></text:p>
          </draw:text-box>
        </draw:frame>
        <draw:rect draw:style-name="gr27" draw:text-style-name="P2" xml:id="id74" draw:id="id74" draw:layer="layout" svg:width="4.939cm" svg:height="1.411cm" svg:x="34.8cm" svg:y="7.889cm">
          <draw:glue-point draw:id="4" svg:x="-2.569cm" svg:y="-4.996cm"/>
          <draw:glue-point draw:id="5" svg:x="2.694cm" svg:y="-4.996cm"/>
          <draw:glue-point draw:id="6" svg:x="-3.176cm" svg:y="5.003cm"/>
          <text:p text:style-name="P1"><text:span text:style-name="T1">Switch</text:span></text:p>
        </draw:rect>
        <draw:rect draw:style-name="gr27" draw:text-style-name="P2" xml:id="id69" draw:id="id69" draw:layer="layout" svg:width="4.939cm" svg:height="1.411cm" svg:x="39.261cm" svg:y="16.489cm">
          <text:p text:style-name="P1"><text:span text:style-name="T1">KeyAction</text:span></text:p>
        </draw:rect>
        <draw:rect draw:style-name="gr29" draw:text-style-name="P10" xml:id="id78" draw:id="id78" draw:layer="layout" svg:width="4.939cm" svg:height="1.411cm" svg:x="48.84cm" svg:y="9.789cm">
          <text:p text:style-name="P1"><text:span text:style-name="T36">Switch999</text:span></text:p>
        </draw:rect>
        <draw:rect draw:style-name="gr27" draw:text-style-name="P2" xml:id="id67" draw:id="id67" draw:layer="layout" svg:width="3.139cm" svg:height="1.411cm" svg:x="37.7cm" svg:y="18.789cm">
          <text:p text:style-name="P1"><text:span text:style-name="T1">Keyboard</text:span></text:p>
        </draw:rect>
        <draw:rect draw:style-name="gr27" draw:text-style-name="P2" xml:id="id80" draw:id="id80" draw:layer="layout" svg:width="4.939cm" svg:height="1.411cm" svg:x="39.3cm" svg:y="25.8cm">
          <text:p text:style-name="P1"><text:span text:style-name="T1">StopRank</text:span></text:p>
        </draw:rect>
        <draw:rect draw:style-name="gr39" draw:text-style-name="P2" xml:id="id68" draw:id="id68" draw:layer="layout" svg:width="3.14cm" svg:height="1.411cm" svg:x="37.7cm" svg:y="21.089cm">
          <text:p text:style-name="P1"><text:span text:style-name="T1">Division</text:span></text:p>
          <text:p text:style-name="P1"><text:span text:style-name="T6">(source)</text:span></text:p>
        </draw:rect>
        <draw:connector draw:style-name="gr40" draw:text-style-name="P3" draw:layer="layout" draw:type="line" svg:x1="39.269cm" svg:y1="20.2cm" svg:x2="39.27cm" svg:y2="21.089cm" draw:start-shape="id67" draw:start-glue-point="2" draw:end-shape="id68" draw:end-glue-point="0" svg:d="M39269 20200l1 889">
          <text:p/>
        </draw:connector>
        <draw:connector draw:style-name="gr36" draw:text-style-name="P1" draw:layer="layout" draw:type="lines" svg:x1="44.2cm" svg:y1="17.194cm" svg:x2="48.8cm" svg:y2="17.194cm" draw:start-shape="id69" draw:start-glue-point="1" draw:end-shape="id70" draw:end-glue-point="3" svg:d="M44200 17194h501 3598 501">
          <text:p/>
        </draw:connector>
        <draw:rect draw:style-name="gr27" draw:text-style-name="P2" xml:id="id71" draw:id="id71" draw:layer="layout" svg:width="3.14cm" svg:height="1.411cm" svg:x="42.63cm" svg:y="18.789cm">
          <text:p text:style-name="P1"><text:span text:style-name="T1">Keyboard</text:span></text:p>
        </draw:rect>
        <draw:rect draw:style-name="gr27" draw:text-style-name="P2" xml:id="id72" draw:id="id72" draw:layer="layout" svg:width="3.039cm" svg:height="1.411cm" svg:x="42.661cm" svg:y="21.089cm">
          <text:p text:style-name="P1"><text:span text:style-name="T1">Division</text:span></text:p>
          <text:p text:style-name="P1"><text:span text:style-name="T6">(destination)</text:span></text:p>
        </draw:rect>
        <draw:connector draw:style-name="gr32" draw:text-style-name="P3" draw:layer="layout" draw:type="line" svg:x1="44.2cm" svg:y1="20.2cm" svg:x2="44.18cm" svg:y2="21.089cm" draw:start-shape="id71" draw:start-glue-point="2" draw:end-shape="id72" draw:end-glue-point="0" svg:d="M44200 20200l-20 889">
          <text:p/>
        </draw:connector>
        <draw:rect draw:style-name="gr29" draw:text-style-name="P10" xml:id="id70" draw:id="id70" draw:layer="layout" svg:width="4.939cm" svg:height="1.411cm" svg:x="48.8cm" svg:y="16.489cm">
          <text:p text:style-name="P1"><text:span text:style-name="T36">Coupler999</text:span></text:p>
        </draw:rect>
        <draw:rect draw:style-name="gr27" draw:text-style-name="P2" xml:id="id73" draw:id="id73" draw:layer="layout" svg:width="4.939cm" svg:height="1.411cm" svg:x="34.801cm" svg:y="5.3cm">
          <draw:glue-point draw:id="4" svg:x="-2.571cm" svg:y="5.003cm"/>
          <draw:glue-point draw:id="5" svg:x="2.692cm" svg:y="5.003cm"/>
          <text:p text:style-name="P1"><text:span text:style-name="T1">SwitchLinkage</text:span></text:p>
        </draw:rect>
        <draw:connector draw:style-name="gr32" draw:text-style-name="P3" draw:layer="layout" draw:type="line" svg:x1="38.599cm" svg:y1="6.71cm" svg:x2="38.599cm" svg:y2="7.89cm" draw:start-shape="id73" draw:start-glue-point="5" draw:end-shape="id74" draw:end-glue-point="5" svg:d="M38599 6710v1180">
          <text:p/>
        </draw:connector>
        <draw:connector draw:style-name="gr40" draw:text-style-name="P3" draw:layer="layout" draw:type="line" svg:x1="36.001cm" svg:y1="7.89cm" svg:x2="36.001cm" svg:y2="6.71cm" draw:start-shape="id74" draw:start-glue-point="4" draw:end-shape="id73" draw:end-glue-point="4" svg:d="M36001 7890v-1180">
          <text:p/>
        </draw:connector>
        <draw:connector draw:style-name="gr41" draw:text-style-name="P1" draw:layer="layout" draw:type="lines" svg:x1="37.269cm" svg:y1="9.3cm" svg:x2="39.3cm" svg:y2="10.505cm" draw:start-shape="id74" draw:start-glue-point="2" draw:end-shape="id75" draw:end-glue-point="3" svg:d="M37269 9300v501l1530 704h501">
          <text:p/>
        </draw:connector>
        <draw:rect draw:style-name="gr29" draw:text-style-name="P10" draw:layer="layout" svg:width="4.939cm" svg:height="1.411cm" svg:x="48.842cm" svg:y="8.3cm">
          <text:p text:style-name="P1"><text:span text:style-name="T36">Panel999Element999</text:span></text:p>
          <text:p text:style-name="P1"><text:span text:style-name="T9">(switch)</text:span></text:p>
        </draw:rect>
        <draw:rect draw:style-name="gr27" draw:text-style-name="P2" xml:id="id75" draw:id="id75" draw:layer="layout" svg:width="4.939cm" svg:height="1.411cm" svg:x="39.3cm" svg:y="9.8cm">
          <text:p text:style-name="P1"><text:span text:style-name="T1">ImageSetInstance</text:span></text:p>
        </draw:rect>
        <draw:rect draw:style-name="gr27" draw:text-style-name="P2" xml:id="id76" draw:id="id76" draw:layer="layout" svg:width="4.939cm" svg:height="1.411cm" svg:x="39.3cm" svg:y="12.006cm">
          <text:p text:style-name="P1"><text:span text:style-name="T1">ImageSet</text:span></text:p>
        </draw:rect>
        <draw:connector draw:style-name="gr32" draw:text-style-name="P3" draw:layer="layout" draw:type="line" svg:x1="41.769cm" svg:y1="11.211cm" svg:x2="41.769cm" svg:y2="12.006cm" draw:start-shape="id75" draw:start-glue-point="2" draw:end-shape="id76" draw:end-glue-point="0" svg:d="M41769 11211v795">
          <text:p/>
        </draw:connector>
        <draw:rect draw:style-name="gr27" draw:text-style-name="P2" xml:id="id77" draw:id="id77" draw:layer="layout" svg:width="4.939cm" svg:height="1.411cm" svg:x="39.3cm" svg:y="14.206cm">
          <text:p text:style-name="P1"><text:span text:style-name="T1">ImageSetElement</text:span></text:p>
        </draw:rect>
        <draw:connector draw:style-name="gr32" draw:text-style-name="P3" draw:layer="layout" draw:type="line" svg:x1="41.769cm" svg:y1="13.417cm" svg:x2="41.769cm" svg:y2="14.206cm" draw:start-shape="id76" draw:start-glue-point="2" draw:end-shape="id77" draw:end-glue-point="0" svg:d="M41769 13417v789">
          <text:p/>
        </draw:connector>
        <draw:connector draw:style-name="gr36" draw:text-style-name="P1" draw:layer="layout" draw:type="lines" svg:x1="44.239cm" svg:y1="10.505cm" svg:x2="48.84cm" svg:y2="10.494cm" draw:start-shape="id75" draw:start-glue-point="1" draw:end-shape="id78" draw:end-glue-point="3" svg:d="M44239 10505h501l3599-11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draw:line-skew="2.66cm" svg:x1="39.739cm" svg:y1="8.594cm" svg:x2="48.84cm" svg:y2="10.494cm" draw:start-shape="id74" draw:start-glue-point="1" draw:end-shape="id78" draw:end-glue-point="3" svg:d="M39739 8594h3161l5439 1900h501">
          <text:p/>
        </draw:connector>
        <draw:connector draw:style-name="gr36" draw:text-style-name="P1" draw:layer="layout" draw:type="lines" svg:x1="44.239cm" svg:y1="14.911cm" svg:x2="48.84cm" svg:y2="10.494cm" draw:start-shape="id77" draw:start-glue-point="1" draw:end-shape="id78" draw:end-glue-point="3" svg:d="M44239 14911h501l3599-4417h501">
          <text:p/>
        </draw:connector>
        <draw:connector draw:style-name="gr41" draw:text-style-name="P1" draw:layer="layout" draw:type="lines" draw:line-skew="6.199cm" svg:x1="37.269cm" svg:y1="9.3cm" svg:x2="39.261cm" svg:y2="17.194cm" draw:start-shape="id74" draw:start-glue-point="2" draw:end-shape="id69" draw:end-glue-point="3" svg:d="M37269 9300v6700l1491 1194h501">
          <text:p/>
        </draw:connector>
        <draw:connector draw:style-name="gr41" draw:text-style-name="P1" draw:layer="layout" draw:type="lines" draw:line-skew="3.099cm -0.16cm" svg:x1="41.73cm" svg:y1="17.9cm" svg:x2="42.661cm" svg:y2="21.794cm" draw:start-shape="id69" draw:start-glue-point="2" draw:end-shape="id72" draw:end-glue-point="3" svg:d="M41730 17900v3600l270 294h661">
          <text:p/>
        </draw:connector>
        <draw:rect draw:style-name="gr27" draw:text-style-name="P2" xml:id="id79" draw:id="id79" draw:layer="layout" svg:width="4.939cm" svg:height="1.411cm" svg:x="39.3cm" svg:y="23.389cm">
          <draw:glue-point draw:id="4" svg:x="-4.996cm" svg:y="2.877cm"/>
          <text:p text:style-name="P1"><text:span text:style-name="T1">Stop</text:span></text:p>
        </draw:rect>
        <draw:connector draw:style-name="gr41" draw:text-style-name="P1" draw:layer="layout" draw:type="lines" draw:line-skew="13.699cm -0.099cm" svg:x1="37.269cm" svg:y1="9.3cm" svg:x2="39.3cm" svg:y2="24.094cm" draw:start-shape="id74" draw:start-glue-point="2" draw:end-shape="id79" draw:end-glue-point="3" svg:d="M37269 9300v14200l1431 594h600">
          <text:p/>
        </draw:connector>
        <draw:connector draw:style-name="gr32" draw:text-style-name="P3" draw:layer="layout" draw:type="line" svg:x1="41.769cm" svg:y1="24.8cm" svg:x2="41.769cm" svg:y2="25.8cm" draw:start-shape="id79" draw:start-glue-point="2" draw:end-shape="id80" draw:end-glue-point="0" svg:d="M41769 24800v1000">
          <text:p/>
        </draw:connector>
        <draw:rect draw:style-name="gr27" draw:text-style-name="P2" xml:id="id81" draw:id="id81" draw:layer="layout" svg:width="4.939cm" svg:height="1.411cm" svg:x="39.301cm" svg:y="28.1cm">
          <text:p text:style-name="P1"><text:span text:style-name="T1">Rank</text:span></text:p>
        </draw:rect>
        <draw:connector draw:style-name="gr32" draw:text-style-name="P3" draw:layer="layout" draw:type="line" svg:x1="41.769cm" svg:y1="27.211cm" svg:x2="41.77cm" svg:y2="28.1cm" draw:start-shape="id80" draw:start-glue-point="2" draw:end-shape="id81" draw:end-glue-point="0" svg:d="M41769 27211l1 889">
          <text:p/>
        </draw:connector>
        <draw:rect draw:style-name="gr29" draw:text-style-name="P10" xml:id="id82" draw:id="id82" draw:layer="layout" svg:width="4.939cm" svg:height="1.411cm" svg:x="48.801cm" svg:y="25.789cm">
          <text:p text:style-name="P1"><text:span text:style-name="T36">Stop999</text:span></text:p>
          <text:p text:style-name="P1"><text:span text:style-name="T40">(pipes or noise)</text:span></text:p>
        </draw:rect>
        <draw:connector draw:style-name="gr36" draw:text-style-name="P1" draw:layer="layout" draw:type="lines" svg:x1="44.239cm" svg:y1="26.505cm" svg:x2="48.801cm" svg:y2="26.494cm" draw:start-shape="id80" draw:start-glue-point="1" draw:end-shape="id82" draw:end-glue-point="3" svg:d="M44239 26505h501l3560-11h501">
          <text:p/>
        </draw:connector>
        <draw:connector draw:style-name="gr36" draw:text-style-name="P1" draw:layer="layout" draw:type="lines" svg:x1="44.239cm" svg:y1="24.094cm" svg:x2="48.801cm" svg:y2="26.494cm" draw:start-shape="id79" draw:start-glue-point="1" draw:end-shape="id82" draw:end-glue-point="3" svg:d="M44239 24094h501l3560 2400h501">
          <text:p/>
        </draw:connector>
        <draw:rect draw:style-name="gr27" draw:text-style-name="P2" xml:id="id83" draw:id="id83" draw:layer="layout" svg:width="4.939cm" svg:height="1.411cm" svg:x="39.302cm" svg:y="30.4cm">
          <text:p text:style-name="P1"><text:span text:style-name="T1">Pipe_SoundEngine01</text:span></text:p>
        </draw:rect>
        <draw:connector draw:style-name="gr32" draw:text-style-name="P3" draw:layer="layout" draw:type="line" svg:x1="41.77cm" svg:y1="29.511cm" svg:x2="41.771cm" svg:y2="30.4cm" draw:start-shape="id81" draw:start-glue-point="2" draw:end-shape="id83" draw:end-glue-point="0" svg:d="M41770 29511l1 889">
          <text:p/>
        </draw:connector>
        <draw:connector draw:style-name="gr36" draw:text-style-name="P1" draw:layer="layout" draw:type="lines" draw:line-skew="2.559cm" svg:x1="44.24cm" svg:y1="28.805cm" svg:x2="48.801cm" svg:y2="26.494cm" draw:start-shape="id81" draw:start-glue-point="1" draw:end-shape="id82" draw:end-glue-point="3" svg:d="M44240 28805h3060l1000-2311h501">
          <text:p/>
        </draw:connector>
        <draw:rect draw:style-name="gr29" draw:text-style-name="P10" xml:id="id88" draw:id="id88" draw:layer="layout" svg:width="4.939cm" svg:height="1.411cm" svg:x="48.761cm" svg:y="32.689cm">
          <text:p text:style-name="P1"><text:span text:style-name="T36">Rank999</text:span></text:p>
        </draw:rect>
        <draw:rect draw:style-name="gr27" draw:text-style-name="P2" xml:id="id84" draw:id="id84" draw:layer="layout" svg:width="6.742cm" svg:height="1.411cm" svg:x="38.4cm" svg:y="32.689cm">
          <text:p text:style-name="P1"><text:span text:style-name="T1">Pipe_SoundEngine01_Layer</text:span></text:p>
        </draw:rect>
        <draw:connector draw:style-name="gr32" draw:text-style-name="P3" draw:layer="layout" draw:type="line" svg:x1="41.771cm" svg:y1="31.811cm" svg:x2="41.771cm" svg:y2="32.689cm" draw:start-shape="id83" draw:start-glue-point="2" draw:end-shape="id84" draw:end-glue-point="0" svg:d="M41771 31811v878">
          <text:p/>
        </draw:connector>
        <draw:rect draw:style-name="gr27" draw:text-style-name="P2" xml:id="id86" draw:id="id86" draw:layer="layout" svg:width="8.5cm" svg:height="1.411cm" svg:x="37.5cm" svg:y="37.189cm">
          <text:p text:style-name="P1"><text:span text:style-name="T1">Pipe_SoundEngine01_ReleaseSample</text:span></text:p>
        </draw:rect>
        <draw:rect draw:style-name="gr27" draw:text-style-name="P2" xml:id="id85" draw:id="id85" draw:layer="layout" svg:width="8.3cm" svg:height="1.411cm" svg:x="38.4cm" svg:y="35.389cm">
          <text:p text:style-name="P1"><text:span text:style-name="T1">Pipe_SoundEngine01_AttackSample</text:span></text:p>
        </draw:rect>
        <draw:connector draw:style-name="gr41" draw:text-style-name="P1" draw:layer="layout" draw:type="lines" draw:line-skew="-0.399cm -0.399cm" svg:x1="38.4cm" svg:y1="33.394cm" svg:x2="38.4cm" svg:y2="36.094cm" draw:start-shape="id84" draw:end-shape="id85" draw:end-glue-point="3" svg:d="M38400 33394h-900v2700h900">
          <text:p/>
        </draw:connector>
        <draw:connector draw:style-name="gr41" draw:text-style-name="P1" draw:layer="layout" draw:type="lines" draw:line-skew="-1.299cm -0.399cm" svg:x1="38.4cm" svg:y1="33.394cm" svg:x2="37.5cm" svg:y2="37.894cm" draw:start-shape="id84" draw:start-glue-point="3" draw:end-shape="id86" draw:end-glue-point="3" svg:d="M38400 33394h-1800v4500h900">
          <text:p/>
        </draw:connector>
        <draw:rect draw:style-name="gr27" draw:text-style-name="P2" xml:id="id87" draw:id="id87" draw:layer="layout" svg:width="4.939cm" svg:height="1.411cm" svg:x="39.302cm" svg:y="39.4cm">
          <text:p text:style-name="P1"><text:span text:style-name="T1">Sample</text:span></text:p>
        </draw:rect>
        <draw:connector draw:style-name="gr41" draw:text-style-name="P1" draw:layer="layout" draw:type="lines" draw:line-skew="0.099cm 2.558cm" svg:x1="46.7cm" svg:y1="36.094cm" svg:x2="44.241cm" svg:y2="40.105cm" draw:start-shape="id85" draw:start-glue-point="1" draw:end-shape="id87" draw:end-glue-point="1" svg:d="M46700 36094h600v4011h-3059">
          <text:p/>
        </draw:connector>
        <draw:connector draw:style-name="gr41" draw:text-style-name="P1" draw:layer="layout" draw:type="lines" draw:line-skew="0cm 1.76cm" svg:x1="46cm" svg:y1="37.894cm" svg:x2="44.241cm" svg:y2="40.105cm" draw:start-shape="id86" draw:start-glue-point="1" draw:end-shape="id87" draw:end-glue-point="1" svg:d="M46000 37894h501l1 2211h-2261">
          <text:p/>
        </draw:connector>
        <draw:connector draw:style-name="gr36" draw:text-style-name="P1" draw:layer="layout" draw:type="lines" draw:line-skew="2.559cm" svg:x1="44.24cm" svg:y1="28.805cm" svg:x2="48.761cm" svg:y2="33.394cm" draw:start-shape="id81" draw:start-glue-point="1" draw:end-shape="id88" draw:end-glue-point="3" svg:d="M44240 28805h3060l960 4589h501">
          <text:p/>
        </draw:connector>
        <draw:connector draw:style-name="gr36" draw:text-style-name="P1" draw:layer="layout" draw:type="lines" svg:x1="44.241cm" svg:y1="31.105cm" svg:x2="48.761cm" svg:y2="33.394cm" draw:start-shape="id83" draw:start-glue-point="1" draw:end-shape="id88" svg:d="M44241 31105h501l3518 2289h501">
          <text:p/>
        </draw:connector>
        <draw:connector draw:style-name="gr36" draw:text-style-name="P1" draw:layer="layout" draw:type="lines" svg:x1="45.142cm" svg:y1="33.394cm" svg:x2="48.761cm" svg:y2="33.394cm" draw:start-shape="id84" draw:start-glue-point="1" draw:end-shape="id88" draw:end-glue-point="3" svg:d="M45142 33394h501 2617 501">
          <text:p/>
        </draw:connector>
        <draw:rect draw:style-name="gr29" draw:text-style-name="P10" xml:id="id90" draw:id="id90" draw:layer="layout" svg:width="4.939cm" svg:height="1.411cm" svg:x="75.043cm" svg:y="5.311cm">
          <text:p text:style-name="P1"><text:span text:style-name="T36">WindchestGroup999</text:span></text:p>
        </draw:rect>
        <draw:connector draw:style-name="gr36" draw:text-style-name="P1" draw:layer="layout" draw:type="lines" draw:line-skew="0.299cm" svg:x1="46.7cm" svg:y1="36.094cm" svg:x2="48.761cm" svg:y2="33.394cm" draw:start-shape="id85" draw:start-glue-point="1" draw:end-shape="id88" draw:end-glue-point="3" svg:d="M46700 36094h800l760-2700h501">
          <text:p/>
        </draw:connector>
        <draw:connector draw:style-name="gr36" draw:text-style-name="P1" draw:layer="layout" draw:type="lines" draw:line-skew="0.998cm" svg:x1="46cm" svg:y1="37.894cm" svg:x2="48.761cm" svg:y2="33.394cm" draw:start-shape="id86" draw:start-glue-point="1" draw:end-shape="id88" draw:end-glue-point="3" svg:d="M46000 37894h1499l761-4500h501">
          <text:p/>
        </draw:connector>
        <draw:connector draw:style-name="gr36" draw:text-style-name="P1" draw:layer="layout" draw:type="lines" draw:line-skew="2.858cm" svg:x1="44.241cm" svg:y1="40.105cm" svg:x2="48.761cm" svg:y2="33.394cm" draw:start-shape="id87" draw:start-glue-point="1" draw:end-shape="id88" draw:end-glue-point="3" svg:d="M44241 40105h3359l660-6711h501">
          <text:p/>
        </draw:connector>
        <draw:rect draw:style-name="gr27" draw:text-style-name="P2" xml:id="id89" draw:id="id89" draw:layer="layout" svg:width="4.939cm" svg:height="1.411cm" svg:x="65.543cm" svg:y="5.3cm">
          <text:p text:style-name="P1"><text:span text:style-name="T1">WindCompartment</text:span></text:p>
        </draw:rect>
        <draw:connector draw:style-name="gr36" draw:text-style-name="P1" draw:layer="layout" draw:type="lines" svg:x1="70.482cm" svg:y1="6.005cm" svg:x2="75.043cm" svg:y2="6.016cm" draw:start-shape="id89" draw:start-glue-point="1" draw:end-shape="id90" draw:end-glue-point="3" svg:d="M70482 6005h501l3559 11h501">
          <text:p/>
        </draw:connector>
        <draw:rect draw:style-name="gr29" draw:text-style-name="P10" xml:id="id92" draw:id="id92" draw:layer="layout" svg:width="4.939cm" svg:height="1.411cm" svg:x="75.044cm" svg:y="12.533cm">
          <text:p text:style-name="P1"><text:span text:style-name="T36">Enclosure999</text:span></text:p>
        </draw:rect>
        <draw:rect draw:style-name="gr27" draw:text-style-name="P2" xml:id="id91" draw:id="id91" draw:layer="layout" svg:width="4.939cm" svg:height="1.411cm" svg:x="65.544cm" svg:y="12.522cm">
          <text:p text:style-name="P1"><text:span text:style-name="T1">ContinuousControl</text:span></text:p>
        </draw:rect>
        <draw:connector draw:style-name="gr36" draw:text-style-name="P1" draw:layer="layout" draw:type="lines" svg:x1="70.483cm" svg:y1="13.227cm" svg:x2="75.044cm" svg:y2="13.238cm" draw:start-shape="id91" draw:start-glue-point="1" draw:end-shape="id92" draw:end-glue-point="3" svg:d="M70483 13227h501l3559 11h501">
          <text:p/>
        </draw:connector>
        <draw:rect draw:style-name="gr27" draw:text-style-name="P2" xml:id="id93" draw:id="id93" draw:layer="layout" svg:width="4.939cm" svg:height="1.411cm" svg:x="65.545cm" svg:y="9.811cm">
          <text:p text:style-name="P1"><text:span text:style-name="T1">Enclosure</text:span></text:p>
        </draw:rect>
        <draw:connector draw:style-name="gr40" draw:text-style-name="P3" draw:layer="layout" draw:type="line" svg:x1="68.014cm" svg:y1="11.222cm" svg:x2="68.013cm" svg:y2="12.522cm" draw:start-shape="id93" draw:start-glue-point="2" draw:end-shape="id91" draw:end-glue-point="0" svg:d="M68014 11222l-1 1300">
          <text:p/>
        </draw:connector>
        <draw:rect draw:style-name="gr27" draw:text-style-name="P2" xml:id="id94" draw:id="id94" draw:layer="layout" svg:width="4.939cm" svg:height="1.411cm" svg:x="58.203cm" svg:y="7.122cm">
          <text:p text:style-name="P1"><text:span text:style-name="T1">Pipe_SoundEngine01</text:span></text:p>
        </draw:rect>
        <draw:rect draw:style-name="gr27" draw:text-style-name="P2" xml:id="id95" draw:id="id95" draw:layer="layout" svg:width="6.4cm" svg:height="1.411cm" svg:x="57.443cm" svg:y="12.522cm">
          <text:p text:style-name="P1"><text:span text:style-name="T1">Pipe_SoundEngine01_Layer</text:span></text:p>
        </draw:rect>
        <draw:connector draw:style-name="gr32" draw:text-style-name="P3" draw:layer="layout" draw:type="line" svg:x1="60.672cm" svg:y1="8.533cm" svg:x2="60.643cm" svg:y2="12.522cm" draw:start-shape="id94" draw:start-glue-point="2" draw:end-shape="id95" draw:end-glue-point="0" svg:d="M60672 8533l-29 3989">
          <text:p/>
        </draw:connector>
        <draw:rect draw:style-name="gr27" draw:text-style-name="P2" xml:id="id96" draw:id="id96" draw:layer="layout" svg:width="4.939cm" svg:height="1.411cm" svg:x="65.543cm" svg:y="7.111cm">
          <text:p text:style-name="P1"><text:span text:style-name="T1">EnclosurePipe</text:span></text:p>
        </draw:rect>
        <draw:connector draw:style-name="gr40" draw:text-style-name="P3" draw:layer="layout" draw:type="line" svg:x1="68.012cm" svg:y1="8.522cm" svg:x2="68.014cm" svg:y2="9.811cm" draw:start-shape="id96" draw:start-glue-point="2" draw:end-shape="id93" draw:end-glue-point="0" svg:d="M68012 8522l2 1289">
          <text:p/>
        </draw:connector>
        <draw:connector draw:style-name="gr32" draw:text-style-name="P3" draw:layer="layout" draw:type="line" svg:x1="65.543cm" svg:y1="7.816cm" svg:x2="63.142cm" svg:y2="7.827cm" draw:start-shape="id96" draw:start-glue-point="3" draw:end-shape="id94" draw:end-glue-point="1" svg:d="M65543 7816l-2401 11">
          <text:p/>
        </draw:connector>
        <draw:connector draw:style-name="gr40" draw:text-style-name="P3" draw:layer="layout" draw:type="line" svg:x1="63.843cm" svg:y1="13.227cm" svg:x2="65.544cm" svg:y2="13.227cm" draw:start-shape="id95" draw:start-glue-point="1" draw:end-shape="id91" draw:end-glue-point="3" svg:d="M63843 13227h1701">
          <text:p/>
        </draw:connector>
        <draw:connector draw:style-name="gr36" draw:text-style-name="P1" draw:layer="layout" draw:type="lines" svg:x1="70.484cm" svg:y1="10.516cm" svg:x2="75.044cm" svg:y2="13.238cm" draw:start-shape="id93" draw:start-glue-point="1" draw:end-shape="id92" draw:end-glue-point="3" svg:d="M70484 10516h501l3558 2722h501">
          <text:p/>
        </draw:connector>
        <draw:rect draw:style-name="gr29" draw:text-style-name="P10" draw:layer="layout" svg:width="4.939cm" svg:height="1.411cm" svg:x="75.061cm" svg:y="11.011cm">
          <text:p text:style-name="P1"><text:span text:style-name="T36">Panel999Element999</text:span></text:p>
          <text:p text:style-name="P1"><text:span text:style-name="T9">(enclosure)</text:span></text:p>
        </draw:rect>
        <draw:connector draw:style-name="gr41" draw:text-style-name="P1" draw:layer="layout" draw:type="lines" svg:x1="41.73cm" svg:y1="17.9cm" svg:x2="42.63cm" svg:y2="19.494cm" draw:start-shape="id69" draw:start-glue-point="2" draw:end-shape="id71" draw:end-glue-point="3" svg:d="M41730 17900v501l399 1093h501">
          <text:p/>
        </draw:connector>
        <draw:connector draw:style-name="gr42" draw:text-style-name="P1" draw:layer="layout" draw:type="lines" svg:x1="41.73cm" svg:y1="17.9cm" svg:x2="40.839cm" svg:y2="19.494cm" draw:start-shape="id69" draw:start-glue-point="2" draw:end-shape="id67" draw:end-glue-point="1" svg:d="M41730 17900v501l-390 1093h-501">
          <text:p/>
        </draw:connector>
        <draw:connector draw:style-name="gr42" draw:text-style-name="P1" draw:layer="layout" draw:type="lines" draw:line-skew="0cm -2.199cm" svg:x1="60.672cm" svg:y1="7.122cm" svg:x2="65.543cm" svg:y2="6.005cm" draw:start-shape="id94" draw:start-glue-point="0" draw:end-shape="id89" draw:end-glue-point="3" svg:d="M60672 7122v-501l2171-616h2700">
          <text:p/>
        </draw:connector>
        <draw:connector draw:style-name="gr41" draw:text-style-name="P1" draw:layer="layout" draw:type="lines" draw:line-skew="-0.499cm -0.5cm" svg:x1="39.302cm" svg:y1="24.499cm" svg:x2="39.301cm" svg:y2="28.805cm" draw:start-shape="id79" draw:start-glue-point="4" draw:end-shape="id81" draw:end-glue-point="3" svg:d="M39302 24499h-1002v4306h1001">
          <text:p/>
        </draw:connector>
        <draw:rect draw:style-name="gr27" draw:text-style-name="P2" xml:id="id97" draw:id="id97" draw:layer="layout" svg:width="4.939cm" svg:height="1.411cm" svg:x="65.602cm" svg:y="18.8cm">
          <text:p text:style-name="P1"><text:span text:style-name="T1">Tremulant</text:span></text:p>
        </draw:rect>
        <draw:connector draw:style-name="gr32" draw:text-style-name="P3" draw:layer="layout" draw:type="line" svg:x1="68.071cm" svg:y1="20.211cm" svg:x2="68.071cm" svg:y2="21.311cm" draw:start-shape="id97" draw:start-glue-point="2" draw:end-shape="id98" draw:end-glue-point="0" svg:d="M68071 20211v1100">
          <text:p/>
        </draw:connector>
        <draw:connector draw:style-name="gr36" draw:text-style-name="P1" draw:layer="layout" draw:type="lines" svg:x1="70.541cm" svg:y1="19.505cm" svg:x2="75.062cm" svg:y2="19.516cm" draw:start-shape="id97" draw:start-glue-point="1" draw:end-shape="id99" draw:end-glue-point="3" svg:d="M70541 19505h501l3519 11h501">
          <text:p/>
        </draw:connector>
        <draw:rect draw:style-name="gr29" draw:text-style-name="P10" xml:id="id99" draw:id="id99" draw:layer="layout" svg:width="4.939cm" svg:height="1.411cm" svg:x="75.062cm" svg:y="18.811cm">
          <text:p text:style-name="P1"><text:span text:style-name="T36">Tremulant999</text:span></text:p>
        </draw:rect>
        <draw:frame draw:style-name="gr43" draw:text-style-name="P12" draw:layer="layout" svg:width="3.027cm" svg:height="0.8cm" svg:x="76.2cm" svg:y="20.322cm">
          <draw:text-box>
            <text:p><text:span text:style-name="T39">(synthesized)</text:span></text:p>
          </draw:text-box>
        </draw:frame>
        <draw:rect draw:style-name="gr27" draw:text-style-name="P2" xml:id="id98" draw:id="id98" draw:layer="layout" svg:width="4.939cm" svg:height="1.411cm" svg:x="65.602cm" svg:y="21.311cm">
          <text:p text:style-name="P1"><text:span text:style-name="T1">TremulantWaveform</text:span></text:p>
        </draw:rect>
        <draw:connector draw:style-name="gr32" draw:text-style-name="P3" draw:layer="layout" draw:type="line" svg:x1="68.071cm" svg:y1="22.722cm" svg:x2="68.05cm" svg:y2="23.7cm" draw:start-shape="id98" draw:start-glue-point="2" draw:end-shape="id100" draw:end-glue-point="0" svg:d="M68071 22722l-21 978">
          <text:p/>
        </draw:connector>
        <draw:rect draw:style-name="gr27" draw:text-style-name="P2" xml:id="id100" draw:id="id100" draw:layer="layout" svg:width="5.5cm" svg:height="1.411cm" svg:x="65.3cm" svg:y="23.7cm">
          <text:p text:style-name="P1"><text:span text:style-name="T1">TremulantWaveformPipe</text:span></text:p>
        </draw:rect>
        <draw:connector draw:style-name="gr32" draw:text-style-name="P3" draw:layer="layout" draw:type="line" svg:x1="68.05cm" svg:y1="25.111cm" svg:x2="68.05cm" svg:y2="26.011cm" draw:start-shape="id100" draw:start-glue-point="2" draw:end-shape="id101" draw:end-glue-point="0" svg:d="M68050 25111v900">
          <text:p/>
        </draw:connector>
        <draw:rect draw:style-name="gr27" draw:text-style-name="P2" xml:id="id101" draw:id="id101" draw:layer="layout" svg:width="5.5cm" svg:height="1.411cm" svg:x="65.3cm" svg:y="26.011cm">
          <text:p text:style-name="P1"><text:span text:style-name="T1">Pipe_SoundEngine01</text:span></text:p>
        </draw:rect>
        <draw:rect draw:style-name="gr27" draw:text-style-name="P2" xml:id="id102" draw:id="id102" draw:layer="layout" svg:width="4.939cm" svg:height="1.411cm" svg:x="68.361cm" svg:y="28.6cm">
          <text:p text:style-name="P1"><text:span text:style-name="T1">WindCompartment</text:span></text:p>
        </draw:rect>
        <draw:connector draw:style-name="gr30" draw:text-style-name="P3" draw:layer="layout" draw:type="line" svg:x1="68.05cm" svg:y1="27.422cm" svg:x2="70.83cm" svg:y2="28.6cm" draw:start-shape="id101" draw:start-glue-point="2" draw:end-shape="id102" draw:end-glue-point="0" svg:d="M68050 27422l2780 1178">
          <text:p/>
        </draw:connector>
        <draw:rect draw:style-name="gr27" draw:text-style-name="P2" xml:id="id103" draw:id="id103" draw:layer="layout" svg:width="2.539cm" svg:height="1.411cm" svg:x="65.8cm" svg:y="30.6cm">
          <text:p text:style-name="P1"><text:span text:style-name="T1">Rank</text:span></text:p>
        </draw:rect>
        <draw:connector draw:style-name="gr30" draw:text-style-name="P3" draw:layer="layout" draw:type="line" svg:x1="68.05cm" svg:y1="27.422cm" svg:x2="67.069cm" svg:y2="30.6cm" draw:end-shape="id103" draw:end-glue-point="0" svg:d="M68050 27422l-981 3178">
          <text:p/>
        </draw:connector>
        <draw:rect draw:style-name="gr29" draw:text-style-name="P10" xml:id="id104" draw:id="id104" draw:layer="layout" svg:width="4.939cm" svg:height="1.411cm" svg:x="75.1cm" svg:y="28.589cm">
          <text:p text:style-name="P1"><text:span text:style-name="T36">WindchestGroup999</text:span></text:p>
        </draw:rect>
        <draw:connector draw:style-name="gr36" draw:text-style-name="P1" draw:layer="layout" draw:type="lines" svg:x1="73.3cm" svg:y1="29.305cm" svg:x2="75.1cm" svg:y2="29.294cm" draw:start-shape="id102" draw:start-glue-point="1" draw:end-shape="id104" draw:end-glue-point="3" svg:d="M73300 29305h501l798-11h501">
          <text:p/>
        </draw:connector>
        <draw:rect draw:style-name="gr29" draw:text-style-name="P10" xml:id="id105" draw:id="id105" draw:layer="layout" svg:width="3cm" svg:height="1.411cm" svg:x="70.3cm" svg:y="30.589cm">
          <text:p text:style-name="P1"><text:span text:style-name="T18">Rank999</text:span></text:p>
        </draw:rect>
        <draw:rect draw:style-name="gr29" draw:text-style-name="P10" xml:id="id106" draw:id="id106" draw:layer="layout" svg:width="3cm" svg:height="1.411cm" svg:x="70.3cm" svg:y="33cm">
          <text:p text:style-name="P1"><text:span text:style-name="T18">Stop999</text:span></text:p>
        </draw:rect>
        <draw:connector draw:style-name="gr30" draw:text-style-name="P3" draw:layer="layout" draw:type="line" svg:x1="71.8cm" svg:y1="32cm" svg:x2="71.8cm" svg:y2="33cm" draw:start-shape="id105" draw:start-glue-point="2" draw:end-shape="id106" draw:end-glue-point="0" svg:d="M71800 32000v1000">
          <text:p/>
        </draw:connector>
        <draw:connector draw:style-name="gr36" draw:text-style-name="P1" draw:layer="layout" draw:type="lines" svg:x1="68.339cm" svg:y1="31.305cm" svg:x2="70.3cm" svg:y2="31.294cm" draw:start-shape="id103" draw:start-glue-point="1" draw:end-shape="id105" draw:end-glue-point="3" svg:d="M68339 31305h501l959-11h501">
          <text:p/>
        </draw:connector>
        <draw:rect draw:style-name="gr29" draw:text-style-name="P10" xml:id="id107" draw:id="id107" draw:layer="layout" svg:width="4.939cm" svg:height="1.411cm" svg:x="75.101cm" svg:y="33cm">
          <text:p text:style-name="P1"><text:span text:style-name="T36">Manual999</text:span></text:p>
        </draw:rect>
        <draw:connector draw:style-name="gr32" draw:text-style-name="P3" draw:layer="layout" draw:type="line" svg:x1="42.6cm" svg:y1="27.211cm" svg:x2="42.601cm" svg:y2="28.1cm" svg:d="M42600 27211l1 889">
          <text:p/>
        </draw:connector>
        <draw:frame draw:style-name="gr44" draw:text-style-name="P12" draw:layer="layout" svg:width="2.627cm" svg:height="0.8cm" svg:x="42.573cm" svg:y="27.3cm">
          <draw:text-box>
            <text:p><text:span text:style-name="T39">(alternate)</text:span></text:p>
          </draw:text-box>
        </draw:frame>
        <draw:rect draw:style-name="gr29" draw:text-style-name="P10" draw:layer="layout" svg:width="4.939cm" svg:height="1.411cm" svg:x="48.802cm" svg:y="27.389cm">
          <text:p text:style-name="P1"><text:span text:style-name="T36">Stop999</text:span></text:p>
          <text:p text:style-name="P1"><text:span text:style-name="T40">(pipes - alternate)</text:span></text:p>
        </draw:rect>
        <draw:connector draw:style-name="gr41" draw:text-style-name="P1" draw:layer="layout" draw:type="lines" draw:line-skew="19.299cm -1.901cm" svg:x1="35.701cm" svg:y1="9.299cm" svg:x2="39.302cm" svg:y2="31.105cm" draw:start-shape="id74" draw:start-glue-point="6" draw:end-shape="id83" draw:end-glue-point="3" svg:d="M35701 9299v19801l1199 2005h2402">
          <text:p/>
        </draw:connector>
        <draw:connector draw:style-name="gr36" draw:text-style-name="P1" draw:layer="layout" draw:type="lines" svg:x1="44.241cm" svg:y1="31.105cm" svg:x2="48.801cm" svg:y2="26.494cm" draw:start-shape="id83" draw:start-glue-point="1" draw:end-shape="id82" draw:end-glue-point="3" svg:d="M44241 31105h501l3558-4611h501">
          <text:p/>
        </draw:connector>
        <draw:frame draw:style-name="gr44" draw:text-style-name="P12" draw:layer="layout" svg:width="2.627cm" svg:height="0.8cm" svg:x="45.4cm" svg:y="29.8cm">
          <draw:text-box>
            <text:p><text:span text:style-name="T39">(noise)</text:span></text:p>
          </draw:text-box>
        </draw:frame>
        <draw:frame draw:style-name="gr44" draw:text-style-name="P12" draw:layer="layout" svg:width="2.627cm" svg:height="0.8cm" svg:x="45.373cm" svg:y="31cm">
          <draw:text-box>
            <text:p><text:span text:style-name="T39">(pipe)</text:span></text:p>
          </draw:text-box>
        </draw:frame>
        <draw:connector draw:style-name="gr30" draw:text-style-name="P3" draw:layer="layout" draw:type="line" svg:x1="73.3cm" svg:y1="33.705cm" svg:x2="75.101cm" svg:y2="33.705cm" draw:start-shape="id106" draw:start-glue-point="1" draw:end-shape="id107" draw:end-glue-point="3" svg:d="M73300 33705h1801">
          <text:p/>
        </draw:connector>
      </draw:page>
      <draw:page draw:name="page3" draw:style-name="dp1" draw:master-page-name="Standard">
        <draw:line draw:style-name="gr45" draw:text-style-name="P1" draw:layer="layout" svg:x1="23.8cm" svg:y1="7.6cm" svg:x2="23.8cm" svg:y2="35.8cm">
          <text:p/>
        </draw:line>
        <draw:line draw:style-name="gr45" draw:text-style-name="P1" draw:layer="layout" svg:x1="2.1cm" svg:y1="25.7cm" svg:x2="81.8cm" svg:y2="25.8cm">
          <text:p/>
        </draw:line>
        <draw:rect draw:style-name="gr46" draw:text-style-name="P1" draw:layer="layout" svg:width="9.7cm" svg:height="4.6cm" svg:x="32.9cm" svg:y="16cm">
          <text:p/>
        </draw:rect>
        <draw:frame draw:style-name="gr47" draw:text-style-name="P13" draw:layer="layout" svg:width="2.372cm" svg:height="1.136cm" svg:x="1.928cm" svg:y="15.517cm">
          <draw:text-box>
            <text:p><text:span text:style-name="T41">HW</text:span></text:p>
          </draw:text-box>
        </draw:frame>
        <draw:rect draw:style-name="gr48" draw:text-style-name="P14" draw:layer="layout" svg:width="6.3cm" svg:height="2.2cm" svg:x="11.8cm" svg:y="17.1cm">
          <text:p text:style-name="P1"><text:span text:style-name="T42">Text</text:span></text:p>
        </draw:rect>
        <draw:rect draw:style-name="gr49" draw:text-style-name="P16" draw:layer="layout" svg:width="8.5cm" svg:height="2.2cm" svg:x="11.5cm" svg:y="12.7cm">
          <text:p text:style-name="P15"><text:span text:style-name="T42">XposPixels</text:span></text:p>
          <text:p text:style-name="P15"><text:span text:style-name="T42">+ HorizontalAlignmentCode </text:span></text:p>
          <text:p text:style-name="P15"><text:span text:style-name="T42">(left / center / right)</text:span></text:p>
        </draw:rect>
        <draw:line draw:style-name="gr50" draw:text-style-name="P1" draw:layer="layout" svg:x1="14.4cm" svg:y1="14.9cm" svg:x2="11.8cm" svg:y2="17.1cm">
          <text:p/>
        </draw:line>
        <draw:line draw:style-name="gr50" draw:text-style-name="P1" draw:layer="layout" svg:x1="14.4cm" svg:y1="14.9cm" svg:x2="18.1cm" svg:y2="17.1cm">
          <text:p/>
        </draw:line>
        <draw:line draw:style-name="gr50" draw:text-style-name="P1" draw:layer="layout" svg:x1="14.4cm" svg:y1="14.9cm" svg:x2="15cm" svg:y2="17.1cm">
          <text:p/>
        </draw:line>
        <draw:rect draw:style-name="gr49" draw:text-style-name="P16" draw:layer="layout" svg:width="7.5cm" svg:height="2.2cm" svg:x="1.5cm" svg:y="18cm">
          <text:p text:style-name="P15"><text:span text:style-name="T42">YposPixels</text:span></text:p>
          <text:p text:style-name="P15"><text:span text:style-name="T42">+ VerticalAlignmentCode</text:span></text:p>
          <text:p text:style-name="P15"><text:span text:style-name="T42">(top / center / bottom)</text:span></text:p>
        </draw:rect>
        <draw:line draw:style-name="gr50" draw:text-style-name="P1" draw:layer="layout" svg:x1="7cm" svg:y1="18.3cm" svg:x2="11.8cm" svg:y2="17.1cm">
          <text:p/>
        </draw:line>
        <draw:line draw:style-name="gr50" draw:text-style-name="P1" draw:layer="layout" svg:x1="7cm" svg:y1="18.282cm" svg:x2="11.8cm" svg:y2="19.3cm">
          <text:p/>
        </draw:line>
        <draw:line draw:style-name="gr50" draw:text-style-name="P1" draw:layer="layout" svg:x1="7cm" svg:y1="18.282cm" svg:x2="11.8cm" svg:y2="18.282cm">
          <text:p/>
        </draw:line>
        <draw:rect draw:style-name="gr48" draw:text-style-name="P14" draw:layer="layout" svg:width="6.3cm" svg:height="2.2cm" svg:x="11.8cm" svg:y="31.4cm">
          <text:p text:style-name="P1"><text:span text:style-name="T42">Name</text:span></text:p>
        </draw:rect>
        <draw:rect draw:style-name="gr49" draw:text-style-name="P14" draw:layer="layout" svg:width="3.4cm" svg:height="1.4cm" svg:x="10.3cm" svg:y="28cm">
          <text:p text:style-name="P1"><text:span text:style-name="T42">PositionX</text:span></text:p>
        </draw:rect>
        <draw:line draw:style-name="gr50" draw:text-style-name="P1" draw:layer="layout" svg:x1="11.8cm" svg:y1="29.2cm" svg:x2="11.8cm" svg:y2="31.4cm">
          <text:p/>
        </draw:line>
        <draw:rect draw:style-name="gr49" draw:text-style-name="P14" draw:layer="layout" svg:width="3.4cm" svg:height="1.4cm" svg:x="5.8cm" svg:y="30.8cm">
          <text:p text:style-name="P1"><text:span text:style-name="T42">PositionY</text:span></text:p>
        </draw:rect>
        <draw:line draw:style-name="gr50" draw:text-style-name="P1" draw:layer="layout" svg:x1="9.2cm" svg:y1="31.4cm" svg:x2="11.8cm" svg:y2="31.4cm">
          <text:p/>
        </draw:line>
        <draw:custom-shape draw:style-name="gr51" draw:text-style-name="P1" draw:layer="layout" svg:width="1.6cm" svg:height="4.4cm" svg:x="14.2cm" svg:y="2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9" draw:text-style-name="P14" draw:layer="layout" svg:width="5.7cm" svg:height="1.4cm" svg:x="16.2cm" svg:y="28.8cm">
          <text:p text:style-name="P1"><text:span text:style-name="T42">DispImageNum = 0</text:span></text:p>
        </draw:rect>
        <draw:rect draw:style-name="gr49" draw:text-style-name="P14" draw:layer="layout" svg:width="5.4cm" svg:height="1.1cm" svg:x="12.3cm" svg:y="34.6cm">
          <text:p text:style-name="P1"><text:span text:style-name="T42">Width</text:span></text:p>
          <text:p text:style-name="P1"><text:span text:style-name="T42">(text width)</text:span></text:p>
        </draw:rect>
        <draw:line draw:style-name="gr52" draw:text-style-name="P1" draw:layer="layout" svg:x1="18.7cm" svg:y1="31.4cm" svg:x2="18.7cm" svg:y2="33.6cm">
          <text:p/>
        </draw:line>
        <draw:line draw:style-name="gr52" draw:text-style-name="P1" draw:layer="layout" svg:x1="18.1cm" svg:y1="34.2cm" svg:x2="11.8cm" svg:y2="34.2cm">
          <text:p/>
        </draw:line>
        <draw:rect draw:style-name="gr49" draw:text-style-name="P14" draw:layer="layout" svg:width="4.3cm" svg:height="1.5cm" svg:x="18.6cm" svg:y="31.8cm">
          <text:p text:style-name="P1"><text:span text:style-name="T42">Height </text:span></text:p>
          <text:p text:style-name="P1"><text:span text:style-name="T42">(text height)</text:span></text:p>
        </draw:rect>
        <draw:rect draw:style-name="gr53" draw:text-style-name="P14" draw:layer="layout" svg:width="6.3cm" svg:height="2.2cm" svg:x="34.3cm" svg:y="17.1cm">
          <text:p text:style-name="P1"><text:span text:style-name="T43">Text</text:span></text:p>
        </draw:rect>
        <draw:frame draw:style-name="gr54" draw:text-style-name="P17" draw:layer="layout" svg:width="16.4cm" svg:height="3.199cm" svg:x="33.3cm" svg:y="8.901cm">
          <draw:text-box>
            <text:p><text:span text:style-name="T42">AttachedToImageSetInstanceID = xxx</text:span></text:p>
            <text:p><text:span text:style-name="T42">PosRelativeToTopLeftOfImageSetInstance = </text:span><text:span text:style-name="T44">Y</text:span></text:p>
            <text:p><text:span text:style-name="T42">BitmapFilename = …</text:span></text:p>
            <text:p><text:span text:style-name="T42">TransparencyMaskBitmapFilename = ...</text:span></text:p>
          </draw:text-box>
        </draw:frame>
        <draw:rect draw:style-name="gr49" draw:text-style-name="P16" draw:layer="layout" svg:width="13.1cm" svg:height="1.7cm" svg:x="35.8cm" svg:y="13cm">
          <text:p text:style-name="P15"><text:span text:style-name="T42">XposPixels</text:span></text:p>
          <text:p text:style-name="P15"><text:span text:style-name="T42">+ HorizontalAlignmentCode (left / center / right)</text:span></text:p>
        </draw:rect>
        <draw:rect draw:style-name="gr49" draw:text-style-name="P19" draw:layer="layout" svg:width="7.5cm" svg:height="2.2cm" svg:x="24.1cm" svg:y="16.7cm">
          <text:p text:style-name="P18"><text:span text:style-name="T42">YposPixels</text:span></text:p>
          <text:p text:style-name="P18"><text:span text:style-name="T42">+ VerticalAlignmentCode</text:span></text:p>
          <text:p text:style-name="P18"><text:span text:style-name="T42">(top / center / bottom)</text:span></text:p>
        </draw:rect>
        <draw:frame draw:style-name="gr55" draw:text-style-name="P13" draw:layer="layout" svg:width="14.26cm" svg:height="2.906cm" svg:x="2.04cm" svg:y="1.794cm">
          <draw:text-box>
            <text:p><text:span text:style-name="T41">Label conversion</text:span></text:p>
            <text:p><text:span text:style-name="T41">from HW to GO</text:span></text:p>
            <text:p><text:span text:style-name="T41">for positions/sizes and text attributes</text:span></text:p>
          </draw:text-box>
        </draw:frame>
        <draw:frame draw:style-name="gr56" draw:text-style-name="P20" draw:layer="layout" svg:width="4.879cm" svg:height="0.983cm" svg:x="12.508cm" svg:y="7.2cm">
          <draw:text-box>
            <text:p><text:span text:style-name="T45">Without image</text:span></text:p>
          </draw:text-box>
        </draw:frame>
        <draw:frame draw:style-name="gr47" draw:text-style-name="P13" draw:layer="layout" svg:width="2.372cm" svg:height="1.136cm" svg:x="1.928cm" svg:y="28.8cm">
          <draw:text-box>
            <text:p><text:span text:style-name="T41">GO</text:span></text:p>
          </draw:text-box>
        </draw:frame>
        <draw:line draw:style-name="gr57" draw:text-style-name="P1" draw:layer="layout" svg:x1="34.3cm" svg:y1="15.3cm" svg:x2="32.9cm" svg:y2="15.3cm">
          <text:p/>
        </draw:line>
        <draw:line draw:style-name="gr57" draw:text-style-name="P1" draw:layer="layout" svg:x1="37.5cm" svg:y1="15cm" svg:x2="32.9cm" svg:y2="15cm">
          <text:p/>
        </draw:line>
        <draw:line draw:style-name="gr57" draw:text-style-name="P1" draw:layer="layout" svg:x1="40.6cm" svg:y1="14.7cm" svg:x2="32.9cm" svg:y2="14.7cm">
          <text:p/>
        </draw:line>
        <draw:line draw:style-name="gr58" draw:text-style-name="P1" draw:layer="layout" svg:x1="32.2cm" svg:y1="16cm" svg:x2="32.2cm" svg:y2="17.1cm">
          <text:p/>
        </draw:line>
        <draw:line draw:style-name="gr58" draw:text-style-name="P1" draw:layer="layout" svg:x1="31.9cm" svg:y1="16cm" svg:x2="31.9cm" svg:y2="18.2cm">
          <text:p/>
        </draw:line>
        <draw:line draw:style-name="gr58" draw:text-style-name="P1" draw:layer="layout" svg:x1="31.6cm" svg:y1="16cm" svg:x2="31.6cm" svg:y2="19.3cm">
          <text:p/>
        </draw:line>
        <draw:rect draw:style-name="gr49" draw:text-style-name="P14" draw:layer="layout" svg:width="3.4cm" svg:height="1.4cm" svg:x="30cm" svg:y="12.7cm">
          <text:p text:style-name="P1"><text:span text:style-name="T42">LeftXPosPixels</text:span></text:p>
        </draw:rect>
        <draw:line draw:style-name="gr50" draw:text-style-name="P1" draw:layer="layout" svg:x1="32.9cm" svg:y1="13.8cm" svg:x2="32.9cm" svg:y2="16cm">
          <text:p/>
        </draw:line>
        <draw:rect draw:style-name="gr49" draw:text-style-name="P14" draw:layer="layout" svg:width="4.7cm" svg:height="1.4cm" svg:x="25.7cm" svg:y="15.3cm">
          <text:p text:style-name="P1"><text:span text:style-name="T42">TopYPosPixels</text:span></text:p>
        </draw:rect>
        <draw:line draw:style-name="gr50" draw:text-style-name="P1" draw:layer="layout" svg:x1="30.3cm" svg:y1="16cm" svg:x2="32.9cm" svg:y2="16cm">
          <text:p/>
        </draw:line>
        <draw:frame draw:style-name="gr59" draw:text-style-name="P20" draw:layer="layout" svg:width="13.088cm" svg:height="0.983cm" svg:x="35.2cm" svg:y="7.2cm">
          <draw:text-box>
            <text:p><text:span text:style-name="T45">With image</text:span><text:span text:style-name="T46"> (text pos. relative to image pos.)</text:span></text:p>
          </draw:text-box>
        </draw:frame>
        <draw:line draw:style-name="gr52" draw:text-style-name="P1" draw:layer="layout" svg:x1="43.2cm" svg:y1="16cm" svg:x2="43.2cm" svg:y2="20.6cm">
          <text:p/>
        </draw:line>
        <draw:rect draw:style-name="gr49" draw:text-style-name="P14" draw:layer="layout" svg:width="6.2cm" svg:height="1.5cm" svg:x="43.1cm" svg:y="17.6cm">
          <text:p text:style-name="P1"><text:span text:style-name="T42">ImageHeightPixels</text:span></text:p>
        </draw:rect>
        <draw:rect draw:style-name="gr49" draw:text-style-name="P14" draw:layer="layout" svg:width="6cm" svg:height="1.1cm" svg:x="34.7cm" svg:y="21.4cm">
          <text:p text:style-name="P1"><text:span text:style-name="T42">ImageWidthPixels</text:span></text:p>
        </draw:rect>
        <draw:line draw:style-name="gr52" draw:text-style-name="P1" draw:layer="layout" svg:x1="42.6cm" svg:y1="21.1cm" svg:x2="32.9cm" svg:y2="21.1cm">
          <text:p/>
        </draw:line>
        <draw:rect draw:style-name="gr46" draw:text-style-name="P1" draw:layer="layout" svg:width="9.7cm" svg:height="4.6cm" svg:x="48.5cm" svg:y="30.4cm">
          <text:p/>
        </draw:rect>
        <draw:rect draw:style-name="gr53" draw:text-style-name="P14" draw:layer="layout" svg:width="6.3cm" svg:height="2.2cm" svg:x="49.9cm" svg:y="31.5cm">
          <text:p text:style-name="P1"><text:span text:style-name="T43">Name</text:span></text:p>
        </draw:rect>
        <draw:line draw:style-name="gr58" draw:text-style-name="P1" draw:layer="layout" svg:x1="47.8cm" svg:y1="30.4cm" svg:x2="47.8cm" svg:y2="31.5cm">
          <text:p/>
        </draw:line>
        <draw:line draw:style-name="gr52" draw:text-style-name="P1" draw:layer="layout" svg:x1="58.8cm" svg:y1="30.4cm" svg:x2="58.8cm" svg:y2="35cm">
          <text:p/>
        </draw:line>
        <draw:rect draw:style-name="gr49" draw:text-style-name="P14" draw:layer="layout" svg:width="4.7cm" svg:height="1.5cm" svg:x="58.7cm" svg:y="32cm">
          <text:p text:style-name="P1"><text:span text:style-name="T42">Height</text:span></text:p>
          <text:p text:style-name="P1"><text:span text:style-name="T42">(image height)</text:span></text:p>
        </draw:rect>
        <draw:rect draw:style-name="gr49" draw:text-style-name="P14" draw:layer="layout" svg:width="6cm" svg:height="1.1cm" svg:x="50.3cm" svg:y="35.8cm">
          <text:p text:style-name="P1"><text:span text:style-name="T42">Width</text:span></text:p>
          <text:p text:style-name="P1"><text:span text:style-name="T42">(image width)</text:span></text:p>
        </draw:rect>
        <draw:line draw:style-name="gr52" draw:text-style-name="P1" draw:layer="layout" svg:x1="58.2cm" svg:y1="35.5cm" svg:x2="48.5cm" svg:y2="35.5cm">
          <text:p/>
        </draw:line>
        <draw:rect draw:style-name="gr49" draw:text-style-name="P14" draw:layer="layout" svg:width="3.4cm" svg:height="1.4cm" svg:x="47cm" svg:y="27cm">
          <text:p text:style-name="P1"><text:span text:style-name="T42">PositionX</text:span></text:p>
        </draw:rect>
        <draw:line draw:style-name="gr50" draw:text-style-name="P1" draw:layer="layout" svg:x1="48.5cm" svg:y1="28.2cm" svg:x2="48.5cm" svg:y2="30.4cm">
          <text:p/>
        </draw:line>
        <draw:rect draw:style-name="gr49" draw:text-style-name="P14" draw:layer="layout" svg:width="3.4cm" svg:height="1.4cm" svg:x="42.5cm" svg:y="29.8cm">
          <text:p text:style-name="P1"><text:span text:style-name="T42">PositionY</text:span></text:p>
        </draw:rect>
        <draw:line draw:style-name="gr50" draw:text-style-name="P1" draw:layer="layout" svg:x1="45.9cm" svg:y1="30.4cm" svg:x2="48.5cm" svg:y2="30.4cm">
          <text:p/>
        </draw:line>
        <draw:line draw:style-name="gr57" draw:text-style-name="P1" draw:layer="layout" svg:x1="49.9cm" svg:y1="29.6cm" svg:x2="48.5cm" svg:y2="29.6cm">
          <text:p/>
        </draw:line>
        <draw:line draw:style-name="gr52" draw:text-style-name="P1" draw:layer="layout" svg:x1="56.2cm" svg:y1="34.2cm" svg:x2="49.9cm" svg:y2="34.2cm">
          <text:p/>
        </draw:line>
        <draw:line draw:style-name="gr52" draw:text-style-name="P1" draw:layer="layout" svg:x1="56.7cm" svg:y1="31.5cm" svg:x2="56.7cm" svg:y2="33.7cm">
          <text:p/>
        </draw:line>
        <draw:rect draw:style-name="gr49" draw:text-style-name="P14" draw:layer="layout" svg:width="3.7cm" svg:height="1.1cm" svg:x="48.7cm" svg:y="28.5cm">
          <text:p text:style-name="P1"><text:span text:style-name="T42">TextRectLeft</text:span></text:p>
        </draw:rect>
        <draw:rect draw:style-name="gr49" draw:text-style-name="P14" draw:layer="layout" svg:width="4.2cm" svg:height="1.1cm" svg:x="60.3cm" svg:y="34.8cm">
          <text:p text:style-name="P1"><text:span text:style-name="T42">TextRectWidth</text:span></text:p>
        </draw:rect>
        <draw:rect draw:style-name="gr49" draw:text-style-name="P14" draw:layer="layout" svg:width="3.7cm" svg:height="1.1cm" svg:x="44cm" svg:y="30.8cm">
          <text:p text:style-name="P1"><text:span text:style-name="T42">TextRecTop</text:span></text:p>
        </draw:rect>
        <draw:rect draw:style-name="gr49" draw:text-style-name="P14" draw:layer="layout" svg:width="4.2cm" svg:height="1.1cm" svg:x="58.4cm" svg:y="36.5cm">
          <text:p text:style-name="P1"><text:span text:style-name="T42">TextRectHeight</text:span></text:p>
        </draw:rect>
        <draw:frame draw:style-name="gr60" draw:text-style-name="P17" draw:layer="layout" svg:width="14.5cm" svg:height="0.988cm" svg:x="7.5cm" svg:y="9.5cm">
          <draw:text-box>
            <text:p><text:span text:style-name="T42">AttachedToImageSetInstanceID undefined</text:span></text:p>
          </draw:text-box>
        </draw:frame>
        <draw:line draw:style-name="gr52" draw:text-style-name="P1" draw:layer="layout" svg:x1="40.6cm" svg:y1="19.9cm" svg:x2="34.3cm" svg:y2="19.9cm">
          <text:p/>
        </draw:line>
        <draw:line draw:style-name="gr52" draw:text-style-name="P1" draw:layer="layout" svg:x1="41.1cm" svg:y1="17.1cm" svg:x2="41.1cm" svg:y2="19.3cm">
          <text:p/>
        </draw:line>
        <draw:frame draw:style-name="gr61" draw:text-style-name="P17" draw:layer="layout" svg:width="10.929cm" svg:height="2.387cm" svg:x="40.7cm" svg:y="22.7cm">
          <draw:text-box>
            <text:p><text:span text:style-name="T42">BoundingBoxWidthPixelsIfWordWrap</text:span></text:p>
            <text:p><text:span text:style-name="T42">if WordWrapWithinABoundingBox=Y or undefined</text:span></text:p>
          </draw:text-box>
        </draw:frame>
        <draw:frame draw:style-name="gr62" draw:text-style-name="P17" draw:layer="layout" svg:width="11.136cm" svg:height="0.964cm" svg:x="42.2cm" svg:y="21.436cm">
          <draw:text-box>
            <text:p><text:span text:style-name="T42">BoundingBoxHeightPixelsIfWordWrap</text:span></text:p>
          </draw:text-box>
        </draw:frame>
        <draw:line draw:style-name="gr63" draw:text-style-name="P1" draw:layer="layout" svg:x1="58.2cm" svg:y1="36.736cm" svg:x2="53.3cm" svg:y2="34.2cm">
          <text:p/>
        </draw:line>
        <draw:line draw:style-name="gr63" draw:text-style-name="P1" draw:layer="layout" svg:x1="43.2cm" svg:y1="21.436cm" svg:x2="41.1cm" svg:y2="18.3cm">
          <text:p/>
        </draw:line>
        <draw:line draw:style-name="gr63" draw:text-style-name="P1" draw:layer="layout" svg:x1="60cm" svg:y1="35.136cm" svg:x2="56.7cm" svg:y2="32.6cm">
          <text:p/>
        </draw:line>
        <draw:line draw:style-name="gr63" draw:text-style-name="P1" draw:layer="layout" svg:x1="41.7cm" svg:y1="22.436cm" svg:x2="38.9cm" svg:y2="19.9cm">
          <text:p/>
        </draw:line>
        <draw:rect draw:style-name="gr49" draw:text-style-name="P14" draw:layer="layout" svg:width="5.1cm" svg:height="1.4cm" svg:x="59.3cm" svg:y="28.6cm">
          <text:p text:style-name="P1"><text:span text:style-name="T42">Image = ...</text:span></text:p>
          <text:p text:style-name="P1"><text:span text:style-name="T42">Mask = ...</text:span></text:p>
        </draw:rect>
        <draw:circle draw:style-name="gr64" draw:text-style-name="P1" draw:layer="layout" svg:width="0.2cm" svg:height="0.2cm" svg:x="11.7cm" svg:y="17cm">
          <text:p/>
        </draw:circle>
        <draw:circle draw:style-name="gr64" draw:text-style-name="P1" draw:layer="layout" svg:width="0.2cm" svg:height="0.2cm" svg:x="14.9cm" svg:y="17cm">
          <text:p/>
        </draw:circle>
        <draw:circle draw:style-name="gr64" draw:text-style-name="P1" draw:layer="layout" svg:width="0.2cm" svg:height="0.2cm" svg:x="18cm" svg:y="17cm">
          <text:p/>
        </draw:circle>
        <draw:circle draw:style-name="gr64" draw:text-style-name="P1" draw:layer="layout" svg:width="0.2cm" svg:height="0.2cm" svg:x="11.7cm" svg:y="18.2cm">
          <text:p/>
        </draw:circle>
        <draw:circle draw:style-name="gr64" draw:text-style-name="P1" draw:layer="layout" svg:width="0.2cm" svg:height="0.2cm" svg:x="11.7cm" svg:y="19.2cm">
          <text:p/>
        </draw:circle>
        <draw:circle draw:style-name="gr64" draw:text-style-name="P1" draw:layer="layout" svg:width="0.2cm" svg:height="0.2cm" svg:x="11.7cm" svg:y="31.3cm">
          <text:p/>
        </draw:circle>
        <draw:circle draw:style-name="gr64" draw:text-style-name="P1" draw:layer="layout" svg:width="0.2cm" svg:height="0.2cm" svg:x="32.8cm" svg:y="15.9cm">
          <text:p/>
        </draw:circle>
        <draw:circle draw:style-name="gr64" draw:text-style-name="P1" draw:layer="layout" svg:width="0.2cm" svg:height="0.2cm" svg:x="48.4cm" svg:y="30.3cm">
          <text:p/>
        </draw:circle>
        <draw:circle draw:style-name="gr64" draw:text-style-name="P1" draw:layer="layout" svg:width="0.2cm" svg:height="0.2cm" svg:x="34.2cm" svg:y="17cm">
          <text:p/>
        </draw:circle>
        <draw:circle draw:style-name="gr64" draw:text-style-name="P1" draw:layer="layout" svg:width="0.2cm" svg:height="0.2cm" svg:x="37.4cm" svg:y="17cm">
          <text:p/>
        </draw:circle>
        <draw:circle draw:style-name="gr64" draw:text-style-name="P1" draw:layer="layout" svg:width="0.2cm" svg:height="0.2cm" svg:x="40.5cm" svg:y="17cm">
          <text:p/>
        </draw:circle>
        <draw:circle draw:style-name="gr64" draw:text-style-name="P1" draw:layer="layout" svg:width="0.2cm" svg:height="0.2cm" svg:x="34.2cm" svg:y="18.2cm">
          <text:p/>
        </draw:circle>
        <draw:circle draw:style-name="gr64" draw:text-style-name="P1" draw:layer="layout" svg:width="0.2cm" svg:height="0.2cm" svg:x="34.2cm" svg:y="19.2cm">
          <text:p/>
        </draw:circle>
        <draw:circle draw:style-name="gr64" draw:text-style-name="P1" draw:layer="layout" svg:width="0.2cm" svg:height="0.2cm" svg:x="49.8cm" svg:y="31.4cm">
          <text:p/>
        </draw:circle>
        <draw:line draw:style-name="gr45" draw:text-style-name="P1" draw:layer="layout" svg:x1="53.6cm" svg:y1="7.6cm" svg:x2="53.6cm" svg:y2="24.2cm">
          <text:p/>
        </draw:line>
        <draw:rect draw:style-name="gr46" draw:text-style-name="P1" draw:layer="layout" svg:width="9.7cm" svg:height="4.6cm" svg:x="62.7cm" svg:y="16cm">
          <text:p/>
        </draw:rect>
        <draw:rect draw:style-name="gr53" draw:text-style-name="P14" draw:layer="layout" svg:width="6.3cm" svg:height="2.2cm" svg:x="64.1cm" svg:y="17.1cm">
          <text:p text:style-name="P1"><text:span text:style-name="T43">Text</text:span></text:p>
        </draw:rect>
        <draw:frame draw:style-name="gr54" draw:text-style-name="P17" draw:layer="layout" svg:width="16.4cm" svg:height="3.199cm" svg:x="63.1cm" svg:y="8.901cm">
          <draw:text-box>
            <text:p><text:span text:style-name="T42">AttachedToImageSetInstanceID = xxx</text:span></text:p>
            <text:p><text:span text:style-name="T42">PosRelativeToTopLeftOfImageSetInstance = </text:span><text:span text:style-name="T44">N</text:span></text:p>
            <text:p><text:span text:style-name="T42">BitmapFilename = …</text:span></text:p>
            <text:p><text:span text:style-name="T42">TransparencyMaskBitmapFilename = ...</text:span></text:p>
          </draw:text-box>
        </draw:frame>
        <draw:rect draw:style-name="gr49" draw:text-style-name="P14" draw:layer="layout" svg:width="3.4cm" svg:height="1.4cm" svg:x="59.8cm" svg:y="12.7cm">
          <text:p text:style-name="P1"><text:span text:style-name="T42">LeftXPosPixels</text:span></text:p>
        </draw:rect>
        <draw:line draw:style-name="gr50" draw:text-style-name="P1" draw:layer="layout" svg:x1="62.7cm" svg:y1="13.8cm" svg:x2="62.7cm" svg:y2="16cm">
          <text:p/>
        </draw:line>
        <draw:rect draw:style-name="gr49" draw:text-style-name="P14" draw:layer="layout" svg:width="4.7cm" svg:height="1.4cm" svg:x="55.5cm" svg:y="15.3cm">
          <text:p text:style-name="P1"><text:span text:style-name="T42">TopYPosPixels</text:span></text:p>
        </draw:rect>
        <draw:line draw:style-name="gr50" draw:text-style-name="P1" draw:layer="layout" svg:x1="60.1cm" svg:y1="16cm" svg:x2="62.7cm" svg:y2="16cm">
          <text:p/>
        </draw:line>
        <draw:frame draw:style-name="gr65" draw:text-style-name="P20" draw:layer="layout" svg:width="14.599cm" svg:height="0.983cm" svg:x="65cm" svg:y="7.2cm">
          <draw:text-box>
            <text:p><text:span text:style-name="T45">With image</text:span><text:span text:style-name="T46"> (text pos. NOT relative to image pos.)</text:span></text:p>
          </draw:text-box>
        </draw:frame>
        <draw:line draw:style-name="gr52" draw:text-style-name="P1" draw:layer="layout" svg:x1="73cm" svg:y1="16cm" svg:x2="73cm" svg:y2="20.6cm">
          <text:p/>
        </draw:line>
        <draw:rect draw:style-name="gr49" draw:text-style-name="P14" draw:layer="layout" svg:width="6.2cm" svg:height="1.5cm" svg:x="72.9cm" svg:y="17.6cm">
          <text:p text:style-name="P1"><text:span text:style-name="T42">ImageHeightPixels</text:span></text:p>
        </draw:rect>
        <draw:rect draw:style-name="gr49" draw:text-style-name="P14" draw:layer="layout" svg:width="6cm" svg:height="1.1cm" svg:x="64.5cm" svg:y="21.4cm">
          <text:p text:style-name="P1"><text:span text:style-name="T42">ImageWidthPixels</text:span></text:p>
        </draw:rect>
        <draw:line draw:style-name="gr52" draw:text-style-name="P1" draw:layer="layout" svg:x1="72.4cm" svg:y1="21.1cm" svg:x2="62.7cm" svg:y2="21.1cm">
          <text:p/>
        </draw:line>
        <draw:line draw:style-name="gr52" draw:text-style-name="P1" draw:layer="layout" svg:x1="70.4cm" svg:y1="19.9cm" svg:x2="64.1cm" svg:y2="19.9cm">
          <text:p/>
        </draw:line>
        <draw:line draw:style-name="gr52" draw:text-style-name="P1" draw:layer="layout" svg:x1="70.9cm" svg:y1="17.1cm" svg:x2="70.9cm" svg:y2="19.3cm">
          <text:p/>
        </draw:line>
        <draw:frame draw:style-name="gr62" draw:text-style-name="P17" draw:layer="layout" svg:width="10.929cm" svg:height="0.964cm" svg:x="70.5cm" svg:y="22.6cm">
          <draw:text-box>
            <text:p><text:span text:style-name="T42">BoundingBoxWidthPixelsIfWordWrap</text:span></text:p>
          </draw:text-box>
        </draw:frame>
        <draw:frame draw:style-name="gr62" draw:text-style-name="P17" draw:layer="layout" svg:width="11.136cm" svg:height="0.964cm" svg:x="72cm" svg:y="21.436cm">
          <draw:text-box>
            <text:p><text:span text:style-name="T42">BoundingBoxHeightPixelsIfWordWrap</text:span></text:p>
          </draw:text-box>
        </draw:frame>
        <draw:line draw:style-name="gr63" draw:text-style-name="P1" draw:layer="layout" svg:x1="73cm" svg:y1="21.436cm" svg:x2="70.9cm" svg:y2="18.3cm">
          <text:p/>
        </draw:line>
        <draw:line draw:style-name="gr63" draw:text-style-name="P1" draw:layer="layout" svg:x1="71.5cm" svg:y1="22.436cm" svg:x2="68.7cm" svg:y2="19.9cm">
          <text:p/>
        </draw:line>
        <draw:custom-shape draw:style-name="gr51" draw:text-style-name="P1" draw:layer="layout" svg:width="1.6cm" svg:height="5.617cm" draw:transform="rotate (-0.71471232869273) translate (68.081cm 22.609cm)">
          <text:p/>
          <draw:enhanced-geometry svg:viewBox="0 0 21600 21600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64" draw:text-style-name="P1" draw:layer="layout" svg:width="0.2cm" svg:height="0.2cm" svg:x="62.6cm" svg:y="15.9cm">
          <text:p/>
        </draw:circle>
        <draw:circle draw:style-name="gr64" draw:text-style-name="P1" draw:layer="layout" svg:width="0.2cm" svg:height="0.2cm" svg:x="64cm" svg:y="17cm">
          <text:p/>
        </draw:circle>
        <draw:circle draw:style-name="gr64" draw:text-style-name="P1" draw:layer="layout" svg:width="0.2cm" svg:height="0.2cm" svg:x="67.2cm" svg:y="17cm">
          <text:p/>
        </draw:circle>
        <draw:circle draw:style-name="gr64" draw:text-style-name="P1" draw:layer="layout" svg:width="0.2cm" svg:height="0.2cm" svg:x="70.3cm" svg:y="17cm">
          <text:p/>
        </draw:circle>
        <draw:circle draw:style-name="gr64" draw:text-style-name="P1" draw:layer="layout" svg:width="0.2cm" svg:height="0.2cm" svg:x="64cm" svg:y="18.2cm">
          <text:p/>
        </draw:circle>
        <draw:circle draw:style-name="gr64" draw:text-style-name="P1" draw:layer="layout" svg:width="0.2cm" svg:height="0.2cm" svg:x="64cm" svg:y="19.2cm">
          <text:p/>
        </draw:circle>
        <draw:rect draw:style-name="gr49" draw:text-style-name="P16" draw:layer="layout" svg:width="8.5cm" svg:height="2.2cm" svg:x="64.7cm" svg:y="12.7cm">
          <text:p text:style-name="P15"><text:span text:style-name="T42">XposPixels</text:span></text:p>
          <text:p text:style-name="P15"><text:span text:style-name="T42">+ HorizontalAlignmentCode </text:span></text:p>
          <text:p text:style-name="P15"><text:span text:style-name="T42">(left / center / right)</text:span></text:p>
        </draw:rect>
        <draw:line draw:style-name="gr50" draw:text-style-name="P1" draw:layer="layout" svg:x1="66.7cm" svg:y1="14.9cm" svg:x2="64.1cm" svg:y2="17.1cm">
          <text:p/>
        </draw:line>
        <draw:line draw:style-name="gr50" draw:text-style-name="P1" draw:layer="layout" svg:x1="66.7cm" svg:y1="14.9cm" svg:x2="70.4cm" svg:y2="17.1cm">
          <text:p/>
        </draw:line>
        <draw:line draw:style-name="gr50" draw:text-style-name="P1" draw:layer="layout" svg:x1="66.7cm" svg:y1="14.9cm" svg:x2="67.3cm" svg:y2="17.1cm">
          <text:p/>
        </draw:line>
        <draw:rect draw:style-name="gr49" draw:text-style-name="P16" draw:layer="layout" svg:width="7.5cm" svg:height="2.2cm" svg:x="53.8cm" svg:y="18cm">
          <text:p text:style-name="P15"><text:span text:style-name="T42">YposPixels</text:span></text:p>
          <text:p text:style-name="P15"><text:span text:style-name="T42">+ VerticalAlignmentCode</text:span></text:p>
          <text:p text:style-name="P15"><text:span text:style-name="T42">(top / center / bottom)</text:span></text:p>
        </draw:rect>
        <draw:line draw:style-name="gr50" draw:text-style-name="P1" draw:layer="layout" svg:x1="59.3cm" svg:y1="18.3cm" svg:x2="64.1cm" svg:y2="17.1cm">
          <text:p/>
        </draw:line>
        <draw:line draw:style-name="gr50" draw:text-style-name="P1" draw:layer="layout" svg:x1="59.3cm" svg:y1="18.282cm" svg:x2="64.1cm" svg:y2="19.3cm">
          <text:p/>
        </draw:line>
        <draw:line draw:style-name="gr50" draw:text-style-name="P1" draw:layer="layout" svg:x1="59.3cm" svg:y1="18.282cm" svg:x2="64.1cm" svg:y2="18.282cm">
          <text:p/>
        </draw:line>
        <draw:custom-shape draw:style-name="gr51" draw:text-style-name="P1" draw:layer="layout" svg:width="1.6cm" svg:height="15.78cm" draw:transform="rotate (-1.57777764380376) translate (39.285cm 32cm)">
          <text:p/>
          <draw:enhanced-geometry svg:viewBox="0 0 21600 21600" draw:text-areas="?f0 0 ?f2 ?f5" draw:type="down-arrow" draw:modifiers="19542.7919650212 6475.952529668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9" draw:text-style-name="P14" draw:layer="layout" svg:width="3.4cm" svg:height="1.4cm" svg:x="28.5cm" svg:y="30.4cm">
          <text:p text:style-name="P1"><text:span text:style-name="T42">if image</text:span></text:p>
          <text:p text:style-name="P1"><text:span text:style-name="T42">not found</text:span></text:p>
        </draw:rect>
        <draw:frame draw:style-name="gr66" draw:text-style-name="P20" draw:layer="layout" svg:width="40.49cm" svg:height="2.447cm" svg:x="7.3cm" svg:y="38.617cm">
          <draw:text-box>
            <text:p><text:span text:style-name="T45">If the PositionX / PositionY of a GO label is within the display rectangle of a GO PanelElement (but Manual and Label), </text:span></text:p>
            <text:p><text:span text:style-name="T45">the GO label is not created and its Name attribute is copied in the DispLabelText of the PanelElement and TextRectLeft / TextRectTop</text:span></text:p>
            <text:p><text:span text:style-name="T45">are set to place the text in the GO PanelElement</text:span></text:p>
          </draw:text-box>
        </draw:frame>
        <draw:custom-shape draw:style-name="gr51" draw:text-style-name="P1" draw:layer="layout" svg:width="1.6cm" svg:height="5.616cm" draw:transform="rotate (-0.71471232869273) translate (40.081cm 22.9cm)">
          <text:p/>
          <draw:enhanced-geometry svg:viewBox="0 0 21600 21600" draw:mirror-horizontal="true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Standard">
        <draw:rect draw:style-name="gr67" draw:text-style-name="P14" draw:layer="layout" svg:width="23.4cm" svg:height="1.4cm" svg:x="13.4cm" svg:y="10.037cm">
          <text:p text:style-name="P1"><text:span text:style-name="T42">Keyboard</text:span></text:p>
        </draw:rect>
        <draw:rect draw:style-name="gr67" draw:text-style-name="P14" draw:layer="layout" svg:width="19.9cm" svg:height="1.4cm" svg:x="15.7cm" svg:y="19.074cm">
          <text:p text:style-name="P1"><text:span text:style-name="T42">Rank</text:span></text:p>
        </draw:rect>
        <draw:frame draw:style-name="gr68" draw:text-style-name="P21" draw:layer="layout" svg:width="13.9cm" svg:height="1.075cm" svg:x="15.3cm" svg:y="13.762cm">
          <draw:text-box>
            <text:p><text:span text:style-name="T47">MIDINoteNumOfFirstMappedDivisionInputNode</text:span></text:p>
          </draw:text-box>
        </draw:frame>
        <draw:frame draw:style-name="gr69" draw:text-style-name="P22" draw:layer="layout" svg:width="11.4cm" svg:height="1.075cm" svg:x="17.8cm" svg:y="12.162cm">
          <draw:text-box>
            <text:p><text:span text:style-name="T47">NumberOfMappedDivisionInputNodes</text:span></text:p>
          </draw:text-box>
        </draw:frame>
        <draw:frame draw:style-name="gr70" draw:text-style-name="P22" draw:layer="layout" svg:width="13.5cm" svg:height="0.963cm" svg:x="17.8cm" svg:y="15.637cm">
          <draw:text-box>
            <text:p><text:span text:style-name="T48">MIDINoteNumIncrementFromDivisionToRank</text:span></text:p>
          </draw:text-box>
        </draw:frame>
        <draw:line draw:style-name="gr71" draw:text-style-name="P1" draw:layer="layout" svg:x1="15.4cm" svg:y1="16.137cm" svg:x2="17.3cm" svg:y2="16.137cm">
          <text:p/>
        </draw:line>
        <draw:line draw:style-name="gr72" draw:text-style-name="P1" draw:layer="layout" svg:x1="17.3cm" svg:y1="15.837cm" svg:x2="17.3cm" svg:y2="19.074cm">
          <text:p/>
        </draw:line>
        <draw:rect draw:style-name="gr67" draw:text-style-name="P14" draw:layer="layout" svg:width="23.4cm" svg:height="1.4cm" svg:x="13.4cm" svg:y="32.037cm">
          <text:p text:style-name="P1"><text:span text:style-name="T42">Manual</text:span></text:p>
        </draw:rect>
        <draw:rect draw:style-name="gr67" draw:text-style-name="P14" draw:layer="layout" svg:width="20.8cm" svg:height="1.4cm" svg:x="16cm" svg:y="42.037cm">
          <text:p text:style-name="P1"><text:span text:style-name="T42">Rank</text:span></text:p>
        </draw:rect>
        <draw:frame draw:style-name="gr73" draw:text-style-name="P23" draw:layer="layout" svg:width="3.572cm" svg:height="3.811cm" svg:x="37.728cm" svg:y="32.426cm">
          <draw:text-box>
            <text:p><text:span text:style-name="T49">Manual</text:span></text:p>
            <text:p><text:span text:style-name="T49"><text:s text:c="3"/></text:span><text:span text:style-name="T49">^</text:span></text:p>
            <text:p><text:span text:style-name="T50">Stop</text:span></text:p>
            <text:p><text:span text:style-name="T49"><text:s text:c="3"/></text:span><text:span text:style-name="T49">^</text:span></text:p>
            <text:p><text:span text:style-name="T51">Rank</text:span></text:p>
          </draw:text-box>
        </draw:frame>
        <draw:frame draw:style-name="gr74" draw:text-style-name="P24" draw:layer="layout" svg:width="12.3cm" svg:height="1.675cm" svg:x="13.8cm" svg:y="28.374cm">
          <draw:text-box>
            <text:p><text:span text:style-name="T52">FirstAccessibleKeyLogicalKeyNumber</text:span></text:p>
            <text:p><text:span text:style-name="T52">FirstAccessibleKeyMIDINoteNumber</text:span></text:p>
          </draw:text-box>
        </draw:frame>
        <draw:frame draw:style-name="gr75" draw:text-style-name="P25" draw:layer="layout" svg:width="8.129cm" svg:height="0.963cm" svg:x="20.771cm" svg:y="34.374cm">
          <draw:text-box>
            <text:p><text:span text:style-name="T53">NumberOfAccessiblePipes</text:span></text:p>
          </draw:text-box>
        </draw:frame>
        <draw:frame draw:style-name="gr76" draw:text-style-name="P26" draw:layer="layout" svg:width="11.136cm" svg:height="0.963cm" svg:x="21.94cm" svg:y="40.174cm">
          <draw:text-box>
            <text:p><text:span text:style-name="T47">Rank999PipeCount </text:span><text:span text:style-name="T54">(if NumberOfRanks&gt;0)</text:span></text:p>
          </draw:text-box>
        </draw:frame>
        <draw:frame draw:style-name="gr77" draw:text-style-name="P26" draw:layer="layout" svg:width="15.78cm" svg:height="0.963cm" svg:x="18.7cm" svg:y="37.937cm">
          <draw:text-box>
            <text:p><text:span text:style-name="T47">Rank999FirstAccessibleKeyNumber </text:span><text:span text:style-name="T54">(if NumberOfRanks&gt;0)</text:span></text:p>
          </draw:text-box>
        </draw:frame>
        <draw:line draw:style-name="gr71" draw:text-style-name="P1" draw:layer="layout" svg:x1="17.513cm" svg:y1="37.763cm" svg:x2="17.451cm" svg:y2="42.037cm">
          <text:p/>
        </draw:line>
        <draw:line draw:style-name="gr71" draw:text-style-name="P1" draw:layer="layout" svg:x1="16.2cm" svg:y1="35.4cm" svg:x2="16.2cm" svg:y2="33.437cm">
          <text:p/>
        </draw:line>
        <draw:line draw:style-name="gr71" draw:text-style-name="P1" draw:layer="layout" svg:x1="14.3cm" svg:y1="29.9cm" svg:x2="14.3cm" svg:y2="32.037cm">
          <text:p/>
        </draw:line>
        <draw:frame draw:style-name="gr78" draw:text-style-name="P20" draw:layer="layout" svg:width="2.092cm" svg:height="0.983cm" svg:x="4.508cm" svg:y="12.554cm">
          <draw:text-box>
            <text:p><text:span text:style-name="T45">HW</text:span></text:p>
          </draw:text-box>
        </draw:frame>
        <draw:line draw:style-name="gr79" draw:text-style-name="P1" draw:layer="layout" svg:x1="15.4cm" svg:y1="12.137cm" svg:x2="31.5cm" svg:y2="12.137cm">
          <text:p/>
        </draw:line>
        <draw:line draw:style-name="gr72" draw:text-style-name="P1" draw:layer="layout" svg:x1="31.5cm" svg:y1="12.637cm" svg:x2="31.5cm" svg:y2="11.437cm">
          <text:p/>
        </draw:line>
        <draw:line draw:style-name="gr79" draw:text-style-name="P1" draw:layer="layout" svg:x1="17.3cm" svg:y1="18.437cm" svg:x2="33.4cm" svg:y2="18.437cm">
          <text:p/>
        </draw:line>
        <draw:line draw:style-name="gr72" draw:text-style-name="P1" draw:layer="layout" svg:x1="33.4cm" svg:y1="19.074cm" svg:x2="33.4cm" svg:y2="18.037cm">
          <text:p/>
        </draw:line>
        <draw:frame draw:style-name="gr80" draw:text-style-name="P27" draw:layer="layout" svg:width="11.2cm" svg:height="0.963cm" svg:x="19.7cm" svg:y="17.437cm">
          <draw:text-box>
            <text:p><text:span text:style-name="T55">NumberOfMappedDivisionInputNodes</text:span></text:p>
          </draw:text-box>
        </draw:frame>
        <draw:frame draw:style-name="gr78" draw:text-style-name="P20" draw:layer="layout" svg:width="2.092cm" svg:height="0.983cm" svg:x="4.508cm" svg:y="32.437cm">
          <draw:text-box>
            <text:p><text:span text:style-name="T45">GO</text:span></text:p>
          </draw:text-box>
        </draw:frame>
        <draw:frame draw:style-name="gr81" draw:text-style-name="P28" draw:layer="layout" svg:width="6.382cm" svg:height="11.643cm" svg:x="43.9cm" svg:y="7.474cm">
          <draw:text-box>
            <text:p><text:span text:style-name="T56">Division</text:span></text:p>
            <text:p><text:span text:style-name="T57"><text:s text:c="3"/></text:span><text:span text:style-name="T56">^</text:span></text:p>
            <text:p><text:span text:style-name="T56">Stop</text:span></text:p>
            <text:p><text:span text:style-name="T57"><text:s text:c="3"/></text:span><text:span text:style-name="T56">^</text:span></text:p>
            <text:p><text:span text:style-name="T50">StopRank</text:span></text:p>
            <text:p><text:span text:style-name="T57"><text:s text:c="3"/></text:span><text:span text:style-name="T56">|</text:span></text:p>
            <text:p><text:span text:style-name="T56">Rank</text:span></text:p>
            <text:p><text:span text:style-name="T57"><text:s text:c="3"/></text:span><text:span text:style-name="T56">^</text:span></text:p>
            <text:p><text:span text:style-name="T51">Pipe</text:span></text:p>
            <text:p><text:span text:style-name="T57"><text:s text:c="3"/></text:span><text:span text:style-name="T56">^</text:span></text:p>
            <text:p><text:span text:style-name="T56">Pipe_Layer</text:span></text:p>
            <text:p><text:span text:style-name="T57"><text:s text:c="3"/></text:span><text:span text:style-name="T56">^</text:span></text:p>
            <text:p><text:span text:style-name="T56">Pipe_Attack/Release</text:span></text:p>
            <text:p><text:span text:style-name="T57"><text:s text:c="3"/></text:span><text:span text:style-name="T56">|</text:span></text:p>
            <text:p><text:span text:style-name="T56">Sample</text:span></text:p>
            <text:p><text:span text:style-name="T58"/></text:p>
          </draw:text-box>
        </draw:frame>
        <draw:frame draw:style-name="gr82" draw:text-style-name="P29" draw:layer="layout" svg:width="7.7cm" svg:height="0.963cm" svg:x="21.8cm" svg:y="8.174cm">
          <draw:text-box>
            <text:p><text:span text:style-name="T52">InpGen_NumberOfInputs</text:span></text:p>
          </draw:text-box>
        </draw:frame>
        <draw:line draw:style-name="gr79" draw:text-style-name="P1" draw:layer="layout" svg:x1="13.4cm" svg:y1="9.237cm" svg:x2="36.8cm" svg:y2="9.237cm">
          <text:p/>
        </draw:line>
        <draw:line draw:style-name="gr71" draw:text-style-name="P1" draw:layer="layout" svg:x1="13.4cm" svg:y1="8.037cm" svg:x2="13.4cm" svg:y2="10.037cm">
          <text:p/>
        </draw:line>
        <draw:frame draw:style-name="gr83" draw:text-style-name="P29" draw:layer="layout" svg:width="11.183cm" svg:height="0.963cm" svg:x="12.6cm" svg:y="6.837cm">
          <draw:text-box>
            <text:p><text:span text:style-name="T52">InpGen_MIDINoteNumberOfFirstInput</text:span></text:p>
          </draw:text-box>
        </draw:frame>
        <draw:frame draw:style-name="gr84" draw:text-style-name="P30" draw:layer="layout" svg:width="9.1cm" svg:height="0.963cm" svg:x="12cm" svg:y="22.074cm">
          <draw:text-box>
            <text:p><text:span text:style-name="T59">NormalMIDINoteNumber</text:span><text:span text:style-name="T55"> (first)</text:span></text:p>
          </draw:text-box>
        </draw:frame>
        <draw:line draw:style-name="gr71" draw:text-style-name="P1" draw:layer="layout" svg:x1="15.7cm" svg:y1="22.037cm" svg:x2="15.7cm" svg:y2="20.474cm">
          <text:p/>
        </draw:line>
        <draw:frame draw:style-name="gr85" draw:text-style-name="P28" draw:layer="layout" svg:width="4.4cm" svg:height="4.263cm" svg:x="38.8cm" svg:y="7.474cm">
          <draw:text-box>
            <text:p><text:span text:style-name="T56">Division</text:span></text:p>
            <text:p><text:span text:style-name="T57"><text:s text:c="3"/></text:span><text:span text:style-name="T57">|</text:span></text:p>
            <text:p><text:span text:style-name="T57">Keyboard</text:span></text:p>
            <text:p><text:span text:style-name="T57"><text:s text:c="3"/></text:span><text:span text:style-name="T56">^</text:span></text:p>
            <text:p><text:span text:style-name="T60">KeyboardKey</text:span></text:p>
          </draw:text-box>
        </draw:frame>
        <draw:frame draw:style-name="gr86" draw:text-style-name="P31" draw:layer="layout" svg:width="9.095cm" svg:height="0.963cm" svg:x="12.604cm" svg:y="5.674cm">
          <draw:text-box>
            <text:p><text:span text:style-name="T61">NormalMIDINoteNumber</text:span><text:span text:style-name="T55"> (min)</text:span></text:p>
          </draw:text-box>
        </draw:frame>
        <draw:frame draw:style-name="gr87" draw:text-style-name="P31" draw:layer="layout" svg:width="9.269cm" svg:height="0.963cm" svg:x="31.004cm" svg:y="5.774cm">
          <draw:text-box>
            <text:p><text:span text:style-name="T61">NormalMIDINoteNumber </text:span><text:span text:style-name="T55">(max)</text:span></text:p>
          </draw:text-box>
        </draw:frame>
        <draw:line draw:style-name="gr71" draw:text-style-name="P1" draw:layer="layout" svg:x1="36.8cm" svg:y1="6.737cm" svg:x2="36.8cm" svg:y2="10.037cm">
          <text:p/>
        </draw:line>
        <draw:line draw:style-name="gr79" draw:text-style-name="P1" draw:layer="layout" svg:x1="13.5cm" svg:y1="27.2cm" svg:x2="36.8cm" svg:y2="27.2cm">
          <text:p/>
        </draw:line>
        <draw:frame draw:style-name="gr88" draw:text-style-name="P24" draw:layer="layout" svg:width="7.3cm" svg:height="0.963cm" svg:x="21cm" svg:y="26.237cm">
          <draw:text-box>
            <text:p><text:span text:style-name="T57">NumberOfLogicalKeys</text:span></text:p>
          </draw:text-box>
        </draw:frame>
        <draw:line draw:style-name="gr72" draw:text-style-name="P1" draw:layer="layout" svg:x1="36.8cm" svg:y1="27.137cm" svg:x2="36.8cm" svg:y2="32.037cm">
          <text:p/>
        </draw:line>
        <draw:line draw:style-name="gr79" draw:text-style-name="P1" draw:layer="layout" svg:x1="14.3cm" svg:y1="31.237cm" svg:x2="35.3cm" svg:y2="31.237cm">
          <text:p/>
        </draw:line>
        <draw:frame draw:style-name="gr89" draw:text-style-name="P24" draw:layer="layout" svg:width="7.855cm" svg:height="0.963cm" svg:x="21.5cm" svg:y="30.237cm">
          <draw:text-box>
            <text:p><text:span text:style-name="T57">NumberOfAccessibleKeys</text:span></text:p>
          </draw:text-box>
        </draw:frame>
        <draw:line draw:style-name="gr72" draw:text-style-name="P1" draw:layer="layout" svg:x1="35.3cm" svg:y1="30.237cm" svg:x2="35.3cm" svg:y2="32.037cm">
          <text:p/>
        </draw:line>
        <draw:frame draw:style-name="gr90" draw:text-style-name="P25" draw:layer="layout" svg:width="11.4cm" svg:height="0.963cm" svg:x="15.7cm" svg:y="35.374cm">
          <draw:text-box>
            <text:p><text:span text:style-name="T53">FirstAccessiblePipeLogicalKeyNumber</text:span></text:p>
          </draw:text-box>
        </draw:frame>
        <draw:line draw:style-name="gr79" draw:text-style-name="P1" draw:layer="layout" svg:x1="16.2cm" svg:y1="34.237cm" svg:x2="34.3cm" svg:y2="34.237cm">
          <text:p/>
        </draw:line>
        <draw:line draw:style-name="gr72" draw:text-style-name="P1" draw:layer="layout" svg:x1="34.3cm" svg:y1="33.437cm" svg:x2="34.3cm" svg:y2="34.637cm">
          <text:p/>
        </draw:line>
        <draw:frame draw:style-name="gr91" draw:text-style-name="P24" draw:layer="layout" svg:width="12.936cm" svg:height="0.963cm" svg:x="17.431cm" svg:y="39.074cm">
          <draw:text-box>
            <text:p><text:span text:style-name="T53">Rank999FirstPipeNumber</text:span><text:span text:style-name="T48"> </text:span><text:span text:style-name="T54">(if NumberOfRanks&gt;0)</text:span></text:p>
          </draw:text-box>
        </draw:frame>
        <draw:line draw:style-name="gr79" draw:text-style-name="P1" draw:layer="layout" svg:x1="17.5cm" svg:y1="41.137cm" svg:x2="34.4cm" svg:y2="41.137cm">
          <text:p/>
        </draw:line>
        <draw:line draw:style-name="gr72" draw:text-style-name="P1" draw:layer="layout" svg:x1="34.4cm" svg:y1="40.537cm" svg:x2="34.4cm" svg:y2="42.037cm">
          <text:p/>
        </draw:line>
        <draw:line draw:style-name="gr71" draw:text-style-name="P1" draw:layer="layout" svg:x1="16cm" svg:y1="45.274cm" svg:x2="16cm" svg:y2="43.5cm">
          <text:p/>
        </draw:line>
        <draw:frame draw:style-name="gr92" draw:text-style-name="P26" draw:layer="layout" svg:width="6.488cm" svg:height="0.963cm" svg:x="15.5cm" svg:y="45.374cm">
          <draw:text-box>
            <text:p><text:span text:style-name="T51">FirstMidiNoteNumber</text:span></text:p>
          </draw:text-box>
        </draw:frame>
        <draw:line draw:style-name="gr72" draw:text-style-name="P1" draw:layer="layout" svg:x1="36.8cm" svg:y1="43.437cm" svg:x2="36.8cm" svg:y2="44.937cm">
          <text:p/>
        </draw:line>
        <draw:line draw:style-name="gr79" draw:text-style-name="P1" draw:layer="layout" svg:x1="16cm" svg:y1="44.337cm" svg:x2="36.8cm" svg:y2="44.337cm">
          <text:p/>
        </draw:line>
        <draw:frame draw:style-name="gr93" draw:text-style-name="P26" draw:layer="layout" svg:width="7.013cm" svg:height="0.963cm" svg:x="22.9cm" svg:y="44.474cm">
          <draw:text-box>
            <text:p><text:span text:style-name="T51">NumberOfLogicalPipes</text:span></text:p>
          </draw:text-box>
        </draw:frame>
        <draw:line draw:style-name="gr71" draw:text-style-name="P1" draw:layer="layout" svg:x1="16.2cm" svg:y1="38.437cm" svg:x2="17.513cm" svg:y2="38.437cm">
          <text:p/>
        </draw:line>
        <draw:line draw:style-name="gr72" draw:text-style-name="P1" draw:layer="layout" svg:x1="18.8cm" svg:y1="38.437cm" svg:x2="17.5cm" svg:y2="38.437cm">
          <text:p/>
        </draw:line>
        <draw:line draw:style-name="gr72" draw:text-style-name="P1" draw:layer="layout" svg:x1="17.9cm" svg:y1="16.137cm" svg:x2="17.3cm" svg:y2="16.137cm">
          <text:p/>
        </draw:line>
        <draw:line draw:style-name="gr71" draw:text-style-name="P1" draw:layer="layout" svg:x1="15.4cm" svg:y1="16.137cm" svg:x2="15.4cm" svg:y2="11.437cm">
          <text:p/>
        </draw:line>
        <draw:frame draw:style-name="gr87" draw:text-style-name="P30" draw:layer="layout" svg:width="9.269cm" svg:height="0.963cm" svg:x="31.9cm" svg:y="22.074cm">
          <draw:text-box>
            <text:p><text:span text:style-name="T59">NormalMIDINoteNumber</text:span><text:span text:style-name="T55"> (last)</text:span></text:p>
          </draw:text-box>
        </draw:frame>
        <draw:line draw:style-name="gr71" draw:text-style-name="P1" draw:layer="layout" svg:x1="35.6cm" svg:y1="22.037cm" svg:x2="35.6cm" svg:y2="20.474cm">
          <text:p/>
        </draw:line>
        <draw:line draw:style-name="gr94" draw:text-style-name="P1" draw:layer="layout" svg:x1="51.7cm" svg:y1="24.337cm" svg:x2="4.2cm" svg:y2="24.337cm">
          <text:p/>
        </draw:line>
        <draw:frame draw:style-name="gr95" draw:text-style-name="P32" draw:layer="layout" svg:width="14cm" svg:height="1.863cm" svg:x="41.8cm" svg:y="4.437cm">
          <draw:text-box>
            <text:p><text:span text:style-name="T62">| <text:s/>means link one to one</text:span></text:p>
            <text:p><text:span text:style-name="T62">^ means link one to several (from up to dow)</text:span></text:p>
          </draw:text-box>
        </draw:frame>
        <draw:frame draw:style-name="gr96" draw:text-style-name="P27" draw:layer="layout" svg:width="18.393cm" svg:height="0.963cm" svg:x="42.3cm" svg:y="46.274cm">
          <draw:text-box>
            <text:p><text:span text:style-name="T42">GO </text:span><text:span text:style-name="T51">FirstMidiNoteNumber</text:span><text:span text:style-name="T42"> = HW </text:span><text:span text:style-name="T51">NormalMIDINoteNumber</text:span><text:span text:style-name="T42"> (min) </text:span></text:p>
          </draw:text-box>
        </draw:frame>
        <draw:frame draw:style-name="gr97" draw:text-style-name="P27" draw:layer="layout" svg:width="21.898cm" svg:height="0.963cm" svg:x="42.3cm" svg:y="47.337cm">
          <draw:text-box>
            <text:p><text:span text:style-name="T56">GO </text:span><text:span text:style-name="T51">NumberOfLogicalPipes</text:span><text:span text:style-name="T56"> = HW </text:span><text:span text:style-name="T51">NormalMIDINoteNumber</text:span><text:span text:style-name="T56"> (max – min + 1) </text:span></text:p>
          </draw:text-box>
        </draw:frame>
        <draw:frame draw:style-name="gr98" draw:text-style-name="P27" draw:layer="layout" svg:width="19.784cm" svg:height="1.175cm" svg:x="42.4cm" svg:y="34.662cm">
          <draw:text-box>
            <text:p><text:span text:style-name="T56">GO </text:span><text:span text:style-name="T47">Rank999PipeCount</text:span><text:span text:style-name="T56"> = HW </text:span><text:span text:style-name="T47">NumberOfMappedDivisionInputNodes</text:span></text:p>
          </draw:text-box>
        </draw:frame>
        <draw:frame draw:style-name="gr99" draw:text-style-name="P27" draw:layer="layout" svg:width="21.8cm" svg:height="3.099cm" svg:x="42.4cm" svg:y="27.875cm">
          <draw:text-box>
            <text:p><text:span text:style-name="T56">GO </text:span><text:span text:style-name="T53">Rank999FirstPipeNumber</text:span><text:span text:style-name="T56"> = </text:span></text:p>
            <text:p><text:span text:style-name="T56"><text:s text:c="3"/></text:span><text:span text:style-name="T56">HW </text:span><text:span text:style-name="T47">MIDINoteNumOfFirstMappedDivisionInputNode</text:span></text:p>
            <text:p><text:span text:style-name="T55"><text:s text:c="3"/></text:span><text:span text:style-name="T55">+ HW </text:span><text:span text:style-name="T48">MIDINoteNumIncrementFromDivisionToRank</text:span><text:span text:style-name="T63"> </text:span></text:p>
            <text:p><text:span text:style-name="T63"><text:s text:c="3"/></text:span><text:span text:style-name="T63">- HW </text:span><text:span text:style-name="T64">NormalMIDINoteNumber</text:span><text:span text:style-name="T63"> (first) + 1 </text:span></text:p>
          </draw:text-box>
        </draw:frame>
        <draw:frame draw:style-name="gr100" draw:text-style-name="P27" draw:layer="layout" svg:width="19.784cm" svg:height="5.235cm" svg:x="51.1cm" svg:y="17.237cm">
          <draw:text-box>
            <text:p><text:span text:style-name="T56">If HW </text:span><text:span text:style-name="T47">NumberOfMappedDivisionInputNodes</text:span><text:span text:style-name="T55"> not defined</text:span></text:p>
            <text:p><text:span text:style-name="T55"><text:s text:c="3"/></text:span><text:span text:style-name="T55">= HW </text:span><text:span text:style-name="T59">NormalMIDINoteNumber</text:span><text:span text:style-name="T55"> (last – first + 1)</text:span></text:p>
            <text:p><text:span text:style-name="T55">HW </text:span><text:span text:style-name="T47">NumberOfMappedDivisionInputNodes</text:span><text:span text:style-name="T55"> = </text:span></text:p>
            <text:p><text:span text:style-name="T55"><text:s text:c="3"/></text:span><text:span text:style-name="T55">min(HW </text:span><text:span text:style-name="T47">NumberOfMappedDivisionInputNodes,</text:span></text:p>
            <text:p><text:span text:style-name="T55"><text:s text:c="10"/></text:span><text:span text:style-name="T55">HW </text:span><text:span text:style-name="T59">NormalMIDINoteNumber</text:span><text:span text:style-name="T55"> (last)</text:span></text:p>
            <text:p><text:span text:style-name="T55"><text:s text:c="10"/></text:span><text:span text:style-name="T55">- (HW</text:span><text:span text:style-name="T47"> MIDINoteNumOfFirstMappedDivisionInputNode</text:span></text:p>
            <text:p><text:span text:style-name="T47"><text:s text:c="12"/></text:span><text:span text:style-name="T55"><text:s text:c="2"/></text:span><text:span text:style-name="T55">+ </text:span><text:span text:style-name="T63">HW </text:span><text:span text:style-name="T48">MIDINoteNumIncrementFromDivisionToRank</text:span><text:span text:style-name="T55">) + 1</text:span></text:p>
          </draw:text-box>
        </draw:frame>
        <draw:frame draw:style-name="gr101" draw:text-style-name="P21" draw:layer="layout" svg:width="27.345cm" svg:height="4.523cm" svg:x="51.1cm" svg:y="12.362cm">
          <draw:text-box>
            <text:p><text:span text:style-name="T55">If HW</text:span><text:span text:style-name="T47"> MIDINoteNumOfFirstMappedDivisionInputNode </text:span><text:span text:style-name="T55">not defined</text:span></text:p>
            <text:p><text:span text:style-name="T55"><text:s text:c="3"/></text:span><text:span text:style-name="T55">= HW </text:span><text:span text:style-name="T59">NormalMIDINoteNumber</text:span><text:span text:style-name="T55"> (first)</text:span></text:p>
            <text:p><text:span text:style-name="T55">HW</text:span><text:span text:style-name="T47"> MIDINoteNumOfFirstMappedDivisionInputNode</text:span><text:span text:style-name="T55"> =</text:span></text:p>
            <text:p><text:span text:style-name="T55"><text:s text:c="3"/></text:span><text:span text:style-name="T55">max (HW </text:span><text:span text:style-name="T47">MIDINoteNumOfFirstMappedDivisionInputNode,</text:span></text:p>
            <text:p><text:span text:style-name="T55"><text:s text:c="12"/></text:span><text:span text:style-name="T63">HW </text:span><text:span text:style-name="T64">NormalMIDINoteNumber</text:span><text:span text:style-name="T63"> (first) -</text:span><text:span text:style-name="T55"> </text:span><text:span text:style-name="T63">HW </text:span><text:span text:style-name="T48">MIDINoteNumIncrementFromDivisionToRank</text:span><text:span text:style-name="T63"> )</text:span></text:p>
            <text:p><text:span text:style-name="T42"/></text:p>
          </draw:text-box>
        </draw:frame>
        <draw:frame draw:style-name="gr102" draw:text-style-name="P22" draw:layer="layout" svg:width="18.265cm" svg:height="1.675cm" svg:x="51.137cm" svg:y="9.937cm">
          <draw:text-box>
            <text:p><text:span text:style-name="T63">If HW </text:span><text:span text:style-name="T48">MIDINoteNumIncrementFromDivisionToRank</text:span><text:span text:style-name="T63"> not defined</text:span></text:p>
            <text:p><text:span text:style-name="T63"><text:s text:c="3"/></text:span><text:span text:style-name="T63">= 0</text:span></text:p>
          </draw:text-box>
        </draw:frame>
        <draw:frame draw:style-name="gr103" draw:text-style-name="P27" draw:layer="layout" svg:width="23.4cm" svg:height="2.387cm" svg:x="42.4cm" svg:y="36.95cm">
          <draw:text-box>
            <text:p><text:span text:style-name="T56">GO </text:span><text:span text:style-name="T53">FirstAccessiblePipeLogicalKeyNumber</text:span><text:span text:style-name="T56"> = </text:span></text:p>
            <text:p><text:span text:style-name="T56"><text:s text:c="3"/></text:span><text:span text:style-name="T56">min(GO </text:span><text:span text:style-name="T48">Rank999FirstAccessibleKeyNumber </text:span><text:span text:style-name="T63">(absolute value)</text:span><text:span text:style-name="T65">) of all Rank999s</text:span></text:p>
          </draw:text-box>
        </draw:frame>
        <draw:frame draw:style-name="gr104" draw:text-style-name="P27" draw:layer="layout" svg:width="23.4cm" svg:height="3.099cm" svg:x="42.4cm" svg:y="39.337cm">
          <draw:text-box>
            <text:p><text:span text:style-name="T56">GO </text:span><text:span text:style-name="T53">NumberOfAccessiblePipes</text:span><text:span text:style-name="T56"> = </text:span></text:p>
            <text:p><text:span text:style-name="T56"><text:s text:c="3"/></text:span><text:span text:style-name="T56">max(GO </text:span><text:span text:style-name="T48">Rank999FirstAccessibleKeyNumber </text:span><text:span text:style-name="T63">(absolute value) </text:span></text:p>
            <text:p><text:span text:style-name="T63"><text:s text:c="3"/></text:span><text:span text:style-name="T63">+ GO </text:span><text:span text:style-name="T48">Rank999PipeCount</text:span><text:span text:style-name="T65">) of all Rank999s</text:span></text:p>
            <text:p><text:span text:style-name="T65"><text:s text:c="3"/></text:span><text:span text:style-name="T65">- GO </text:span><text:span text:style-name="T53">FirstAccessiblePipeLogicalKeyNumber + 1</text:span></text:p>
          </draw:text-box>
        </draw:frame>
        <draw:frame draw:style-name="gr105" draw:text-style-name="P27" draw:layer="layout" svg:width="24.268cm" svg:height="2.387cm" svg:x="42.4cm" svg:y="31.437cm">
          <draw:text-box>
            <text:p><text:span text:style-name="T56">GO </text:span><text:span text:style-name="T48">Rank999FirstAccessibleKeyNumber </text:span><text:span text:style-name="T63">(absolute value)</text:span><text:span text:style-name="T56"> = </text:span></text:p>
            <text:p><text:span text:style-name="T56"><text:s text:c="3"/></text:span><text:span text:style-name="T56">HW </text:span><text:span text:style-name="T47">MIDINoteNumOfFirstMappedDivisionInputNode</text:span></text:p>
            <text:p><text:span text:style-name="T55"><text:s text:c="3"/></text:span><text:span text:style-name="T55">- GO </text:span><text:span text:style-name="T52">FirstAccessibleKeyMIDINoteNumber + 1</text:span></text:p>
          </draw:text-box>
        </draw:frame>
        <draw:frame draw:style-name="gr105" draw:text-style-name="P27" draw:layer="layout" svg:width="24.268cm" svg:height="2.387cm" svg:x="42.4cm" svg:y="43.137cm">
          <draw:text-box>
            <text:p><text:span text:style-name="T56">GO </text:span><text:span text:style-name="T48">Rank999FirstAccessibleKeyNumber </text:span><text:span text:style-name="T63">(offset value)</text:span><text:span text:style-name="T56"> = </text:span></text:p>
            <text:p><text:span text:style-name="T56"><text:s text:c="3"/></text:span><text:span text:style-name="T56">GO </text:span><text:span text:style-name="T48">Rank999FirstAccessibleKeyNumber </text:span><text:span text:style-name="T63">(absolute value)</text:span></text:p>
            <text:p><text:span text:style-name="T55"><text:s text:c="3"/></text:span><text:span text:style-name="T55">- GO </text:span><text:span text:style-name="T53">FirstAccessiblePipeLogicalKeyNumber</text:span></text:p>
          </draw:text-box>
        </draw:frame>
        <draw:frame draw:style-name="gr106" draw:text-style-name="P13" draw:layer="layout" svg:width="11.627cm" svg:height="2.906cm" svg:x="1.708cm" svg:y="1.937cm">
          <draw:text-box>
            <text:p><text:span text:style-name="T41">Stop/Rank conversion</text:span></text:p>
            <text:p><text:span text:style-name="T41">from HW to GO</text:span></text:p>
            <text:p><text:span text:style-name="T41">for compass related attributes</text:span></text:p>
          </draw:text-box>
        </draw:frame>
        <draw:custom-shape draw:style-name="gr51" draw:text-style-name="P1" draw:layer="layout" svg:width="1.6cm" svg:height="4.4cm" svg:x="43.9cm" svg:y="22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2" draw:text-style-name="P1" draw:layer="layout" svg:x1="13.5cm" svg:y1="27.137cm" svg:x2="13.5cm" svg:y2="32.037cm">
          <text:p/>
        </draw:line>
        <draw:frame draw:style-name="gr107" draw:text-style-name="P33" draw:layer="layout" svg:width="18.083cm" svg:height="0.963cm" svg:x="17.023cm" svg:y="36.9cm">
          <draw:text-box>
            <text:p><text:span text:style-name="T66">FirstAccessiblePipeLogicalPipeNumber </text:span><text:span text:style-name="T54">(if NumberOfRanks=0)</text:span></text:p>
          </draw:text-box>
        </draw:frame>
        <draw:line draw:style-name="gr72" draw:text-style-name="P1" draw:layer="layout" svg:x1="16.2cm" svg:y1="38.8cm" svg:x2="16.2cm" svg:y2="36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22:32:49.52</meta:creation-date>
    <dc:date>2024-02-10T01:09:38.99</dc:date>
    <meta:editing-duration>P7DT5H24M24S</meta:editing-duration>
    <meta:editing-cycles>302</meta:editing-cycles>
    <meta:generator>OpenOffice/4.1.15$Win32 OpenOffice.org_project/4115m2$Build-9813</meta:generator>
    <dc:creator>Turpault</dc:creator>
    <meta:document-statistic meta:object-count="508"/>
  </office:meta>
</office:document-meta>
</file>